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svg:width="15.999cm" svg:height="8.999cm" svg:x="12.614cm" svg:y="0.447cm">
            <draw:object draw:notify-on-update-of-ranges="Sheet1.A2:Sheet1.A201 Sheet1.C2:Sheet1.C201 Sheet1.A2:Sheet1.A201 Sheet1.D2:Sheet1.D201 Sheet1.A2:Sheet1.A201 Sheet1.E2:Sheet1.E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1cm" svg:height="8.987cm" svg:x="2.314cm" svg:y="79.837cm">
            <draw:object draw:notify-on-update-of-ranges="Sheet1.A1:Sheet1.A1 Sheet1.A2:Sheet1.A175 Sheet1.B1:Sheet1.B1 Sheet1.B2:Sheet1.B175 Sheet1.A1:Sheet1.A1 Sheet1.A2:Sheet1.A175 Sheet1.E1:Sheet1.E1 Sheet1.E2:Sheet1.E175 Sheet1.A1:Sheet1.A1 Sheet1.A2:Sheet1.A175 Sheet1.C1:Sheet1.C1 Sheet1.C2:Sheet1.C175 Sheet1.A1:Sheet1.A1 Sheet1.A2:Sheet1.A175 Sheet1.D1:Sheet1.D1 Sheet1.D2:Sheet1.D1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istance (mm)</text:p>
          </table:table-cell>
          <table:table-cell office:value-type="string">
            <text:p>Magnetic force <text:s/>(N)</text:p>
          </table:table-cell>
          <table:table-cell office:value-type="string">
            <text:p>CF force (N) @ 80 km / h</text:p>
          </table:table-cell>
          <table:table-cell office:value-type="string">
            <text:p>CF force (N) @ 120 km / h</text:p>
          </table:table-cell>
          <table:table-cell office:value-type="string">
            <text:p>CF force (N) @ 40 km / h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8.0364210537669">
            <text:p>18,0364210538</text:p>
          </table:table-cell>
          <table:table-cell table:formula="of:=1.67/1000*(375-[.A2])/1000*((80/3.6/1.9)^2)" office:value-type="float" office:value="0.0856445402004036">
            <text:p>0,0856445402</text:p>
          </table:table-cell>
          <table:table-cell table:formula="of:=1.67/1000*(375-[.A2])/1000*((120/3.6/1.9)^2)" office:value-type="float" office:value="0.192700215450908">
            <text:p>0,1927002155</text:p>
          </table:table-cell>
          <table:table-cell table:formula="of:=1.67/1000*(375-[.A2])/1000*((40/3.6/1.9)^2)" office:value-type="float" office:value="0.0214111350501009">
            <text:p>0,0214111351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6.4671634610066">
            <text:p>16,467163461</text:p>
          </table:table-cell>
          <table:table-cell table:formula="of:=1.67/1000*(375-[.A3])/1000*((80/3.6/1.9)^2)" office:value-type="float" office:value="0.0856216955644472">
            <text:p>0,0856216956</text:p>
          </table:table-cell>
          <table:table-cell table:formula="of:=1.67/1000*(375-[.A3])/1000*((120/3.6/1.9)^2)" office:value-type="float" office:value="0.192648815020006">
            <text:p>0,192648815</text:p>
          </table:table-cell>
          <table:table-cell table:formula="of:=1.67/1000*(375-[.A3])/1000*((40/3.6/1.9)^2)" office:value-type="float" office:value="0.0214054238911118">
            <text:p>0,0214054239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5.3193739584147">
            <text:p>15,3193739584</text:p>
          </table:table-cell>
          <table:table-cell table:formula="of:=1.67/1000*(375-[.A4])/1000*((80/3.6/1.9)^2)" office:value-type="float" office:value="0.0855988509284908">
            <text:p>0,0855988509</text:p>
          </table:table-cell>
          <table:table-cell table:formula="of:=1.67/1000*(375-[.A4])/1000*((120/3.6/1.9)^2)" office:value-type="float" office:value="0.192597414589104">
            <text:p>0,1925974146</text:p>
          </table:table-cell>
          <table:table-cell table:formula="of:=1.67/1000*(375-[.A4])/1000*((40/3.6/1.9)^2)" office:value-type="float" office:value="0.0213997127321227">
            <text:p>0,0213997127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4.2356277381374">
            <text:p>14,2356277381</text:p>
          </table:table-cell>
          <table:table-cell table:formula="of:=1.67/1000*(375-[.A5])/1000*((80/3.6/1.9)^2)" office:value-type="float" office:value="0.0855760062925345">
            <text:p>0,0855760063</text:p>
          </table:table-cell>
          <table:table-cell table:formula="of:=1.67/1000*(375-[.A5])/1000*((120/3.6/1.9)^2)" office:value-type="float" office:value="0.192546014158203">
            <text:p>0,1925460142</text:p>
          </table:table-cell>
          <table:table-cell table:formula="of:=1.67/1000*(375-[.A5])/1000*((40/3.6/1.9)^2)" office:value-type="float" office:value="0.0213940015731336">
            <text:p>0,021394001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.3292008312678">
            <text:p>13,3292008313</text:p>
          </table:table-cell>
          <table:table-cell table:formula="of:=1.67/1000*(375-[.A6])/1000*((80/3.6/1.9)^2)" office:value-type="float" office:value="0.0855531616565781">
            <text:p>0,0855531617</text:p>
          </table:table-cell>
          <table:table-cell table:formula="of:=1.67/1000*(375-[.A6])/1000*((120/3.6/1.9)^2)" office:value-type="float" office:value="0.192494613727301">
            <text:p>0,1924946137</text:p>
          </table:table-cell>
          <table:table-cell table:formula="of:=1.67/1000*(375-[.A6])/1000*((40/3.6/1.9)^2)" office:value-type="float" office:value="0.0213882904141445">
            <text:p>0,0213882904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2.6607191647974">
            <text:p>12,6607191648</text:p>
          </table:table-cell>
          <table:table-cell table:formula="of:=1.67/1000*(375-[.A7])/1000*((80/3.6/1.9)^2)" office:value-type="float" office:value="0.0855303170206217">
            <text:p>0,085530317</text:p>
          </table:table-cell>
          <table:table-cell table:formula="of:=1.67/1000*(375-[.A7])/1000*((120/3.6/1.9)^2)" office:value-type="float" office:value="0.192443213296399">
            <text:p>0,1924432133</text:p>
          </table:table-cell>
          <table:table-cell table:formula="of:=1.67/1000*(375-[.A7])/1000*((40/3.6/1.9)^2)" office:value-type="float" office:value="0.0213825792551554">
            <text:p>0,0213825793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1.8612526795573">
            <text:p>11,8612526796</text:p>
          </table:table-cell>
          <table:table-cell table:formula="of:=1.67/1000*(375-[.A8])/1000*((80/3.6/1.9)^2)" office:value-type="float" office:value="0.0855074723846654">
            <text:p>0,0855074724</text:p>
          </table:table-cell>
          <table:table-cell table:formula="of:=1.67/1000*(375-[.A8])/1000*((120/3.6/1.9)^2)" office:value-type="float" office:value="0.192391812865497">
            <text:p>0,1923918129</text:p>
          </table:table-cell>
          <table:table-cell table:formula="of:=1.67/1000*(375-[.A8])/1000*((40/3.6/1.9)^2)" office:value-type="float" office:value="0.0213768680961663">
            <text:p>0,0213768681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1.2635494282747">
            <text:p>11,2635494283</text:p>
          </table:table-cell>
          <table:table-cell table:formula="of:=1.67/1000*(375-[.A9])/1000*((80/3.6/1.9)^2)" office:value-type="float" office:value="0.085484627748709">
            <text:p>0,0854846277</text:p>
          </table:table-cell>
          <table:table-cell table:formula="of:=1.67/1000*(375-[.A9])/1000*((120/3.6/1.9)^2)" office:value-type="float" office:value="0.192340412434595">
            <text:p>0,1923404124</text:p>
          </table:table-cell>
          <table:table-cell table:formula="of:=1.67/1000*(375-[.A9])/1000*((40/3.6/1.9)^2)" office:value-type="float" office:value="0.0213711569371773">
            <text:p>0,0213711569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.5428182516789">
            <text:p>10,5428182517</text:p>
          </table:table-cell>
          <table:table-cell table:formula="of:=1.67/1000*(375-[.A10])/1000*((80/3.6/1.9)^2)" office:value-type="float" office:value="0.0854617831127526">
            <text:p>0,0854617831</text:p>
          </table:table-cell>
          <table:table-cell table:formula="of:=1.67/1000*(375-[.A10])/1000*((120/3.6/1.9)^2)" office:value-type="float" office:value="0.192289012003693">
            <text:p>0,192289012</text:p>
          </table:table-cell>
          <table:table-cell table:formula="of:=1.67/1000*(375-[.A10])/1000*((40/3.6/1.9)^2)" office:value-type="float" office:value="0.0213654457781882">
            <text:p>0,02136544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1374835009439">
            <text:p>10,1374835009</text:p>
          </table:table-cell>
          <table:table-cell table:formula="of:=1.67/1000*(375-[.A11])/1000*((80/3.6/1.9)^2)" office:value-type="float" office:value="0.0854389384767963">
            <text:p>0,0854389385</text:p>
          </table:table-cell>
          <table:table-cell table:formula="of:=1.67/1000*(375-[.A11])/1000*((120/3.6/1.9)^2)" office:value-type="float" office:value="0.192237611572792">
            <text:p>0,1922376116</text:p>
          </table:table-cell>
          <table:table-cell table:formula="of:=1.67/1000*(375-[.A11])/1000*((40/3.6/1.9)^2)" office:value-type="float" office:value="0.0213597346191991">
            <text:p>0,0213597346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9.51877655945043">
            <text:p>9,5187765595</text:p>
          </table:table-cell>
          <table:table-cell table:formula="of:=1.67/1000*(375-[.A12])/1000*((80/3.6/1.9)^2)" office:value-type="float" office:value="0.0854160938408399">
            <text:p>0,0854160938</text:p>
          </table:table-cell>
          <table:table-cell table:formula="of:=1.67/1000*(375-[.A12])/1000*((120/3.6/1.9)^2)" office:value-type="float" office:value="0.19218621114189">
            <text:p>0,1921862111</text:p>
          </table:table-cell>
          <table:table-cell table:formula="of:=1.67/1000*(375-[.A12])/1000*((40/3.6/1.9)^2)" office:value-type="float" office:value="0.02135402346021">
            <text:p>0,0213540235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9.17906177941164">
            <text:p>9,1790617794</text:p>
          </table:table-cell>
          <table:table-cell table:formula="of:=1.67/1000*(375-[.A13])/1000*((80/3.6/1.9)^2)" office:value-type="float" office:value="0.0853932492048836">
            <text:p>0,0853932492</text:p>
          </table:table-cell>
          <table:table-cell table:formula="of:=1.67/1000*(375-[.A13])/1000*((120/3.6/1.9)^2)" office:value-type="float" office:value="0.192134810710988">
            <text:p>0,1921348107</text:p>
          </table:table-cell>
          <table:table-cell table:formula="of:=1.67/1000*(375-[.A13])/1000*((40/3.6/1.9)^2)" office:value-type="float" office:value="0.0213483123012209">
            <text:p>0,0213483123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8.81896538297868">
            <text:p>8,818965383</text:p>
          </table:table-cell>
          <table:table-cell table:formula="of:=1.67/1000*(375-[.A14])/1000*((80/3.6/1.9)^2)" office:value-type="float" office:value="0.0853704045689272">
            <text:p>0,0853704046</text:p>
          </table:table-cell>
          <table:table-cell table:formula="of:=1.67/1000*(375-[.A14])/1000*((120/3.6/1.9)^2)" office:value-type="float" office:value="0.192083410280086">
            <text:p>0,1920834103</text:p>
          </table:table-cell>
          <table:table-cell table:formula="of:=1.67/1000*(375-[.A14])/1000*((40/3.6/1.9)^2)" office:value-type="float" office:value="0.0213426011422318">
            <text:p>0,0213426011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8.40208097592322">
            <text:p>8,4020809759</text:p>
          </table:table-cell>
          <table:table-cell table:formula="of:=1.67/1000*(375-[.A15])/1000*((80/3.6/1.9)^2)" office:value-type="float" office:value="0.0853475599329708">
            <text:p>0,0853475599</text:p>
          </table:table-cell>
          <table:table-cell table:formula="of:=1.67/1000*(375-[.A15])/1000*((120/3.6/1.9)^2)" office:value-type="float" office:value="0.192032009849184">
            <text:p>0,1920320098</text:p>
          </table:table-cell>
          <table:table-cell table:formula="of:=1.67/1000*(375-[.A15])/1000*((40/3.6/1.9)^2)" office:value-type="float" office:value="0.0213368899832427">
            <text:p>0,02133689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8.05415502335001">
            <text:p>8,0541550234</text:p>
          </table:table-cell>
          <table:table-cell table:formula="of:=1.67/1000*(375-[.A16])/1000*((80/3.6/1.9)^2)" office:value-type="float" office:value="0.0853247152970145">
            <text:p>0,0853247153</text:p>
          </table:table-cell>
          <table:table-cell table:formula="of:=1.67/1000*(375-[.A16])/1000*((120/3.6/1.9)^2)" office:value-type="float" office:value="0.191980609418283">
            <text:p>0,1919806094</text:p>
          </table:table-cell>
          <table:table-cell table:formula="of:=1.67/1000*(375-[.A16])/1000*((40/3.6/1.9)^2)" office:value-type="float" office:value="0.0213311788242536">
            <text:p>0,0213311788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7.64229380266638">
            <text:p>7,6422938027</text:p>
          </table:table-cell>
          <table:table-cell table:formula="of:=1.67/1000*(375-[.A17])/1000*((80/3.6/1.9)^2)" office:value-type="float" office:value="0.0853018706610581">
            <text:p>0,0853018707</text:p>
          </table:table-cell>
          <table:table-cell table:formula="of:=1.67/1000*(375-[.A17])/1000*((120/3.6/1.9)^2)" office:value-type="float" office:value="0.191929208987381">
            <text:p>0,191929209</text:p>
          </table:table-cell>
          <table:table-cell table:formula="of:=1.67/1000*(375-[.A17])/1000*((40/3.6/1.9)^2)" office:value-type="float" office:value="0.0213254676652645">
            <text:p>0,0213254677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7.37804902947577">
            <text:p>7,3780490295</text:p>
          </table:table-cell>
          <table:table-cell table:formula="of:=1.67/1000*(375-[.A18])/1000*((80/3.6/1.9)^2)" office:value-type="float" office:value="0.0852790260251017">
            <text:p>0,085279026</text:p>
          </table:table-cell>
          <table:table-cell table:formula="of:=1.67/1000*(375-[.A18])/1000*((120/3.6/1.9)^2)" office:value-type="float" office:value="0.191877808556479">
            <text:p>0,1918778086</text:p>
          </table:table-cell>
          <table:table-cell table:formula="of:=1.67/1000*(375-[.A18])/1000*((40/3.6/1.9)^2)" office:value-type="float" office:value="0.0213197565062754">
            <text:p>0,0213197565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7.07569209310833">
            <text:p>7,0756920931</text:p>
          </table:table-cell>
          <table:table-cell table:formula="of:=1.67/1000*(375-[.A19])/1000*((80/3.6/1.9)^2)" office:value-type="float" office:value="0.0852561813891454">
            <text:p>0,0852561814</text:p>
          </table:table-cell>
          <table:table-cell table:formula="of:=1.67/1000*(375-[.A19])/1000*((120/3.6/1.9)^2)" office:value-type="float" office:value="0.191826408125577">
            <text:p>0,1918264081</text:p>
          </table:table-cell>
          <table:table-cell table:formula="of:=1.67/1000*(375-[.A19])/1000*((40/3.6/1.9)^2)" office:value-type="float" office:value="0.0213140453472863">
            <text:p>0,0213140453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6.7922642783502">
            <text:p>6,7922642784</text:p>
          </table:table-cell>
          <table:table-cell table:formula="of:=1.67/1000*(375-[.A20])/1000*((80/3.6/1.9)^2)" office:value-type="float" office:value="0.085233336753189">
            <text:p>0,0852333368</text:p>
          </table:table-cell>
          <table:table-cell table:formula="of:=1.67/1000*(375-[.A20])/1000*((120/3.6/1.9)^2)" office:value-type="float" office:value="0.191775007694675">
            <text:p>0,1917750077</text:p>
          </table:table-cell>
          <table:table-cell table:formula="of:=1.67/1000*(375-[.A20])/1000*((40/3.6/1.9)^2)" office:value-type="float" office:value="0.0213083341882973">
            <text:p>0,02130833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52995255667304">
            <text:p>6,5299525567</text:p>
          </table:table-cell>
          <table:table-cell table:formula="of:=1.67/1000*(375-[.A21])/1000*((80/3.6/1.9)^2)" office:value-type="float" office:value="0.0852104921172326">
            <text:p>0,0852104921</text:p>
          </table:table-cell>
          <table:table-cell table:formula="of:=1.67/1000*(375-[.A21])/1000*((120/3.6/1.9)^2)" office:value-type="float" office:value="0.191723607263774">
            <text:p>0,1917236073</text:p>
          </table:table-cell>
          <table:table-cell table:formula="of:=1.67/1000*(375-[.A21])/1000*((40/3.6/1.9)^2)" office:value-type="float" office:value="0.0213026230293082">
            <text:p>0,021302623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6.27833678874649">
            <text:p>6,2783367887</text:p>
          </table:table-cell>
          <table:table-cell table:formula="of:=1.67/1000*(375-[.A22])/1000*((80/3.6/1.9)^2)" office:value-type="float" office:value="0.0851876474812763">
            <text:p>0,0851876475</text:p>
          </table:table-cell>
          <table:table-cell table:formula="of:=1.67/1000*(375-[.A22])/1000*((120/3.6/1.9)^2)" office:value-type="float" office:value="0.191672206832872">
            <text:p>0,1916722068</text:p>
          </table:table-cell>
          <table:table-cell table:formula="of:=1.67/1000*(375-[.A22])/1000*((40/3.6/1.9)^2)" office:value-type="float" office:value="0.0212969118703191">
            <text:p>0,0212969119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5.99034531026372">
            <text:p>5,9903453103</text:p>
          </table:table-cell>
          <table:table-cell table:formula="of:=1.67/1000*(375-[.A23])/1000*((80/3.6/1.9)^2)" office:value-type="float" office:value="0.0851648028453199">
            <text:p>0,0851648028</text:p>
          </table:table-cell>
          <table:table-cell table:formula="of:=1.67/1000*(375-[.A23])/1000*((120/3.6/1.9)^2)" office:value-type="float" office:value="0.19162080640197">
            <text:p>0,1916208064</text:p>
          </table:table-cell>
          <table:table-cell table:formula="of:=1.67/1000*(375-[.A23])/1000*((40/3.6/1.9)^2)" office:value-type="float" office:value="0.02129120071133">
            <text:p>0,0212912007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5.82911259040183">
            <text:p>5,8291125904</text:p>
          </table:table-cell>
          <table:table-cell table:formula="of:=1.67/1000*(375-[.A24])/1000*((80/3.6/1.9)^2)" office:value-type="float" office:value="0.0851419582093636">
            <text:p>0,0851419582</text:p>
          </table:table-cell>
          <table:table-cell table:formula="of:=1.67/1000*(375-[.A24])/1000*((120/3.6/1.9)^2)" office:value-type="float" office:value="0.191569405971068">
            <text:p>0,191569406</text:p>
          </table:table-cell>
          <table:table-cell table:formula="of:=1.67/1000*(375-[.A24])/1000*((40/3.6/1.9)^2)" office:value-type="float" office:value="0.0212854895523409">
            <text:p>0,0212854896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5.54690573762257">
            <text:p>5,5469057376</text:p>
          </table:table-cell>
          <table:table-cell table:formula="of:=1.67/1000*(375-[.A25])/1000*((80/3.6/1.9)^2)" office:value-type="float" office:value="0.0851191135734072">
            <text:p>0,0851191136</text:p>
          </table:table-cell>
          <table:table-cell table:formula="of:=1.67/1000*(375-[.A25])/1000*((120/3.6/1.9)^2)" office:value-type="float" office:value="0.191518005540166">
            <text:p>0,1915180055</text:p>
          </table:table-cell>
          <table:table-cell table:formula="of:=1.67/1000*(375-[.A25])/1000*((40/3.6/1.9)^2)" office:value-type="float" office:value="0.0212797783933518">
            <text:p>0,0212797784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.32569684911077">
            <text:p>5,3256968491</text:p>
          </table:table-cell>
          <table:table-cell table:formula="of:=1.67/1000*(375-[.A26])/1000*((80/3.6/1.9)^2)" office:value-type="float" office:value="0.0850962689374508">
            <text:p>0,0850962689</text:p>
          </table:table-cell>
          <table:table-cell table:formula="of:=1.67/1000*(375-[.A26])/1000*((120/3.6/1.9)^2)" office:value-type="float" office:value="0.191466605109264">
            <text:p>0,1914666051</text:p>
          </table:table-cell>
          <table:table-cell table:formula="of:=1.67/1000*(375-[.A26])/1000*((40/3.6/1.9)^2)" office:value-type="float" office:value="0.0212740672343627">
            <text:p>0,0212740672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5.10255120927101">
            <text:p>5,1025512093</text:p>
          </table:table-cell>
          <table:table-cell table:formula="of:=1.67/1000*(375-[.A27])/1000*((80/3.6/1.9)^2)" office:value-type="float" office:value="0.0850734243014945">
            <text:p>0,0850734243</text:p>
          </table:table-cell>
          <table:table-cell table:formula="of:=1.67/1000*(375-[.A27])/1000*((120/3.6/1.9)^2)" office:value-type="float" office:value="0.191415204678363">
            <text:p>0,1914152047</text:p>
          </table:table-cell>
          <table:table-cell table:formula="of:=1.67/1000*(375-[.A27])/1000*((40/3.6/1.9)^2)" office:value-type="float" office:value="0.0212683560753736">
            <text:p>0,0212683561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.94635483099533">
            <text:p>4,946354831</text:p>
          </table:table-cell>
          <table:table-cell table:formula="of:=1.67/1000*(375-[.A28])/1000*((80/3.6/1.9)^2)" office:value-type="float" office:value="0.0850505796655381">
            <text:p>0,0850505797</text:p>
          </table:table-cell>
          <table:table-cell table:formula="of:=1.67/1000*(375-[.A28])/1000*((120/3.6/1.9)^2)" office:value-type="float" office:value="0.191363804247461">
            <text:p>0,1913638042</text:p>
          </table:table-cell>
          <table:table-cell table:formula="of:=1.67/1000*(375-[.A28])/1000*((40/3.6/1.9)^2)" office:value-type="float" office:value="0.0212626449163845">
            <text:p>0,0212626449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4.77938180927179">
            <text:p>4,7793818093</text:p>
          </table:table-cell>
          <table:table-cell table:formula="of:=1.67/1000*(375-[.A29])/1000*((80/3.6/1.9)^2)" office:value-type="float" office:value="0.0850277350295818">
            <text:p>0,085027735</text:p>
          </table:table-cell>
          <table:table-cell table:formula="of:=1.67/1000*(375-[.A29])/1000*((120/3.6/1.9)^2)" office:value-type="float" office:value="0.191312403816559">
            <text:p>0,1913124038</text:p>
          </table:table-cell>
          <table:table-cell table:formula="of:=1.67/1000*(375-[.A29])/1000*((40/3.6/1.9)^2)" office:value-type="float" office:value="0.0212569337573954">
            <text:p>0,0212569338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4.63819063302441">
            <text:p>4,638190633</text:p>
          </table:table-cell>
          <table:table-cell table:formula="of:=1.67/1000*(375-[.A30])/1000*((80/3.6/1.9)^2)" office:value-type="float" office:value="0.0850048903936254">
            <text:p>0,0850048904</text:p>
          </table:table-cell>
          <table:table-cell table:formula="of:=1.67/1000*(375-[.A30])/1000*((120/3.6/1.9)^2)" office:value-type="float" office:value="0.191261003385657">
            <text:p>0,1912610034</text:p>
          </table:table-cell>
          <table:table-cell table:formula="of:=1.67/1000*(375-[.A30])/1000*((40/3.6/1.9)^2)" office:value-type="float" office:value="0.0212512225984063">
            <text:p>0,02125122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0184211441064">
            <text:p>4,4018421144</text:p>
          </table:table-cell>
          <table:table-cell table:formula="of:=1.67/1000*(375-[.A31])/1000*((80/3.6/1.9)^2)" office:value-type="float" office:value="0.084982045757669">
            <text:p>0,0849820458</text:p>
          </table:table-cell>
          <table:table-cell table:formula="of:=1.67/1000*(375-[.A31])/1000*((120/3.6/1.9)^2)" office:value-type="float" office:value="0.191209602954755">
            <text:p>0,191209603</text:p>
          </table:table-cell>
          <table:table-cell table:formula="of:=1.67/1000*(375-[.A31])/1000*((40/3.6/1.9)^2)" office:value-type="float" office:value="0.0212455114394173">
            <text:p>0,0212455114</text:p>
          </table:table-cell>
          <table:table-cell table:formula="of:=(375-[.A31])/1000*((40/3.6/1.9)^2)" office:value-type="float" office:value="12.7218631373756">
            <text:p>12,721863137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4.22953556719077">
            <text:p>4,2295355672</text:p>
          </table:table-cell>
          <table:table-cell table:formula="of:=1.67/1000*(375-[.A32])/1000*((80/3.6/1.9)^2)" office:value-type="float" office:value="0.0849592011217126">
            <text:p>0,0849592011</text:p>
          </table:table-cell>
          <table:table-cell table:formula="of:=1.67/1000*(375-[.A32])/1000*((120/3.6/1.9)^2)" office:value-type="float" office:value="0.191158202523853">
            <text:p>0,1911582025</text:p>
          </table:table-cell>
          <table:table-cell table:formula="of:=1.67/1000*(375-[.A32])/1000*((40/3.6/1.9)^2)" office:value-type="float" office:value="0.0212398002804282">
            <text:p>0,0212398003</text:p>
          </table:table-cell>
          <table:table-cell table:formula="of:=(375-[.D32])/1000*((80/3.6/1.9)^2)" office:value-type="float" office:value="51.2716858927501">
            <text:p>51,2716858928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4.13497245841757">
            <text:p>4,1349724584</text:p>
          </table:table-cell>
          <table:table-cell table:formula="of:=1.67/1000*(375-[.A33])/1000*((80/3.6/1.9)^2)" office:value-type="float" office:value="0.0849363564857563">
            <text:p>0,0849363565</text:p>
          </table:table-cell>
          <table:table-cell table:formula="of:=1.67/1000*(375-[.A33])/1000*((120/3.6/1.9)^2)" office:value-type="float" office:value="0.191106802092952">
            <text:p>0,1911068021</text:p>
          </table:table-cell>
          <table:table-cell table:formula="of:=1.67/1000*(375-[.A33])/1000*((40/3.6/1.9)^2)" office:value-type="float" office:value="0.0212340891214391">
            <text:p>0,0212340891</text:p>
          </table:table-cell>
          <table:table-cell table:formula="of:=(375-[.A33])/1000*((120/3.6/1.9)^2)" office:value-type="float" office:value="114.435210834103">
            <text:p>114,4352108341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3.96793524656862">
            <text:p>3,9679352466</text:p>
          </table:table-cell>
          <table:table-cell table:formula="of:=1.67/1000*(375-[.A34])/1000*((80/3.6/1.9)^2)" office:value-type="float" office:value="0.0849135118497999">
            <text:p>0,0849135118</text:p>
          </table:table-cell>
          <table:table-cell table:formula="of:=1.67/1000*(375-[.A34])/1000*((120/3.6/1.9)^2)" office:value-type="float" office:value="0.19105540166205">
            <text:p>0,1910554017</text:p>
          </table:table-cell>
          <table:table-cell table:formula="of:=1.67/1000*(375-[.A34])/1000*((40/3.6/1.9)^2)" office:value-type="float" office:value="0.02122837796245">
            <text:p>0,021228378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3.79328888506187">
            <text:p>3,7932888851</text:p>
          </table:table-cell>
          <table:table-cell table:formula="of:=1.67/1000*(375-[.A35])/1000*((80/3.6/1.9)^2)" office:value-type="float" office:value="0.0848906672138436">
            <text:p>0,0848906672</text:p>
          </table:table-cell>
          <table:table-cell table:formula="of:=1.67/1000*(375-[.A35])/1000*((120/3.6/1.9)^2)" office:value-type="float" office:value="0.191004001231148">
            <text:p>0,1910040012</text:p>
          </table:table-cell>
          <table:table-cell table:formula="of:=1.67/1000*(375-[.A35])/1000*((40/3.6/1.9)^2)" office:value-type="float" office:value="0.0212226668034609">
            <text:p>0,0212226668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6565671832032">
            <text:p>3,6565671832</text:p>
          </table:table-cell>
          <table:table-cell table:formula="of:=1.67/1000*(375-[.A36])/1000*((80/3.6/1.9)^2)" office:value-type="float" office:value="0.0848678225778872">
            <text:p>0,0848678226</text:p>
          </table:table-cell>
          <table:table-cell table:formula="of:=1.67/1000*(375-[.A36])/1000*((120/3.6/1.9)^2)" office:value-type="float" office:value="0.190952600800246">
            <text:p>0,1909526008</text:p>
          </table:table-cell>
          <table:table-cell table:formula="of:=1.67/1000*(375-[.A36])/1000*((40/3.6/1.9)^2)" office:value-type="float" office:value="0.0212169556444718">
            <text:p>0,0212169556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3.54834181096904">
            <text:p>3,548341811</text:p>
          </table:table-cell>
          <table:table-cell table:formula="of:=1.67/1000*(375-[.A37])/1000*((80/3.6/1.9)^2)" office:value-type="float" office:value="0.0848449779419308">
            <text:p>0,0848449779</text:p>
          </table:table-cell>
          <table:table-cell table:formula="of:=1.67/1000*(375-[.A37])/1000*((120/3.6/1.9)^2)" office:value-type="float" office:value="0.190901200369344">
            <text:p>0,1909012004</text:p>
          </table:table-cell>
          <table:table-cell table:formula="of:=1.67/1000*(375-[.A37])/1000*((40/3.6/1.9)^2)" office:value-type="float" office:value="0.0212112444854827">
            <text:p>0,0212112445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3.42790127942338">
            <text:p>3,4279012794</text:p>
          </table:table-cell>
          <table:table-cell table:formula="of:=1.67/1000*(375-[.A38])/1000*((80/3.6/1.9)^2)" office:value-type="float" office:value="0.0848221333059745">
            <text:p>0,0848221333</text:p>
          </table:table-cell>
          <table:table-cell table:formula="of:=1.67/1000*(375-[.A38])/1000*((120/3.6/1.9)^2)" office:value-type="float" office:value="0.190849799938443">
            <text:p>0,1908497999</text:p>
          </table:table-cell>
          <table:table-cell table:formula="of:=1.67/1000*(375-[.A38])/1000*((40/3.6/1.9)^2)" office:value-type="float" office:value="0.0212055333264936">
            <text:p>0,0212055333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3.32236782255478">
            <text:p>3,3223678226</text:p>
          </table:table-cell>
          <table:table-cell table:formula="of:=1.67/1000*(375-[.A39])/1000*((80/3.6/1.9)^2)" office:value-type="float" office:value="0.0847992886700181">
            <text:p>0,0847992887</text:p>
          </table:table-cell>
          <table:table-cell table:formula="of:=1.67/1000*(375-[.A39])/1000*((120/3.6/1.9)^2)" office:value-type="float" office:value="0.190798399507541">
            <text:p>0,1907983995</text:p>
          </table:table-cell>
          <table:table-cell table:formula="of:=1.67/1000*(375-[.A39])/1000*((40/3.6/1.9)^2)" office:value-type="float" office:value="0.0211998221675045">
            <text:p>0,0211998222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3.1973697451485">
            <text:p>3,1973697451</text:p>
          </table:table-cell>
          <table:table-cell table:formula="of:=1.67/1000*(375-[.A40])/1000*((80/3.6/1.9)^2)" office:value-type="float" office:value="0.0847764440340618">
            <text:p>0,084776444</text:p>
          </table:table-cell>
          <table:table-cell table:formula="of:=1.67/1000*(375-[.A40])/1000*((120/3.6/1.9)^2)" office:value-type="float" office:value="0.190746999076639">
            <text:p>0,1907469991</text:p>
          </table:table-cell>
          <table:table-cell table:formula="of:=1.67/1000*(375-[.A40])/1000*((40/3.6/1.9)^2)" office:value-type="float" office:value="0.0211941110085154">
            <text:p>0,0211941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7342909334429">
            <text:p>3,0734290933</text:p>
          </table:table-cell>
          <table:table-cell table:formula="of:=1.67/1000*(375-[.A41])/1000*((80/3.6/1.9)^2)" office:value-type="float" office:value="0.0847535993981054">
            <text:p>0,0847535994</text:p>
          </table:table-cell>
          <table:table-cell table:formula="of:=1.67/1000*(375-[.A41])/1000*((120/3.6/1.9)^2)" office:value-type="float" office:value="0.190695598645737">
            <text:p>0,1906955986</text:p>
          </table:table-cell>
          <table:table-cell table:formula="of:=1.67/1000*(375-[.A41])/1000*((40/3.6/1.9)^2)" office:value-type="float" office:value="0.0211883998495264">
            <text:p>0,0211883998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2.97205570304071">
            <text:p>2,972055703</text:p>
          </table:table-cell>
          <table:table-cell table:formula="of:=1.67/1000*(375-[.A42])/1000*((80/3.6/1.9)^2)" office:value-type="float" office:value="0.084730754762149">
            <text:p>0,0847307548</text:p>
          </table:table-cell>
          <table:table-cell table:formula="of:=1.67/1000*(375-[.A42])/1000*((120/3.6/1.9)^2)" office:value-type="float" office:value="0.190644198214835">
            <text:p>0,1906441982</text:p>
          </table:table-cell>
          <table:table-cell table:formula="of:=1.67/1000*(375-[.A42])/1000*((40/3.6/1.9)^2)" office:value-type="float" office:value="0.0211826886905373">
            <text:p>0,0211826887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2.84817104789785">
            <text:p>2,8481710479</text:p>
          </table:table-cell>
          <table:table-cell table:formula="of:=1.67/1000*(375-[.A43])/1000*((80/3.6/1.9)^2)" office:value-type="float" office:value="0.0847079101261927">
            <text:p>0,0847079101</text:p>
          </table:table-cell>
          <table:table-cell table:formula="of:=1.67/1000*(375-[.A43])/1000*((120/3.6/1.9)^2)" office:value-type="float" office:value="0.190592797783934">
            <text:p>0,1905927978</text:p>
          </table:table-cell>
          <table:table-cell table:formula="of:=1.67/1000*(375-[.A43])/1000*((40/3.6/1.9)^2)" office:value-type="float" office:value="0.0211769775315482">
            <text:p>0,0211769775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2.7123789306619">
            <text:p>2,7123789307</text:p>
          </table:table-cell>
          <table:table-cell table:formula="of:=1.67/1000*(375-[.A44])/1000*((80/3.6/1.9)^2)" office:value-type="float" office:value="0.0846850654902363">
            <text:p>0,0846850655</text:p>
          </table:table-cell>
          <table:table-cell table:formula="of:=1.67/1000*(375-[.A44])/1000*((120/3.6/1.9)^2)" office:value-type="float" office:value="0.190541397353032">
            <text:p>0,1905413974</text:p>
          </table:table-cell>
          <table:table-cell table:formula="of:=1.67/1000*(375-[.A44])/1000*((40/3.6/1.9)^2)" office:value-type="float" office:value="0.0211712663725591">
            <text:p>0,0211712664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2.63959300525144">
            <text:p>2,6395930053</text:p>
          </table:table-cell>
          <table:table-cell table:formula="of:=1.67/1000*(375-[.A45])/1000*((80/3.6/1.9)^2)" office:value-type="float" office:value="0.08466222085428">
            <text:p>0,0846622209</text:p>
          </table:table-cell>
          <table:table-cell table:formula="of:=1.67/1000*(375-[.A45])/1000*((120/3.6/1.9)^2)" office:value-type="float" office:value="0.19048999692213">
            <text:p>0,1904899969</text:p>
          </table:table-cell>
          <table:table-cell table:formula="of:=1.67/1000*(375-[.A45])/1000*((40/3.6/1.9)^2)" office:value-type="float" office:value="0.02116555521357">
            <text:p>0,0211655552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54521793713711">
            <text:p>2,5452179371</text:p>
          </table:table-cell>
          <table:table-cell table:formula="of:=1.67/1000*(375-[.A46])/1000*((80/3.6/1.9)^2)" office:value-type="float" office:value="0.0846393762183236">
            <text:p>0,0846393762</text:p>
          </table:table-cell>
          <table:table-cell table:formula="of:=1.67/1000*(375-[.A46])/1000*((120/3.6/1.9)^2)" office:value-type="float" office:value="0.190438596491228">
            <text:p>0,1904385965</text:p>
          </table:table-cell>
          <table:table-cell table:formula="of:=1.67/1000*(375-[.A46])/1000*((40/3.6/1.9)^2)" office:value-type="float" office:value="0.0211598440545809">
            <text:p>0,0211598441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2.42973170589348">
            <text:p>2,4297317059</text:p>
          </table:table-cell>
          <table:table-cell table:formula="of:=1.67/1000*(375-[.A47])/1000*((80/3.6/1.9)^2)" office:value-type="float" office:value="0.0846165315823672">
            <text:p>0,0846165316</text:p>
          </table:table-cell>
          <table:table-cell table:formula="of:=1.67/1000*(375-[.A47])/1000*((120/3.6/1.9)^2)" office:value-type="float" office:value="0.190387196060326">
            <text:p>0,1903871961</text:p>
          </table:table-cell>
          <table:table-cell table:formula="of:=1.67/1000*(375-[.A47])/1000*((40/3.6/1.9)^2)" office:value-type="float" office:value="0.0211541328955918">
            <text:p>0,0211541329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2.37100155285009">
            <text:p>2,3710015529</text:p>
          </table:table-cell>
          <table:table-cell table:formula="of:=1.67/1000*(375-[.A48])/1000*((80/3.6/1.9)^2)" office:value-type="float" office:value="0.0845936869464109">
            <text:p>0,0845936869</text:p>
          </table:table-cell>
          <table:table-cell table:formula="of:=1.67/1000*(375-[.A48])/1000*((120/3.6/1.9)^2)" office:value-type="float" office:value="0.190335795629424">
            <text:p>0,1903357956</text:p>
          </table:table-cell>
          <table:table-cell table:formula="of:=1.67/1000*(375-[.A48])/1000*((40/3.6/1.9)^2)" office:value-type="float" office:value="0.0211484217366027">
            <text:p>0,0211484217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2.28255513671789">
            <text:p>2,2825551367</text:p>
          </table:table-cell>
          <table:table-cell table:formula="of:=1.67/1000*(375-[.A49])/1000*((80/3.6/1.9)^2)" office:value-type="float" office:value="0.0845708423104545">
            <text:p>0,0845708423</text:p>
          </table:table-cell>
          <table:table-cell table:formula="of:=1.67/1000*(375-[.A49])/1000*((120/3.6/1.9)^2)" office:value-type="float" office:value="0.190284395198523">
            <text:p>0,1902843952</text:p>
          </table:table-cell>
          <table:table-cell table:formula="of:=1.67/1000*(375-[.A49])/1000*((40/3.6/1.9)^2)" office:value-type="float" office:value="0.0211427105776136">
            <text:p>0,0211427106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.18847922405739">
            <text:p>2,1884792241</text:p>
          </table:table-cell>
          <table:table-cell table:formula="of:=1.67/1000*(375-[.A50])/1000*((80/3.6/1.9)^2)" office:value-type="float" office:value="0.0845479976744981">
            <text:p>0,0845479977</text:p>
          </table:table-cell>
          <table:table-cell table:formula="of:=1.67/1000*(375-[.A50])/1000*((120/3.6/1.9)^2)" office:value-type="float" office:value="0.190232994767621">
            <text:p>0,1902329948</text:p>
          </table:table-cell>
          <table:table-cell table:formula="of:=1.67/1000*(375-[.A50])/1000*((40/3.6/1.9)^2)" office:value-type="float" office:value="0.0211369994186245">
            <text:p>0,021136999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10977443714772">
            <text:p>2,1097744371</text:p>
          </table:table-cell>
          <table:table-cell table:formula="of:=1.67/1000*(375-[.A51])/1000*((80/3.6/1.9)^2)" office:value-type="float" office:value="0.0845251530385418">
            <text:p>0,084525153</text:p>
          </table:table-cell>
          <table:table-cell table:formula="of:=1.67/1000*(375-[.A51])/1000*((120/3.6/1.9)^2)" office:value-type="float" office:value="0.190181594336719">
            <text:p>0,1901815943</text:p>
          </table:table-cell>
          <table:table-cell table:formula="of:=1.67/1000*(375-[.A51])/1000*((40/3.6/1.9)^2)" office:value-type="float" office:value="0.0211312882596354">
            <text:p>0,0211312883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2.03287680251711">
            <text:p>2,0328768025</text:p>
          </table:table-cell>
          <table:table-cell table:formula="of:=1.67/1000*(375-[.A52])/1000*((80/3.6/1.9)^2)" office:value-type="float" office:value="0.0845023084025854">
            <text:p>0,0845023084</text:p>
          </table:table-cell>
          <table:table-cell table:formula="of:=1.67/1000*(375-[.A52])/1000*((120/3.6/1.9)^2)" office:value-type="float" office:value="0.190130193905817">
            <text:p>0,1901301939</text:p>
          </table:table-cell>
          <table:table-cell table:formula="of:=1.67/1000*(375-[.A52])/1000*((40/3.6/1.9)^2)" office:value-type="float" office:value="0.0211255771006464">
            <text:p>0,0211255771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.94885344155656">
            <text:p>1,9488534416</text:p>
          </table:table-cell>
          <table:table-cell table:formula="of:=1.67/1000*(375-[.A53])/1000*((80/3.6/1.9)^2)" office:value-type="float" office:value="0.0844794637666291">
            <text:p>0,0844794638</text:p>
          </table:table-cell>
          <table:table-cell table:formula="of:=1.67/1000*(375-[.A53])/1000*((120/3.6/1.9)^2)" office:value-type="float" office:value="0.190078793474915">
            <text:p>0,1900787935</text:p>
          </table:table-cell>
          <table:table-cell table:formula="of:=1.67/1000*(375-[.A53])/1000*((40/3.6/1.9)^2)" office:value-type="float" office:value="0.0211198659416573">
            <text:p>0,0211198659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.88673413010869">
            <text:p>1,8867341301</text:p>
          </table:table-cell>
          <table:table-cell table:formula="of:=1.67/1000*(375-[.A54])/1000*((80/3.6/1.9)^2)" office:value-type="float" office:value="0.0844566191306727">
            <text:p>0,0844566191</text:p>
          </table:table-cell>
          <table:table-cell table:formula="of:=1.67/1000*(375-[.A54])/1000*((120/3.6/1.9)^2)" office:value-type="float" office:value="0.190027393044014">
            <text:p>0,190027393</text:p>
          </table:table-cell>
          <table:table-cell table:formula="of:=1.67/1000*(375-[.A54])/1000*((40/3.6/1.9)^2)" office:value-type="float" office:value="0.0211141547826682">
            <text:p>0,0211141548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.79644134210159">
            <text:p>1,7964413421</text:p>
          </table:table-cell>
          <table:table-cell table:formula="of:=1.67/1000*(375-[.A55])/1000*((80/3.6/1.9)^2)" office:value-type="float" office:value="0.0844337744947163">
            <text:p>0,0844337745</text:p>
          </table:table-cell>
          <table:table-cell table:formula="of:=1.67/1000*(375-[.A55])/1000*((120/3.6/1.9)^2)" office:value-type="float" office:value="0.189975992613112">
            <text:p>0,1899759926</text:p>
          </table:table-cell>
          <table:table-cell table:formula="of:=1.67/1000*(375-[.A55])/1000*((40/3.6/1.9)^2)" office:value-type="float" office:value="0.0211084436236791">
            <text:p>0,0211084436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72292244439377">
            <text:p>1,7229224444</text:p>
          </table:table-cell>
          <table:table-cell table:formula="of:=1.67/1000*(375-[.A56])/1000*((80/3.6/1.9)^2)" office:value-type="float" office:value="0.08441092985876">
            <text:p>0,0844109299</text:p>
          </table:table-cell>
          <table:table-cell table:formula="of:=1.67/1000*(375-[.A56])/1000*((120/3.6/1.9)^2)" office:value-type="float" office:value="0.18992459218221">
            <text:p>0,1899245922</text:p>
          </table:table-cell>
          <table:table-cell table:formula="of:=1.67/1000*(375-[.A56])/1000*((40/3.6/1.9)^2)" office:value-type="float" office:value="0.02110273246469">
            <text:p>0,0211027325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.64895695258702">
            <text:p>1,6489569526</text:p>
          </table:table-cell>
          <table:table-cell table:formula="of:=1.67/1000*(375-[.A57])/1000*((80/3.6/1.9)^2)" office:value-type="float" office:value="0.0843880852228036">
            <text:p>0,0843880852</text:p>
          </table:table-cell>
          <table:table-cell table:formula="of:=1.67/1000*(375-[.A57])/1000*((120/3.6/1.9)^2)" office:value-type="float" office:value="0.189873191751308">
            <text:p>0,1898731918</text:p>
          </table:table-cell>
          <table:table-cell table:formula="of:=1.67/1000*(375-[.A57])/1000*((40/3.6/1.9)^2)" office:value-type="float" office:value="0.0210970213057009">
            <text:p>0,0210970213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.58695151662903">
            <text:p>1,5869515166</text:p>
          </table:table-cell>
          <table:table-cell table:formula="of:=1.67/1000*(375-[.A58])/1000*((80/3.6/1.9)^2)" office:value-type="float" office:value="0.0843652405868472">
            <text:p>0,0843652406</text:p>
          </table:table-cell>
          <table:table-cell table:formula="of:=1.67/1000*(375-[.A58])/1000*((120/3.6/1.9)^2)" office:value-type="float" office:value="0.189821791320406">
            <text:p>0,1898217913</text:p>
          </table:table-cell>
          <table:table-cell table:formula="of:=1.67/1000*(375-[.A58])/1000*((40/3.6/1.9)^2)" office:value-type="float" office:value="0.0210913101467118">
            <text:p>0,0210913101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.52767814234212">
            <text:p>1,5276781423</text:p>
          </table:table-cell>
          <table:table-cell table:formula="of:=1.67/1000*(375-[.A59])/1000*((80/3.6/1.9)^2)" office:value-type="float" office:value="0.0843423959508909">
            <text:p>0,084342396</text:p>
          </table:table-cell>
          <table:table-cell table:formula="of:=1.67/1000*(375-[.A59])/1000*((120/3.6/1.9)^2)" office:value-type="float" office:value="0.189770390889504">
            <text:p>0,1897703909</text:p>
          </table:table-cell>
          <table:table-cell table:formula="of:=1.67/1000*(375-[.A59])/1000*((40/3.6/1.9)^2)" office:value-type="float" office:value="0.0210855989877227">
            <text:p>0,021085599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.45749625507468">
            <text:p>1,4574962551</text:p>
          </table:table-cell>
          <table:table-cell table:formula="of:=1.67/1000*(375-[.A60])/1000*((80/3.6/1.9)^2)" office:value-type="float" office:value="0.0843195513149345">
            <text:p>0,0843195513</text:p>
          </table:table-cell>
          <table:table-cell table:formula="of:=1.67/1000*(375-[.A60])/1000*((120/3.6/1.9)^2)" office:value-type="float" office:value="0.189718990458603">
            <text:p>0,1897189905</text:p>
          </table:table-cell>
          <table:table-cell table:formula="of:=1.67/1000*(375-[.A60])/1000*((40/3.6/1.9)^2)" office:value-type="float" office:value="0.0210798878287336">
            <text:p>0,021079887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6861201776194">
            <text:p>1,3686120178</text:p>
          </table:table-cell>
          <table:table-cell table:formula="of:=1.67/1000*(375-[.A61])/1000*((80/3.6/1.9)^2)" office:value-type="float" office:value="0.0842967066789782">
            <text:p>0,0842967067</text:p>
          </table:table-cell>
          <table:table-cell table:formula="of:=1.67/1000*(375-[.A61])/1000*((120/3.6/1.9)^2)" office:value-type="float" office:value="0.189667590027701">
            <text:p>0,18966759</text:p>
          </table:table-cell>
          <table:table-cell table:formula="of:=1.67/1000*(375-[.A61])/1000*((40/3.6/1.9)^2)" office:value-type="float" office:value="0.0210741766697445">
            <text:p>0,0210741767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1.30187415526629">
            <text:p>1,3018741553</text:p>
          </table:table-cell>
          <table:table-cell table:formula="of:=1.67/1000*(375-[.A62])/1000*((80/3.6/1.9)^2)" office:value-type="float" office:value="0.0842738620430218">
            <text:p>0,084273862</text:p>
          </table:table-cell>
          <table:table-cell table:formula="of:=1.67/1000*(375-[.A62])/1000*((120/3.6/1.9)^2)" office:value-type="float" office:value="0.189616189596799">
            <text:p>0,1896161896</text:p>
          </table:table-cell>
          <table:table-cell table:formula="of:=1.67/1000*(375-[.A62])/1000*((40/3.6/1.9)^2)" office:value-type="float" office:value="0.0210684655107554">
            <text:p>0,0210684655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.25822706064188">
            <text:p>1,2582270606</text:p>
          </table:table-cell>
          <table:table-cell table:formula="of:=1.67/1000*(375-[.A63])/1000*((80/3.6/1.9)^2)" office:value-type="float" office:value="0.0842510174070654">
            <text:p>0,0842510174</text:p>
          </table:table-cell>
          <table:table-cell table:formula="of:=1.67/1000*(375-[.A63])/1000*((120/3.6/1.9)^2)" office:value-type="float" office:value="0.189564789165897">
            <text:p>0,1895647892</text:p>
          </table:table-cell>
          <table:table-cell table:formula="of:=1.67/1000*(375-[.A63])/1000*((40/3.6/1.9)^2)" office:value-type="float" office:value="0.0210627543517664">
            <text:p>0,0210627544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1.18451698792173">
            <text:p>1,1845169879</text:p>
          </table:table-cell>
          <table:table-cell table:formula="of:=1.67/1000*(375-[.A64])/1000*((80/3.6/1.9)^2)" office:value-type="float" office:value="0.0842281727711091">
            <text:p>0,0842281728</text:p>
          </table:table-cell>
          <table:table-cell table:formula="of:=1.67/1000*(375-[.A64])/1000*((120/3.6/1.9)^2)" office:value-type="float" office:value="0.189513388734995">
            <text:p>0,1895133887</text:p>
          </table:table-cell>
          <table:table-cell table:formula="of:=1.67/1000*(375-[.A64])/1000*((40/3.6/1.9)^2)" office:value-type="float" office:value="0.0210570431927773">
            <text:p>0,0210570432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.15903710147695">
            <text:p>1,1590371015</text:p>
          </table:table-cell>
          <table:table-cell table:formula="of:=1.67/1000*(375-[.A65])/1000*((80/3.6/1.9)^2)" office:value-type="float" office:value="0.0842053281351527">
            <text:p>0,0842053281</text:p>
          </table:table-cell>
          <table:table-cell table:formula="of:=1.67/1000*(375-[.A65])/1000*((120/3.6/1.9)^2)" office:value-type="float" office:value="0.189461988304094">
            <text:p>0,1894619883</text:p>
          </table:table-cell>
          <table:table-cell table:formula="of:=1.67/1000*(375-[.A65])/1000*((40/3.6/1.9)^2)" office:value-type="float" office:value="0.0210513320337882">
            <text:p>0,021051332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07479213030776">
            <text:p>1,0747921303</text:p>
          </table:table-cell>
          <table:table-cell table:formula="of:=1.67/1000*(375-[.A66])/1000*((80/3.6/1.9)^2)" office:value-type="float" office:value="0.0841824834991963">
            <text:p>0,0841824835</text:p>
          </table:table-cell>
          <table:table-cell table:formula="of:=1.67/1000*(375-[.A66])/1000*((120/3.6/1.9)^2)" office:value-type="float" office:value="0.189410587873192">
            <text:p>0,1894105879</text:p>
          </table:table-cell>
          <table:table-cell table:formula="of:=1.67/1000*(375-[.A66])/1000*((40/3.6/1.9)^2)" office:value-type="float" office:value="0.0210456208747991">
            <text:p>0,0210456209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.03274011594334">
            <text:p>1,0327401159</text:p>
          </table:table-cell>
          <table:table-cell table:formula="of:=1.67/1000*(375-[.A67])/1000*((80/3.6/1.9)^2)" office:value-type="float" office:value="0.08415963886324">
            <text:p>0,0841596389</text:p>
          </table:table-cell>
          <table:table-cell table:formula="of:=1.67/1000*(375-[.A67])/1000*((120/3.6/1.9)^2)" office:value-type="float" office:value="0.18935918744229">
            <text:p>0,1893591874</text:p>
          </table:table-cell>
          <table:table-cell table:formula="of:=1.67/1000*(375-[.A67])/1000*((40/3.6/1.9)^2)" office:value-type="float" office:value="0.02103990971581">
            <text:p>0,0210399097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973409923708617">
            <text:p>0,9734099237</text:p>
          </table:table-cell>
          <table:table-cell table:formula="of:=1.67/1000*(375-[.A68])/1000*((80/3.6/1.9)^2)" office:value-type="float" office:value="0.0841367942272836">
            <text:p>0,0841367942</text:p>
          </table:table-cell>
          <table:table-cell table:formula="of:=1.67/1000*(375-[.A68])/1000*((120/3.6/1.9)^2)" office:value-type="float" office:value="0.189307787011388">
            <text:p>0,189307787</text:p>
          </table:table-cell>
          <table:table-cell table:formula="of:=1.67/1000*(375-[.A68])/1000*((40/3.6/1.9)^2)" office:value-type="float" office:value="0.0210341985568209">
            <text:p>0,0210341986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919428730576074">
            <text:p>0,9194287306</text:p>
          </table:table-cell>
          <table:table-cell table:formula="of:=1.67/1000*(375-[.A69])/1000*((80/3.6/1.9)^2)" office:value-type="float" office:value="0.0841139495913273">
            <text:p>0,0841139496</text:p>
          </table:table-cell>
          <table:table-cell table:formula="of:=1.67/1000*(375-[.A69])/1000*((120/3.6/1.9)^2)" office:value-type="float" office:value="0.189256386580486">
            <text:p>0,1892563866</text:p>
          </table:table-cell>
          <table:table-cell table:formula="of:=1.67/1000*(375-[.A69])/1000*((40/3.6/1.9)^2)" office:value-type="float" office:value="0.0210284873978318">
            <text:p>0,0210284874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860712819276889">
            <text:p>0,8607128193</text:p>
          </table:table-cell>
          <table:table-cell table:formula="of:=1.67/1000*(375-[.A70])/1000*((80/3.6/1.9)^2)" office:value-type="float" office:value="0.0840911049553709">
            <text:p>0,084091105</text:p>
          </table:table-cell>
          <table:table-cell table:formula="of:=1.67/1000*(375-[.A70])/1000*((120/3.6/1.9)^2)" office:value-type="float" office:value="0.189204986149585">
            <text:p>0,1892049861</text:p>
          </table:table-cell>
          <table:table-cell table:formula="of:=1.67/1000*(375-[.A70])/1000*((40/3.6/1.9)^2)" office:value-type="float" office:value="0.0210227762388427">
            <text:p>0,021022776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4831267537031">
            <text:p>0,8248312675</text:p>
          </table:table-cell>
          <table:table-cell table:formula="of:=1.67/1000*(375-[.A71])/1000*((80/3.6/1.9)^2)" office:value-type="float" office:value="0.0840682603194145">
            <text:p>0,0840682603</text:p>
          </table:table-cell>
          <table:table-cell table:formula="of:=1.67/1000*(375-[.A71])/1000*((120/3.6/1.9)^2)" office:value-type="float" office:value="0.189153585718683">
            <text:p>0,1891535857</text:p>
          </table:table-cell>
          <table:table-cell table:formula="of:=1.67/1000*(375-[.A71])/1000*((40/3.6/1.9)^2)" office:value-type="float" office:value="0.0210170650798536">
            <text:p>0,0210170651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772015638361865">
            <text:p>0,7720156384</text:p>
          </table:table-cell>
          <table:table-cell table:formula="of:=1.67/1000*(375-[.A72])/1000*((80/3.6/1.9)^2)" office:value-type="float" office:value="0.0840454156834582">
            <text:p>0,0840454157</text:p>
          </table:table-cell>
          <table:table-cell table:formula="of:=1.67/1000*(375-[.A72])/1000*((120/3.6/1.9)^2)" office:value-type="float" office:value="0.189102185287781">
            <text:p>0,1891021853</text:p>
          </table:table-cell>
          <table:table-cell table:formula="of:=1.67/1000*(375-[.A72])/1000*((40/3.6/1.9)^2)" office:value-type="float" office:value="0.0210113539208645">
            <text:p>0,0210113539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71619747980155">
            <text:p>0,7161974798</text:p>
          </table:table-cell>
          <table:table-cell table:formula="of:=1.67/1000*(375-[.A73])/1000*((80/3.6/1.9)^2)" office:value-type="float" office:value="0.0840225710475018">
            <text:p>0,084022571</text:p>
          </table:table-cell>
          <table:table-cell table:formula="of:=1.67/1000*(375-[.A73])/1000*((120/3.6/1.9)^2)" office:value-type="float" office:value="0.189050784856879">
            <text:p>0,1890507849</text:p>
          </table:table-cell>
          <table:table-cell table:formula="of:=1.67/1000*(375-[.A73])/1000*((40/3.6/1.9)^2)" office:value-type="float" office:value="0.0210056427618754">
            <text:p>0,0210056428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672503612927533">
            <text:p>0,6725036129</text:p>
          </table:table-cell>
          <table:table-cell table:formula="of:=1.67/1000*(375-[.A74])/1000*((80/3.6/1.9)^2)" office:value-type="float" office:value="0.0839997264115454">
            <text:p>0,0839997264</text:p>
          </table:table-cell>
          <table:table-cell table:formula="of:=1.67/1000*(375-[.A74])/1000*((120/3.6/1.9)^2)" office:value-type="float" office:value="0.188999384425977">
            <text:p>0,1889993844</text:p>
          </table:table-cell>
          <table:table-cell table:formula="of:=1.67/1000*(375-[.A74])/1000*((40/3.6/1.9)^2)" office:value-type="float" office:value="0.0209999316028864">
            <text:p>0,0209999316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629049078534549">
            <text:p>0,6290490785</text:p>
          </table:table-cell>
          <table:table-cell table:formula="of:=1.67/1000*(375-[.A75])/1000*((80/3.6/1.9)^2)" office:value-type="float" office:value="0.0839768817755891">
            <text:p>0,0839768818</text:p>
          </table:table-cell>
          <table:table-cell table:formula="of:=1.67/1000*(375-[.A75])/1000*((120/3.6/1.9)^2)" office:value-type="float" office:value="0.188947983995075">
            <text:p>0,188947984</text:p>
          </table:table-cell>
          <table:table-cell table:formula="of:=1.67/1000*(375-[.A75])/1000*((40/3.6/1.9)^2)" office:value-type="float" office:value="0.0209942204438973">
            <text:p>0,0209942204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5659644772902">
            <text:p>0,5659644773</text:p>
          </table:table-cell>
          <table:table-cell table:formula="of:=1.67/1000*(375-[.A76])/1000*((80/3.6/1.9)^2)" office:value-type="float" office:value="0.0839540371396327">
            <text:p>0,0839540371</text:p>
          </table:table-cell>
          <table:table-cell table:formula="of:=1.67/1000*(375-[.A76])/1000*((120/3.6/1.9)^2)" office:value-type="float" office:value="0.188896583564174">
            <text:p>0,1888965836</text:p>
          </table:table-cell>
          <table:table-cell table:formula="of:=1.67/1000*(375-[.A76])/1000*((40/3.6/1.9)^2)" office:value-type="float" office:value="0.0209885092849082">
            <text:p>0,0209885093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53957577477387">
            <text:p>0,5395757748</text:p>
          </table:table-cell>
          <table:table-cell table:formula="of:=1.67/1000*(375-[.A77])/1000*((80/3.6/1.9)^2)" office:value-type="float" office:value="0.0839311925036763">
            <text:p>0,0839311925</text:p>
          </table:table-cell>
          <table:table-cell table:formula="of:=1.67/1000*(375-[.A77])/1000*((120/3.6/1.9)^2)" office:value-type="float" office:value="0.188845183133272">
            <text:p>0,1888451831</text:p>
          </table:table-cell>
          <table:table-cell table:formula="of:=1.67/1000*(375-[.A77])/1000*((40/3.6/1.9)^2)" office:value-type="float" office:value="0.0209827981259191">
            <text:p>0,0209827981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48467748140425">
            <text:p>0,4846774814</text:p>
          </table:table-cell>
          <table:table-cell table:formula="of:=1.67/1000*(375-[.A78])/1000*((80/3.6/1.9)^2)" office:value-type="float" office:value="0.08390834786772">
            <text:p>0,0839083479</text:p>
          </table:table-cell>
          <table:table-cell table:formula="of:=1.67/1000*(375-[.A78])/1000*((120/3.6/1.9)^2)" office:value-type="float" office:value="0.18879378270237">
            <text:p>0,1887937827</text:p>
          </table:table-cell>
          <table:table-cell table:formula="of:=1.67/1000*(375-[.A78])/1000*((40/3.6/1.9)^2)" office:value-type="float" office:value="0.02097708696693">
            <text:p>0,020977087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428769824842867">
            <text:p>0,4287698248</text:p>
          </table:table-cell>
          <table:table-cell table:formula="of:=1.67/1000*(375-[.A79])/1000*((80/3.6/1.9)^2)" office:value-type="float" office:value="0.0838855032317636">
            <text:p>0,0838855032</text:p>
          </table:table-cell>
          <table:table-cell table:formula="of:=1.67/1000*(375-[.A79])/1000*((120/3.6/1.9)^2)" office:value-type="float" office:value="0.188742382271468">
            <text:p>0,1887423823</text:p>
          </table:table-cell>
          <table:table-cell table:formula="of:=1.67/1000*(375-[.A79])/1000*((40/3.6/1.9)^2)" office:value-type="float" office:value="0.0209713758079409">
            <text:p>0,0209713758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382096162730008">
            <text:p>0,3820961627</text:p>
          </table:table-cell>
          <table:table-cell table:formula="of:=1.67/1000*(375-[.A80])/1000*((80/3.6/1.9)^2)" office:value-type="float" office:value="0.0838626585958073">
            <text:p>0,0838626586</text:p>
          </table:table-cell>
          <table:table-cell table:formula="of:=1.67/1000*(375-[.A80])/1000*((120/3.6/1.9)^2)" office:value-type="float" office:value="0.188690981840566">
            <text:p>0,1886909818</text:p>
          </table:table-cell>
          <table:table-cell table:formula="of:=1.67/1000*(375-[.A80])/1000*((40/3.6/1.9)^2)" office:value-type="float" office:value="0.0209656646489518">
            <text:p>0,020965664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39831814681947">
            <text:p>0,3398318147</text:p>
          </table:table-cell>
          <table:table-cell table:formula="of:=1.67/1000*(375-[.A81])/1000*((80/3.6/1.9)^2)" office:value-type="float" office:value="0.0838398139598509">
            <text:p>0,083839814</text:p>
          </table:table-cell>
          <table:table-cell table:formula="of:=1.67/1000*(375-[.A81])/1000*((120/3.6/1.9)^2)" office:value-type="float" office:value="0.188639581409665">
            <text:p>0,1886395814</text:p>
          </table:table-cell>
          <table:table-cell table:formula="of:=1.67/1000*(375-[.A81])/1000*((40/3.6/1.9)^2)" office:value-type="float" office:value="0.0209599534899627">
            <text:p>0,0209599535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8380126496084">
            <text:p>0,283801265</text:p>
          </table:table-cell>
          <table:table-cell table:formula="of:=1.67/1000*(375-[.A82])/1000*((80/3.6/1.9)^2)" office:value-type="float" office:value="0.0838169693238945">
            <text:p>0,0838169693</text:p>
          </table:table-cell>
          <table:table-cell table:formula="of:=1.67/1000*(375-[.A82])/1000*((120/3.6/1.9)^2)" office:value-type="float" office:value="0.188588180978763">
            <text:p>0,188588181</text:p>
          </table:table-cell>
          <table:table-cell table:formula="of:=1.67/1000*(375-[.A82])/1000*((40/3.6/1.9)^2)" office:value-type="float" office:value="0.0209542423309736">
            <text:p>0,0209542423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45049375932815">
            <text:p>0,2450493759</text:p>
          </table:table-cell>
          <table:table-cell table:formula="of:=1.67/1000*(375-[.A83])/1000*((80/3.6/1.9)^2)" office:value-type="float" office:value="0.0837941246879382">
            <text:p>0,0837941247</text:p>
          </table:table-cell>
          <table:table-cell table:formula="of:=1.67/1000*(375-[.A83])/1000*((120/3.6/1.9)^2)" office:value-type="float" office:value="0.188536780547861">
            <text:p>0,1885367805</text:p>
          </table:table-cell>
          <table:table-cell table:formula="of:=1.67/1000*(375-[.A83])/1000*((40/3.6/1.9)^2)" office:value-type="float" office:value="0.0209485311719845">
            <text:p>0,0209485312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04857766577419">
            <text:p>0,2048577666</text:p>
          </table:table-cell>
          <table:table-cell table:formula="of:=1.67/1000*(375-[.A84])/1000*((80/3.6/1.9)^2)" office:value-type="float" office:value="0.0837712800519818">
            <text:p>0,0837712801</text:p>
          </table:table-cell>
          <table:table-cell table:formula="of:=1.67/1000*(375-[.A84])/1000*((120/3.6/1.9)^2)" office:value-type="float" office:value="0.188485380116959">
            <text:p>0,1884853801</text:p>
          </table:table-cell>
          <table:table-cell table:formula="of:=1.67/1000*(375-[.A84])/1000*((40/3.6/1.9)^2)" office:value-type="float" office:value="0.0209428200129955">
            <text:p>0,02094282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177546339435688">
            <text:p>0,1775463394</text:p>
          </table:table-cell>
          <table:table-cell table:formula="of:=1.67/1000*(375-[.A85])/1000*((80/3.6/1.9)^2)" office:value-type="float" office:value="0.0837484354160254">
            <text:p>0,0837484354</text:p>
          </table:table-cell>
          <table:table-cell table:formula="of:=1.67/1000*(375-[.A85])/1000*((120/3.6/1.9)^2)" office:value-type="float" office:value="0.188433979686057">
            <text:p>0,1884339797</text:p>
          </table:table-cell>
          <table:table-cell table:formula="of:=1.67/1000*(375-[.A85])/1000*((40/3.6/1.9)^2)" office:value-type="float" office:value="0.0209371088540064">
            <text:p>0,0209371089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10245794789946">
            <text:p>0,1024579479</text:p>
          </table:table-cell>
          <table:table-cell table:formula="of:=1.67/1000*(375-[.A86])/1000*((80/3.6/1.9)^2)" office:value-type="float" office:value="0.0837255907800691">
            <text:p>0,0837255908</text:p>
          </table:table-cell>
          <table:table-cell table:formula="of:=1.67/1000*(375-[.A86])/1000*((120/3.6/1.9)^2)" office:value-type="float" office:value="0.188382579255155">
            <text:p>0,1883825793</text:p>
          </table:table-cell>
          <table:table-cell table:formula="of:=1.67/1000*(375-[.A86])/1000*((40/3.6/1.9)^2)" office:value-type="float" office:value="0.0209313976950173">
            <text:p>0,0209313977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0766226719466564">
            <text:p>0,0766226719</text:p>
          </table:table-cell>
          <table:table-cell table:formula="of:=1.67/1000*(375-[.A87])/1000*((80/3.6/1.9)^2)" office:value-type="float" office:value="0.0837027461441127">
            <text:p>0,0837027461</text:p>
          </table:table-cell>
          <table:table-cell table:formula="of:=1.67/1000*(375-[.A87])/1000*((120/3.6/1.9)^2)" office:value-type="float" office:value="0.188331178824254">
            <text:p>0,1883311788</text:p>
          </table:table-cell>
          <table:table-cell table:formula="of:=1.67/1000*(375-[.A87])/1000*((40/3.6/1.9)^2)" office:value-type="float" office:value="0.0209256865360282">
            <text:p>0,0209256865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025413256260665">
            <text:p>0,0254132563</text:p>
          </table:table-cell>
          <table:table-cell table:formula="of:=1.67/1000*(375-[.A88])/1000*((80/3.6/1.9)^2)" office:value-type="float" office:value="0.0836799015081564">
            <text:p>0,0836799015</text:p>
          </table:table-cell>
          <table:table-cell table:formula="of:=1.67/1000*(375-[.A88])/1000*((120/3.6/1.9)^2)" office:value-type="float" office:value="0.188279778393352">
            <text:p>0,1882797784</text:p>
          </table:table-cell>
          <table:table-cell table:formula="of:=1.67/1000*(375-[.A88])/1000*((40/3.6/1.9)^2)" office:value-type="float" office:value="0.0209199753770391">
            <text:p>0,0209199754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-0.019518320789474">
            <text:p>-0,0195183208</text:p>
          </table:table-cell>
          <table:table-cell table:formula="of:=1.67/1000*(375-[.A89])/1000*((80/3.6/1.9)^2)" office:value-type="float" office:value="0.0836570568722">
            <text:p>0,0836570569</text:p>
          </table:table-cell>
          <table:table-cell table:formula="of:=1.67/1000*(375-[.A89])/1000*((120/3.6/1.9)^2)" office:value-type="float" office:value="0.18822837796245">
            <text:p>0,188228378</text:p>
          </table:table-cell>
          <table:table-cell table:formula="of:=1.67/1000*(375-[.A89])/1000*((40/3.6/1.9)^2)" office:value-type="float" office:value="0.02091426421805">
            <text:p>0,0209142642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-0.0514768670082581">
            <text:p>-0,051476867</text:p>
          </table:table-cell>
          <table:table-cell table:formula="of:=1.67/1000*(375-[.A90])/1000*((80/3.6/1.9)^2)" office:value-type="float" office:value="0.0836342122362436">
            <text:p>0,0836342122</text:p>
          </table:table-cell>
          <table:table-cell table:formula="of:=1.67/1000*(375-[.A90])/1000*((120/3.6/1.9)^2)" office:value-type="float" office:value="0.188176977531548">
            <text:p>0,1881769775</text:p>
          </table:table-cell>
          <table:table-cell table:formula="of:=1.67/1000*(375-[.A90])/1000*((40/3.6/1.9)^2)" office:value-type="float" office:value="0.0209085530590609">
            <text:p>0,020908553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13293458190722">
            <text:p>-0,1132934582</text:p>
          </table:table-cell>
          <table:table-cell table:formula="of:=1.67/1000*(375-[.A91])/1000*((80/3.6/1.9)^2)" office:value-type="float" office:value="0.0836113676002873">
            <text:p>0,0836113676</text:p>
          </table:table-cell>
          <table:table-cell table:formula="of:=1.67/1000*(375-[.A91])/1000*((120/3.6/1.9)^2)" office:value-type="float" office:value="0.188125577100646">
            <text:p>0,1881255771</text:p>
          </table:table-cell>
          <table:table-cell table:formula="of:=1.67/1000*(375-[.A91])/1000*((40/3.6/1.9)^2)" office:value-type="float" office:value="0.0209028419000718">
            <text:p>0,0209028419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-0.181127409278164">
            <text:p>-0,1811274093</text:p>
          </table:table-cell>
          <table:table-cell table:formula="of:=1.67/1000*(375-[.A92])/1000*((80/3.6/1.9)^2)" office:value-type="float" office:value="0.0835885229643309">
            <text:p>0,083588523</text:p>
          </table:table-cell>
          <table:table-cell table:formula="of:=1.67/1000*(375-[.A92])/1000*((120/3.6/1.9)^2)" office:value-type="float" office:value="0.188074176669745">
            <text:p>0,1880741767</text:p>
          </table:table-cell>
          <table:table-cell table:formula="of:=1.67/1000*(375-[.A92])/1000*((40/3.6/1.9)^2)" office:value-type="float" office:value="0.0208971307410827">
            <text:p>0,0208971307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-0.210778089129449">
            <text:p>-0,2107780891</text:p>
          </table:table-cell>
          <table:table-cell table:formula="of:=1.67/1000*(375-[.A93])/1000*((80/3.6/1.9)^2)" office:value-type="float" office:value="0.0835656783283745">
            <text:p>0,0835656783</text:p>
          </table:table-cell>
          <table:table-cell table:formula="of:=1.67/1000*(375-[.A93])/1000*((120/3.6/1.9)^2)" office:value-type="float" office:value="0.188022776238843">
            <text:p>0,1880227762</text:p>
          </table:table-cell>
          <table:table-cell table:formula="of:=1.67/1000*(375-[.A93])/1000*((40/3.6/1.9)^2)" office:value-type="float" office:value="0.0208914195820936">
            <text:p>0,0208914196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-0.259601603318689">
            <text:p>-0,2596016033</text:p>
          </table:table-cell>
          <table:table-cell table:formula="of:=1.67/1000*(375-[.A94])/1000*((80/3.6/1.9)^2)" office:value-type="float" office:value="0.0835428336924182">
            <text:p>0,0835428337</text:p>
          </table:table-cell>
          <table:table-cell table:formula="of:=1.67/1000*(375-[.A94])/1000*((120/3.6/1.9)^2)" office:value-type="float" office:value="0.187971375807941">
            <text:p>0,1879713758</text:p>
          </table:table-cell>
          <table:table-cell table:formula="of:=1.67/1000*(375-[.A94])/1000*((40/3.6/1.9)^2)" office:value-type="float" office:value="0.0208857084231045">
            <text:p>0,0208857084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-0.302947704129194">
            <text:p>-0,3029477041</text:p>
          </table:table-cell>
          <table:table-cell table:formula="of:=1.67/1000*(375-[.A95])/1000*((80/3.6/1.9)^2)" office:value-type="float" office:value="0.0835199890564618">
            <text:p>0,0835199891</text:p>
          </table:table-cell>
          <table:table-cell table:formula="of:=1.67/1000*(375-[.A95])/1000*((120/3.6/1.9)^2)" office:value-type="float" office:value="0.187919975377039">
            <text:p>0,1879199754</text:p>
          </table:table-cell>
          <table:table-cell table:formula="of:=1.67/1000*(375-[.A95])/1000*((40/3.6/1.9)^2)" office:value-type="float" office:value="0.0208799972641155">
            <text:p>0,0208799973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-0.335069526023325">
            <text:p>-0,335069526</text:p>
          </table:table-cell>
          <table:table-cell table:formula="of:=1.67/1000*(375-[.A96])/1000*((80/3.6/1.9)^2)" office:value-type="float" office:value="0.0834971444205055">
            <text:p>0,0834971444</text:p>
          </table:table-cell>
          <table:table-cell table:formula="of:=1.67/1000*(375-[.A96])/1000*((120/3.6/1.9)^2)" office:value-type="float" office:value="0.187868574946137">
            <text:p>0,1878685749</text:p>
          </table:table-cell>
          <table:table-cell table:formula="of:=1.67/1000*(375-[.A96])/1000*((40/3.6/1.9)^2)" office:value-type="float" office:value="0.0208742861051264">
            <text:p>0,0208742861</text:p>
          </table:table-cell>
          <table:table-cell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-0.380298231055044">
            <text:p>-0,3802982311</text:p>
          </table:table-cell>
          <table:table-cell table:formula="of:=1.67/1000*(375-[.A97])/1000*((80/3.6/1.9)^2)" office:value-type="float" office:value="0.0834742997845491">
            <text:p>0,0834742998</text:p>
          </table:table-cell>
          <table:table-cell table:formula="of:=1.67/1000*(375-[.A97])/1000*((120/3.6/1.9)^2)" office:value-type="float" office:value="0.187817174515235">
            <text:p>0,1878171745</text:p>
          </table:table-cell>
          <table:table-cell table:formula="of:=1.67/1000*(375-[.A97])/1000*((40/3.6/1.9)^2)" office:value-type="float" office:value="0.0208685749461373">
            <text:p>0,0208685749</text:p>
          </table:table-cell>
          <table:table-cell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-0.426776859405506">
            <text:p>-0,4267768594</text:p>
          </table:table-cell>
          <table:table-cell table:formula="of:=1.67/1000*(375-[.A98])/1000*((80/3.6/1.9)^2)" office:value-type="float" office:value="0.0834514551485927">
            <text:p>0,0834514551</text:p>
          </table:table-cell>
          <table:table-cell table:formula="of:=1.67/1000*(375-[.A98])/1000*((120/3.6/1.9)^2)" office:value-type="float" office:value="0.187765774084334">
            <text:p>0,1877657741</text:p>
          </table:table-cell>
          <table:table-cell table:formula="of:=1.67/1000*(375-[.A98])/1000*((40/3.6/1.9)^2)" office:value-type="float" office:value="0.0208628637871482">
            <text:p>0,0208628638</text:p>
          </table:table-cell>
          <table:table-cell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-0.46784072510684">
            <text:p>-0,4678407251</text:p>
          </table:table-cell>
          <table:table-cell table:formula="of:=1.67/1000*(375-[.A99])/1000*((80/3.6/1.9)^2)" office:value-type="float" office:value="0.0834286105126364">
            <text:p>0,0834286105</text:p>
          </table:table-cell>
          <table:table-cell table:formula="of:=1.67/1000*(375-[.A99])/1000*((120/3.6/1.9)^2)" office:value-type="float" office:value="0.187714373653432">
            <text:p>0,1877143737</text:p>
          </table:table-cell>
          <table:table-cell table:formula="of:=1.67/1000*(375-[.A99])/1000*((40/3.6/1.9)^2)" office:value-type="float" office:value="0.0208571526281591">
            <text:p>0,0208571526</text:p>
          </table:table-cell>
          <table:table-cell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-0.527824775130189">
            <text:p>-0,5278247751</text:p>
          </table:table-cell>
          <table:table-cell table:formula="of:=1.67/1000*(375-[.A100])/1000*((80/3.6/1.9)^2)" office:value-type="float" office:value="0.08340576587668">
            <text:p>0,0834057659</text:p>
          </table:table-cell>
          <table:table-cell table:formula="of:=1.67/1000*(375-[.A100])/1000*((120/3.6/1.9)^2)" office:value-type="float" office:value="0.18766297322253">
            <text:p>0,1876629732</text:p>
          </table:table-cell>
          <table:table-cell table:formula="of:=1.67/1000*(375-[.A100])/1000*((40/3.6/1.9)^2)" office:value-type="float" office:value="0.02085144146917">
            <text:p>0,02085144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81735812961555">
            <text:p>-0,581735813</text:p>
          </table:table-cell>
          <table:table-cell table:formula="of:=1.67/1000*(375-[.A101])/1000*((80/3.6/1.9)^2)" office:value-type="float" office:value="0.0833829212407236">
            <text:p>0,0833829212</text:p>
          </table:table-cell>
          <table:table-cell table:formula="of:=1.67/1000*(375-[.A101])/1000*((120/3.6/1.9)^2)" office:value-type="float" office:value="0.187611572791628">
            <text:p>0,1876115728</text:p>
          </table:table-cell>
          <table:table-cell table:formula="of:=1.67/1000*(375-[.A101])/1000*((40/3.6/1.9)^2)" office:value-type="float" office:value="0.0208457303101809">
            <text:p>0,0208457303</text:p>
          </table:table-cell>
          <table:table-cell/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-0.641375371133581">
            <text:p>-0,6413753711</text:p>
          </table:table-cell>
          <table:table-cell table:formula="of:=1.67/1000*(375-[.A102])/1000*((80/3.6/1.9)^2)" office:value-type="float" office:value="0.0833600766047673">
            <text:p>0,0833600766</text:p>
          </table:table-cell>
          <table:table-cell table:formula="of:=1.67/1000*(375-[.A102])/1000*((120/3.6/1.9)^2)" office:value-type="float" office:value="0.187560172360726">
            <text:p>0,1875601724</text:p>
          </table:table-cell>
          <table:table-cell table:formula="of:=1.67/1000*(375-[.A102])/1000*((40/3.6/1.9)^2)" office:value-type="float" office:value="0.0208400191511918">
            <text:p>0,0208400192</text:p>
          </table:table-cell>
          <table:table-cell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-0.671866432710976">
            <text:p>-0,6718664327</text:p>
          </table:table-cell>
          <table:table-cell table:formula="of:=1.67/1000*(375-[.A103])/1000*((80/3.6/1.9)^2)" office:value-type="float" office:value="0.0833372319688109">
            <text:p>0,083337232</text:p>
          </table:table-cell>
          <table:table-cell table:formula="of:=1.67/1000*(375-[.A103])/1000*((120/3.6/1.9)^2)" office:value-type="float" office:value="0.187508771929825">
            <text:p>0,1875087719</text:p>
          </table:table-cell>
          <table:table-cell table:formula="of:=1.67/1000*(375-[.A103])/1000*((40/3.6/1.9)^2)" office:value-type="float" office:value="0.0208343079922027">
            <text:p>0,020834308</text:p>
          </table:table-cell>
          <table:table-cell/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-0.733600691683774">
            <text:p>-0,7336006917</text:p>
          </table:table-cell>
          <table:table-cell table:formula="of:=1.67/1000*(375-[.A104])/1000*((80/3.6/1.9)^2)" office:value-type="float" office:value="0.0833143873328546">
            <text:p>0,0833143873</text:p>
          </table:table-cell>
          <table:table-cell table:formula="of:=1.67/1000*(375-[.A104])/1000*((120/3.6/1.9)^2)" office:value-type="float" office:value="0.187457371498923">
            <text:p>0,1874573715</text:p>
          </table:table-cell>
          <table:table-cell table:formula="of:=1.67/1000*(375-[.A104])/1000*((40/3.6/1.9)^2)" office:value-type="float" office:value="0.0208285968332136">
            <text:p>0,0208285968</text:p>
          </table:table-cell>
          <table:table-cell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-0.783406327788778">
            <text:p>-0,7834063278</text:p>
          </table:table-cell>
          <table:table-cell table:formula="of:=1.67/1000*(375-[.A105])/1000*((80/3.6/1.9)^2)" office:value-type="float" office:value="0.0832915426968982">
            <text:p>0,0832915427</text:p>
          </table:table-cell>
          <table:table-cell table:formula="of:=1.67/1000*(375-[.A105])/1000*((120/3.6/1.9)^2)" office:value-type="float" office:value="0.187405971068021">
            <text:p>0,1874059711</text:p>
          </table:table-cell>
          <table:table-cell table:formula="of:=1.67/1000*(375-[.A105])/1000*((40/3.6/1.9)^2)" office:value-type="float" office:value="0.0208228856742245">
            <text:p>0,0208228857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-0.821160470897368">
            <text:p>-0,8211604709</text:p>
          </table:table-cell>
          <table:table-cell table:formula="of:=1.67/1000*(375-[.A106])/1000*((80/3.6/1.9)^2)" office:value-type="float" office:value="0.0832686980609418">
            <text:p>0,0832686981</text:p>
          </table:table-cell>
          <table:table-cell table:formula="of:=1.67/1000*(375-[.A106])/1000*((120/3.6/1.9)^2)" office:value-type="float" office:value="0.187354570637119">
            <text:p>0,1873545706</text:p>
          </table:table-cell>
          <table:table-cell table:formula="of:=1.67/1000*(375-[.A106])/1000*((40/3.6/1.9)^2)" office:value-type="float" office:value="0.0208171745152355">
            <text:p>0,0208171745</text:p>
          </table:table-cell>
          <table:table-cell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-0.865101522686813">
            <text:p>-0,8651015227</text:p>
          </table:table-cell>
          <table:table-cell table:formula="of:=1.67/1000*(375-[.A107])/1000*((80/3.6/1.9)^2)" office:value-type="float" office:value="0.0832458534249855">
            <text:p>0,0832458534</text:p>
          </table:table-cell>
          <table:table-cell table:formula="of:=1.67/1000*(375-[.A107])/1000*((120/3.6/1.9)^2)" office:value-type="float" office:value="0.187303170206217">
            <text:p>0,1873031702</text:p>
          </table:table-cell>
          <table:table-cell table:formula="of:=1.67/1000*(375-[.A107])/1000*((40/3.6/1.9)^2)" office:value-type="float" office:value="0.0208114633562464">
            <text:p>0,0208114634</text:p>
          </table:table-cell>
          <table:table-cell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-0.910644600557078">
            <text:p>-0,9106446006</text:p>
          </table:table-cell>
          <table:table-cell table:formula="of:=1.67/1000*(375-[.A108])/1000*((80/3.6/1.9)^2)" office:value-type="float" office:value="0.0832230087890291">
            <text:p>0,0832230088</text:p>
          </table:table-cell>
          <table:table-cell table:formula="of:=1.67/1000*(375-[.A108])/1000*((120/3.6/1.9)^2)" office:value-type="float" office:value="0.187251769775316">
            <text:p>0,1872517698</text:p>
          </table:table-cell>
          <table:table-cell table:formula="of:=1.67/1000*(375-[.A108])/1000*((40/3.6/1.9)^2)" office:value-type="float" office:value="0.0208057521972573">
            <text:p>0,0208057522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-0.99306368657094">
            <text:p>-0,9930636866</text:p>
          </table:table-cell>
          <table:table-cell table:formula="of:=1.67/1000*(375-[.A109])/1000*((80/3.6/1.9)^2)" office:value-type="float" office:value="0.0832001641530727">
            <text:p>0,0832001642</text:p>
          </table:table-cell>
          <table:table-cell table:formula="of:=1.67/1000*(375-[.A109])/1000*((120/3.6/1.9)^2)" office:value-type="float" office:value="0.187200369344414">
            <text:p>0,1872003693</text:p>
          </table:table-cell>
          <table:table-cell table:formula="of:=1.67/1000*(375-[.A109])/1000*((40/3.6/1.9)^2)" office:value-type="float" office:value="0.0208000410382682">
            <text:p>0,020800041</text:p>
          </table:table-cell>
          <table:table-cell/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-1.03837411930568">
            <text:p>-1,0383741193</text:p>
          </table:table-cell>
          <table:table-cell table:formula="of:=1.67/1000*(375-[.A110])/1000*((80/3.6/1.9)^2)" office:value-type="float" office:value="0.0831773195171164">
            <text:p>0,0831773195</text:p>
          </table:table-cell>
          <table:table-cell table:formula="of:=1.67/1000*(375-[.A110])/1000*((120/3.6/1.9)^2)" office:value-type="float" office:value="0.187148968913512">
            <text:p>0,1871489689</text:p>
          </table:table-cell>
          <table:table-cell table:formula="of:=1.67/1000*(375-[.A110])/1000*((40/3.6/1.9)^2)" office:value-type="float" office:value="0.0207943298792791">
            <text:p>0,020794329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10884365371636">
            <text:p>-1,1088436537</text:p>
          </table:table-cell>
          <table:table-cell table:formula="of:=1.67/1000*(375-[.A111])/1000*((80/3.6/1.9)^2)" office:value-type="float" office:value="0.08315447488116">
            <text:p>0,0831544749</text:p>
          </table:table-cell>
          <table:table-cell table:formula="of:=1.67/1000*(375-[.A111])/1000*((120/3.6/1.9)^2)" office:value-type="float" office:value="0.18709756848261">
            <text:p>0,1870975685</text:p>
          </table:table-cell>
          <table:table-cell table:formula="of:=1.67/1000*(375-[.A111])/1000*((40/3.6/1.9)^2)" office:value-type="float" office:value="0.02078861872029">
            <text:p>0,0207886187</text:p>
          </table:table-cell>
          <table:table-cell/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-1.1322280167079">
            <text:p>-1,1322280167</text:p>
          </table:table-cell>
          <table:table-cell table:formula="of:=1.67/1000*(375-[.A112])/1000*((80/3.6/1.9)^2)" office:value-type="float" office:value="0.0831316302452037">
            <text:p>0,0831316302</text:p>
          </table:table-cell>
          <table:table-cell table:formula="of:=1.67/1000*(375-[.A112])/1000*((120/3.6/1.9)^2)" office:value-type="float" office:value="0.187046168051708">
            <text:p>0,1870461681</text:p>
          </table:table-cell>
          <table:table-cell table:formula="of:=1.67/1000*(375-[.A112])/1000*((40/3.6/1.9)^2)" office:value-type="float" office:value="0.0207829075613009">
            <text:p>0,0207829076</text:p>
          </table:table-cell>
          <table:table-cell/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-1.19124944632452">
            <text:p>-1,1912494463</text:p>
          </table:table-cell>
          <table:table-cell table:formula="of:=1.67/1000*(375-[.A113])/1000*((80/3.6/1.9)^2)" office:value-type="float" office:value="0.0831087856092473">
            <text:p>0,0831087856</text:p>
          </table:table-cell>
          <table:table-cell table:formula="of:=1.67/1000*(375-[.A113])/1000*((120/3.6/1.9)^2)" office:value-type="float" office:value="0.186994767620806">
            <text:p>0,1869947676</text:p>
          </table:table-cell>
          <table:table-cell table:formula="of:=1.67/1000*(375-[.A113])/1000*((40/3.6/1.9)^2)" office:value-type="float" office:value="0.0207771964023118">
            <text:p>0,0207771964</text:p>
          </table:table-cell>
          <table:table-cell/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-1.26454616624246">
            <text:p>-1,2645461662</text:p>
          </table:table-cell>
          <table:table-cell table:formula="of:=1.67/1000*(375-[.A114])/1000*((80/3.6/1.9)^2)" office:value-type="float" office:value="0.0830859409732909">
            <text:p>0,083085941</text:p>
          </table:table-cell>
          <table:table-cell table:formula="of:=1.67/1000*(375-[.A114])/1000*((120/3.6/1.9)^2)" office:value-type="float" office:value="0.186943367189905">
            <text:p>0,1869433672</text:p>
          </table:table-cell>
          <table:table-cell table:formula="of:=1.67/1000*(375-[.A114])/1000*((40/3.6/1.9)^2)" office:value-type="float" office:value="0.0207714852433227">
            <text:p>0,0207714852</text:p>
          </table:table-cell>
          <table:table-cell/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-1.31599741216918">
            <text:p>-1,3159974122</text:p>
          </table:table-cell>
          <table:table-cell table:formula="of:=1.67/1000*(375-[.A115])/1000*((80/3.6/1.9)^2)" office:value-type="float" office:value="0.0830630963373346">
            <text:p>0,0830630963</text:p>
          </table:table-cell>
          <table:table-cell table:formula="of:=1.67/1000*(375-[.A115])/1000*((120/3.6/1.9)^2)" office:value-type="float" office:value="0.186891966759003">
            <text:p>0,1868919668</text:p>
          </table:table-cell>
          <table:table-cell table:formula="of:=1.67/1000*(375-[.A115])/1000*((40/3.6/1.9)^2)" office:value-type="float" office:value="0.0207657740843336">
            <text:p>0,0207657741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-1.38458643869045">
            <text:p>-1,3845864387</text:p>
          </table:table-cell>
          <table:table-cell table:formula="of:=1.67/1000*(375-[.A116])/1000*((80/3.6/1.9)^2)" office:value-type="float" office:value="0.0830402517013782">
            <text:p>0,0830402517</text:p>
          </table:table-cell>
          <table:table-cell table:formula="of:=1.67/1000*(375-[.A116])/1000*((120/3.6/1.9)^2)" office:value-type="float" office:value="0.186840566328101">
            <text:p>0,1868405663</text:p>
          </table:table-cell>
          <table:table-cell table:formula="of:=1.67/1000*(375-[.A116])/1000*((40/3.6/1.9)^2)" office:value-type="float" office:value="0.0207600629253445">
            <text:p>0,0207600629</text:p>
          </table:table-cell>
          <table:table-cell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-1.45895939501221">
            <text:p>-1,458959395</text:p>
          </table:table-cell>
          <table:table-cell table:formula="of:=1.67/1000*(375-[.A117])/1000*((80/3.6/1.9)^2)" office:value-type="float" office:value="0.0830174070654218">
            <text:p>0,0830174071</text:p>
          </table:table-cell>
          <table:table-cell table:formula="of:=1.67/1000*(375-[.A117])/1000*((120/3.6/1.9)^2)" office:value-type="float" office:value="0.186789165897199">
            <text:p>0,1867891659</text:p>
          </table:table-cell>
          <table:table-cell table:formula="of:=1.67/1000*(375-[.A117])/1000*((40/3.6/1.9)^2)" office:value-type="float" office:value="0.0207543517663555">
            <text:p>0,0207543518</text:p>
          </table:table-cell>
          <table:table-cell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-1.5430509988143">
            <text:p>-1,5430509988</text:p>
          </table:table-cell>
          <table:table-cell table:formula="of:=1.67/1000*(375-[.A118])/1000*((80/3.6/1.9)^2)" office:value-type="float" office:value="0.0829945624294655">
            <text:p>0,0829945624</text:p>
          </table:table-cell>
          <table:table-cell table:formula="of:=1.67/1000*(375-[.A118])/1000*((120/3.6/1.9)^2)" office:value-type="float" office:value="0.186737765466297">
            <text:p>0,1867377655</text:p>
          </table:table-cell>
          <table:table-cell table:formula="of:=1.67/1000*(375-[.A118])/1000*((40/3.6/1.9)^2)" office:value-type="float" office:value="0.0207486406073664">
            <text:p>0,0207486406</text:p>
          </table:table-cell>
          <table:table-cell/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-1.58063969949606">
            <text:p>-1,5806396995</text:p>
          </table:table-cell>
          <table:table-cell table:formula="of:=1.67/1000*(375-[.A119])/1000*((80/3.6/1.9)^2)" office:value-type="float" office:value="0.0829717177935091">
            <text:p>0,0829717178</text:p>
          </table:table-cell>
          <table:table-cell table:formula="of:=1.67/1000*(375-[.A119])/1000*((120/3.6/1.9)^2)" office:value-type="float" office:value="0.186686365035396">
            <text:p>0,186686365</text:p>
          </table:table-cell>
          <table:table-cell table:formula="of:=1.67/1000*(375-[.A119])/1000*((40/3.6/1.9)^2)" office:value-type="float" office:value="0.0207429294483773">
            <text:p>0,0207429294</text:p>
          </table:table-cell>
          <table:table-cell/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-1.64049662189303">
            <text:p>-1,6404966219</text:p>
          </table:table-cell>
          <table:table-cell table:formula="of:=1.67/1000*(375-[.A120])/1000*((80/3.6/1.9)^2)" office:value-type="float" office:value="0.0829488731575528">
            <text:p>0,0829488732</text:p>
          </table:table-cell>
          <table:table-cell table:formula="of:=1.67/1000*(375-[.A120])/1000*((120/3.6/1.9)^2)" office:value-type="float" office:value="0.186634964604494">
            <text:p>0,1866349646</text:p>
          </table:table-cell>
          <table:table-cell table:formula="of:=1.67/1000*(375-[.A120])/1000*((40/3.6/1.9)^2)" office:value-type="float" office:value="0.0207372182893882">
            <text:p>0,020737218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.69673640955018">
            <text:p>-1,6967364096</text:p>
          </table:table-cell>
          <table:table-cell table:formula="of:=1.67/1000*(375-[.A121])/1000*((80/3.6/1.9)^2)" office:value-type="float" office:value="0.0829260285215964">
            <text:p>0,0829260285</text:p>
          </table:table-cell>
          <table:table-cell table:formula="of:=1.67/1000*(375-[.A121])/1000*((120/3.6/1.9)^2)" office:value-type="float" office:value="0.186583564173592">
            <text:p>0,1865835642</text:p>
          </table:table-cell>
          <table:table-cell table:formula="of:=1.67/1000*(375-[.A121])/1000*((40/3.6/1.9)^2)" office:value-type="float" office:value="0.0207315071303991">
            <text:p>0,0207315071</text:p>
          </table:table-cell>
          <table:table-cell/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-1.78395512540529">
            <text:p>-1,7839551254</text:p>
          </table:table-cell>
          <table:table-cell table:formula="of:=1.67/1000*(375-[.A122])/1000*((80/3.6/1.9)^2)" office:value-type="float" office:value="0.08290318388564">
            <text:p>0,0829031839</text:p>
          </table:table-cell>
          <table:table-cell table:formula="of:=1.67/1000*(375-[.A122])/1000*((120/3.6/1.9)^2)" office:value-type="float" office:value="0.18653216374269">
            <text:p>0,1865321637</text:p>
          </table:table-cell>
          <table:table-cell table:formula="of:=1.67/1000*(375-[.A122])/1000*((40/3.6/1.9)^2)" office:value-type="float" office:value="0.02072579597141">
            <text:p>0,020725796</text:p>
          </table:table-cell>
          <table:table-cell/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-1.87183089979907">
            <text:p>-1,8718308998</text:p>
          </table:table-cell>
          <table:table-cell table:formula="of:=1.67/1000*(375-[.A123])/1000*((80/3.6/1.9)^2)" office:value-type="float" office:value="0.0828803392496837">
            <text:p>0,0828803392</text:p>
          </table:table-cell>
          <table:table-cell table:formula="of:=1.67/1000*(375-[.A123])/1000*((120/3.6/1.9)^2)" office:value-type="float" office:value="0.186480763311788">
            <text:p>0,1864807633</text:p>
          </table:table-cell>
          <table:table-cell table:formula="of:=1.67/1000*(375-[.A123])/1000*((40/3.6/1.9)^2)" office:value-type="float" office:value="0.0207200848124209">
            <text:p>0,0207200848</text:p>
          </table:table-cell>
          <table:table-cell/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-1.93665387862193">
            <text:p>-1,9366538786</text:p>
          </table:table-cell>
          <table:table-cell table:formula="of:=1.67/1000*(375-[.A124])/1000*((80/3.6/1.9)^2)" office:value-type="float" office:value="0.0828574946137273">
            <text:p>0,0828574946</text:p>
          </table:table-cell>
          <table:table-cell table:formula="of:=1.67/1000*(375-[.A124])/1000*((120/3.6/1.9)^2)" office:value-type="float" office:value="0.186429362880886">
            <text:p>0,1864293629</text:p>
          </table:table-cell>
          <table:table-cell table:formula="of:=1.67/1000*(375-[.A124])/1000*((40/3.6/1.9)^2)" office:value-type="float" office:value="0.0207143736534318">
            <text:p>0,0207143737</text:p>
          </table:table-cell>
          <table:table-cell/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-2.01401293660121">
            <text:p>-2,0140129366</text:p>
          </table:table-cell>
          <table:table-cell table:formula="of:=1.67/1000*(375-[.A125])/1000*((80/3.6/1.9)^2)" office:value-type="float" office:value="0.082834649977771">
            <text:p>0,08283465</text:p>
          </table:table-cell>
          <table:table-cell table:formula="of:=1.67/1000*(375-[.A125])/1000*((120/3.6/1.9)^2)" office:value-type="float" office:value="0.186377962449985">
            <text:p>0,1863779624</text:p>
          </table:table-cell>
          <table:table-cell table:formula="of:=1.67/1000*(375-[.A125])/1000*((40/3.6/1.9)^2)" office:value-type="float" office:value="0.0207086624944427">
            <text:p>0,0207086625</text:p>
          </table:table-cell>
          <table:table-cell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-2.10656160854119">
            <text:p>-2,1065616085</text:p>
          </table:table-cell>
          <table:table-cell table:formula="of:=1.67/1000*(375-[.A126])/1000*((80/3.6/1.9)^2)" office:value-type="float" office:value="0.0828118053418146">
            <text:p>0,0828118053</text:p>
          </table:table-cell>
          <table:table-cell table:formula="of:=1.67/1000*(375-[.A126])/1000*((120/3.6/1.9)^2)" office:value-type="float" office:value="0.186326562019083">
            <text:p>0,186326562</text:p>
          </table:table-cell>
          <table:table-cell table:formula="of:=1.67/1000*(375-[.A126])/1000*((40/3.6/1.9)^2)" office:value-type="float" office:value="0.0207029513354536">
            <text:p>0,0207029513</text:p>
          </table:table-cell>
          <table:table-cell/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-2.19946985699484">
            <text:p>-2,199469857</text:p>
          </table:table-cell>
          <table:table-cell table:formula="of:=1.67/1000*(375-[.A127])/1000*((80/3.6/1.9)^2)" office:value-type="float" office:value="0.0827889607058582">
            <text:p>0,0827889607</text:p>
          </table:table-cell>
          <table:table-cell table:formula="of:=1.67/1000*(375-[.A127])/1000*((120/3.6/1.9)^2)" office:value-type="float" office:value="0.186275161588181">
            <text:p>0,1862751616</text:p>
          </table:table-cell>
          <table:table-cell table:formula="of:=1.67/1000*(375-[.A127])/1000*((40/3.6/1.9)^2)" office:value-type="float" office:value="0.0206972401764645">
            <text:p>0,0206972402</text:p>
          </table:table-cell>
          <table:table-cell/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-2.28511747720168">
            <text:p>-2,2851174772</text:p>
          </table:table-cell>
          <table:table-cell table:formula="of:=1.67/1000*(375-[.A128])/1000*((80/3.6/1.9)^2)" office:value-type="float" office:value="0.0827661160699019">
            <text:p>0,0827661161</text:p>
          </table:table-cell>
          <table:table-cell table:formula="of:=1.67/1000*(375-[.A128])/1000*((120/3.6/1.9)^2)" office:value-type="float" office:value="0.186223761157279">
            <text:p>0,1862237612</text:p>
          </table:table-cell>
          <table:table-cell table:formula="of:=1.67/1000*(375-[.A128])/1000*((40/3.6/1.9)^2)" office:value-type="float" office:value="0.0206915290174755">
            <text:p>0,020691529</text:p>
          </table:table-cell>
          <table:table-cell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-2.36436720195699">
            <text:p>-2,364367202</text:p>
          </table:table-cell>
          <table:table-cell table:formula="of:=1.67/1000*(375-[.A129])/1000*((80/3.6/1.9)^2)" office:value-type="float" office:value="0.0827432714339455">
            <text:p>0,0827432714</text:p>
          </table:table-cell>
          <table:table-cell table:formula="of:=1.67/1000*(375-[.A129])/1000*((120/3.6/1.9)^2)" office:value-type="float" office:value="0.186172360726377">
            <text:p>0,1861723607</text:p>
          </table:table-cell>
          <table:table-cell table:formula="of:=1.67/1000*(375-[.A129])/1000*((40/3.6/1.9)^2)" office:value-type="float" office:value="0.0206858178584864">
            <text:p>0,0206858179</text:p>
          </table:table-cell>
          <table:table-cell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-2.44769725006867">
            <text:p>-2,4476972501</text:p>
          </table:table-cell>
          <table:table-cell table:formula="of:=1.67/1000*(375-[.A130])/1000*((80/3.6/1.9)^2)" office:value-type="float" office:value="0.0827204267979891">
            <text:p>0,0827204268</text:p>
          </table:table-cell>
          <table:table-cell table:formula="of:=1.67/1000*(375-[.A130])/1000*((120/3.6/1.9)^2)" office:value-type="float" office:value="0.186120960295476">
            <text:p>0,1861209603</text:p>
          </table:table-cell>
          <table:table-cell table:formula="of:=1.67/1000*(375-[.A130])/1000*((40/3.6/1.9)^2)" office:value-type="float" office:value="0.0206801066994973">
            <text:p>0,020680106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.51225556545775">
            <text:p>-2,5122555655</text:p>
          </table:table-cell>
          <table:table-cell table:formula="of:=1.67/1000*(375-[.A131])/1000*((80/3.6/1.9)^2)" office:value-type="float" office:value="0.0826975821620328">
            <text:p>0,0826975822</text:p>
          </table:table-cell>
          <table:table-cell table:formula="of:=1.67/1000*(375-[.A131])/1000*((120/3.6/1.9)^2)" office:value-type="float" office:value="0.186069559864574">
            <text:p>0,1860695599</text:p>
          </table:table-cell>
          <table:table-cell table:formula="of:=1.67/1000*(375-[.A131])/1000*((40/3.6/1.9)^2)" office:value-type="float" office:value="0.0206743955405082">
            <text:p>0,0206743955</text:p>
          </table:table-cell>
          <table:table-cell/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-2.64201153793617">
            <text:p>-2,6420115379</text:p>
          </table:table-cell>
          <table:table-cell table:formula="of:=1.67/1000*(375-[.A132])/1000*((80/3.6/1.9)^2)" office:value-type="float" office:value="0.0826747375260764">
            <text:p>0,0826747375</text:p>
          </table:table-cell>
          <table:table-cell table:formula="of:=1.67/1000*(375-[.A132])/1000*((120/3.6/1.9)^2)" office:value-type="float" office:value="0.186018159433672">
            <text:p>0,1860181594</text:p>
          </table:table-cell>
          <table:table-cell table:formula="of:=1.67/1000*(375-[.A132])/1000*((40/3.6/1.9)^2)" office:value-type="float" office:value="0.0206686843815191">
            <text:p>0,0206686844</text:p>
          </table:table-cell>
          <table:table-cell/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-2.74615831114593">
            <text:p>-2,7461583111</text:p>
          </table:table-cell>
          <table:table-cell table:formula="of:=1.67/1000*(375-[.A133])/1000*((80/3.6/1.9)^2)" office:value-type="float" office:value="0.08265189289012">
            <text:p>0,0826518929</text:p>
          </table:table-cell>
          <table:table-cell table:formula="of:=1.67/1000*(375-[.A133])/1000*((120/3.6/1.9)^2)" office:value-type="float" office:value="0.18596675900277">
            <text:p>0,185966759</text:p>
          </table:table-cell>
          <table:table-cell table:formula="of:=1.67/1000*(375-[.A133])/1000*((40/3.6/1.9)^2)" office:value-type="float" office:value="0.02066297322253">
            <text:p>0,0206629732</text:p>
          </table:table-cell>
          <table:table-cell/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-2.85766921580363">
            <text:p>-2,8576692158</text:p>
          </table:table-cell>
          <table:table-cell table:formula="of:=1.67/1000*(375-[.A134])/1000*((80/3.6/1.9)^2)" office:value-type="float" office:value="0.0826290482541637">
            <text:p>0,0826290483</text:p>
          </table:table-cell>
          <table:table-cell table:formula="of:=1.67/1000*(375-[.A134])/1000*((120/3.6/1.9)^2)" office:value-type="float" office:value="0.185915358571868">
            <text:p>0,1859153586</text:p>
          </table:table-cell>
          <table:table-cell table:formula="of:=1.67/1000*(375-[.A134])/1000*((40/3.6/1.9)^2)" office:value-type="float" office:value="0.0206572620635409">
            <text:p>0,0206572621</text:p>
          </table:table-cell>
          <table:table-cell/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-2.95814396372965">
            <text:p>-2,9581439637</text:p>
          </table:table-cell>
          <table:table-cell table:formula="of:=1.67/1000*(375-[.A135])/1000*((80/3.6/1.9)^2)" office:value-type="float" office:value="0.0826062036182073">
            <text:p>0,0826062036</text:p>
          </table:table-cell>
          <table:table-cell table:formula="of:=1.67/1000*(375-[.A135])/1000*((120/3.6/1.9)^2)" office:value-type="float" office:value="0.185863958140966">
            <text:p>0,1858639581</text:p>
          </table:table-cell>
          <table:table-cell table:formula="of:=1.67/1000*(375-[.A135])/1000*((40/3.6/1.9)^2)" office:value-type="float" office:value="0.0206515509045518">
            <text:p>0,0206515509</text:p>
          </table:table-cell>
          <table:table-cell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-3.05909354252215">
            <text:p>-3,0590935425</text:p>
          </table:table-cell>
          <table:table-cell table:formula="of:=1.67/1000*(375-[.A136])/1000*((80/3.6/1.9)^2)" office:value-type="float" office:value="0.082583358982251">
            <text:p>0,082583359</text:p>
          </table:table-cell>
          <table:table-cell table:formula="of:=1.67/1000*(375-[.A136])/1000*((120/3.6/1.9)^2)" office:value-type="float" office:value="0.185812557710065">
            <text:p>0,1858125577</text:p>
          </table:table-cell>
          <table:table-cell table:formula="of:=1.67/1000*(375-[.A136])/1000*((40/3.6/1.9)^2)" office:value-type="float" office:value="0.0206458397455627">
            <text:p>0,0206458397</text:p>
          </table:table-cell>
          <table:table-cell/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-3.18426876853989">
            <text:p>-3,1842687685</text:p>
          </table:table-cell>
          <table:table-cell table:formula="of:=1.67/1000*(375-[.A137])/1000*((80/3.6/1.9)^2)" office:value-type="float" office:value="0.0825605143462946">
            <text:p>0,0825605143</text:p>
          </table:table-cell>
          <table:table-cell table:formula="of:=1.67/1000*(375-[.A137])/1000*((120/3.6/1.9)^2)" office:value-type="float" office:value="0.185761157279163">
            <text:p>0,1857611573</text:p>
          </table:table-cell>
          <table:table-cell table:formula="of:=1.67/1000*(375-[.A137])/1000*((40/3.6/1.9)^2)" office:value-type="float" office:value="0.0206401285865736">
            <text:p>0,0206401286</text:p>
          </table:table-cell>
          <table:table-cell/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-3.28712086827283">
            <text:p>-3,2871208683</text:p>
          </table:table-cell>
          <table:table-cell table:formula="of:=1.67/1000*(375-[.A138])/1000*((80/3.6/1.9)^2)" office:value-type="float" office:value="0.0825376697103382">
            <text:p>0,0825376697</text:p>
          </table:table-cell>
          <table:table-cell table:formula="of:=1.67/1000*(375-[.A138])/1000*((120/3.6/1.9)^2)" office:value-type="float" office:value="0.185709756848261">
            <text:p>0,1857097568</text:p>
          </table:table-cell>
          <table:table-cell table:formula="of:=1.67/1000*(375-[.A138])/1000*((40/3.6/1.9)^2)" office:value-type="float" office:value="0.0206344174275846">
            <text:p>0,0206344174</text:p>
          </table:table-cell>
          <table:table-cell/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-3.42090269914972">
            <text:p>-3,4209026991</text:p>
          </table:table-cell>
          <table:table-cell table:formula="of:=1.67/1000*(375-[.A139])/1000*((80/3.6/1.9)^2)" office:value-type="float" office:value="0.0825148250743819">
            <text:p>0,0825148251</text:p>
          </table:table-cell>
          <table:table-cell table:formula="of:=1.67/1000*(375-[.A139])/1000*((120/3.6/1.9)^2)" office:value-type="float" office:value="0.185658356417359">
            <text:p>0,1856583564</text:p>
          </table:table-cell>
          <table:table-cell table:formula="of:=1.67/1000*(375-[.A139])/1000*((40/3.6/1.9)^2)" office:value-type="float" office:value="0.0206287062685955">
            <text:p>0,0206287063</text:p>
          </table:table-cell>
          <table:table-cell/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-3.54677192684326">
            <text:p>-3,5467719268</text:p>
          </table:table-cell>
          <table:table-cell table:formula="of:=1.67/1000*(375-[.A140])/1000*((80/3.6/1.9)^2)" office:value-type="float" office:value="0.0824919804384255">
            <text:p>0,0824919804</text:p>
          </table:table-cell>
          <table:table-cell table:formula="of:=1.67/1000*(375-[.A140])/1000*((120/3.6/1.9)^2)" office:value-type="float" office:value="0.185606955986457">
            <text:p>0,185606956</text:p>
          </table:table-cell>
          <table:table-cell table:formula="of:=1.67/1000*(375-[.A140])/1000*((40/3.6/1.9)^2)" office:value-type="float" office:value="0.0206229951096064">
            <text:p>0,020622995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.65513363201121">
            <text:p>-3,655133632</text:p>
          </table:table-cell>
          <table:table-cell table:formula="of:=1.67/1000*(375-[.A141])/1000*((80/3.6/1.9)^2)" office:value-type="float" office:value="0.0824691358024691">
            <text:p>0,0824691358</text:p>
          </table:table-cell>
          <table:table-cell table:formula="of:=1.67/1000*(375-[.A141])/1000*((120/3.6/1.9)^2)" office:value-type="float" office:value="0.185555555555556">
            <text:p>0,1855555556</text:p>
          </table:table-cell>
          <table:table-cell table:formula="of:=1.67/1000*(375-[.A141])/1000*((40/3.6/1.9)^2)" office:value-type="float" office:value="0.0206172839506173">
            <text:p>0,020617284</text:p>
          </table:table-cell>
          <table:table-cell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-3.80279405654295">
            <text:p>-3,8027940565</text:p>
          </table:table-cell>
          <table:table-cell table:formula="of:=1.67/1000*(375-[.A142])/1000*((80/3.6/1.9)^2)" office:value-type="float" office:value="0.0824462911665128">
            <text:p>0,0824462912</text:p>
          </table:table-cell>
          <table:table-cell table:formula="of:=1.67/1000*(375-[.A142])/1000*((120/3.6/1.9)^2)" office:value-type="float" office:value="0.185504155124654">
            <text:p>0,1855041551</text:p>
          </table:table-cell>
          <table:table-cell table:formula="of:=1.67/1000*(375-[.A142])/1000*((40/3.6/1.9)^2)" office:value-type="float" office:value="0.0206115727916282">
            <text:p>0,0206115728</text:p>
          </table:table-cell>
          <table:table-cell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-3.94881433614501">
            <text:p>-3,9488143361</text:p>
          </table:table-cell>
          <table:table-cell table:formula="of:=1.67/1000*(375-[.A143])/1000*((80/3.6/1.9)^2)" office:value-type="float" office:value="0.0824234465305564">
            <text:p>0,0824234465</text:p>
          </table:table-cell>
          <table:table-cell table:formula="of:=1.67/1000*(375-[.A143])/1000*((120/3.6/1.9)^2)" office:value-type="float" office:value="0.185452754693752">
            <text:p>0,1854527547</text:p>
          </table:table-cell>
          <table:table-cell table:formula="of:=1.67/1000*(375-[.A143])/1000*((40/3.6/1.9)^2)" office:value-type="float" office:value="0.0206058616326391">
            <text:p>0,0206058616</text:p>
          </table:table-cell>
          <table:table-cell/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-4.10796510766688">
            <text:p>-4,1079651077</text:p>
          </table:table-cell>
          <table:table-cell table:formula="of:=1.67/1000*(375-[.A144])/1000*((80/3.6/1.9)^2)" office:value-type="float" office:value="0.0824006018946001">
            <text:p>0,0824006019</text:p>
          </table:table-cell>
          <table:table-cell table:formula="of:=1.67/1000*(375-[.A144])/1000*((120/3.6/1.9)^2)" office:value-type="float" office:value="0.18540135426285">
            <text:p>0,1854013543</text:p>
          </table:table-cell>
          <table:table-cell table:formula="of:=1.67/1000*(375-[.A144])/1000*((40/3.6/1.9)^2)" office:value-type="float" office:value="0.02060015047365">
            <text:p>0,0206001505</text:p>
          </table:table-cell>
          <table:table-cell/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-4.25753688612769">
            <text:p>-4,2575368861</text:p>
          </table:table-cell>
          <table:table-cell table:formula="of:=1.67/1000*(375-[.A145])/1000*((80/3.6/1.9)^2)" office:value-type="float" office:value="0.0823777572586437">
            <text:p>0,0823777573</text:p>
          </table:table-cell>
          <table:table-cell table:formula="of:=1.67/1000*(375-[.A145])/1000*((120/3.6/1.9)^2)" office:value-type="float" office:value="0.185349953831948">
            <text:p>0,1853499538</text:p>
          </table:table-cell>
          <table:table-cell table:formula="of:=1.67/1000*(375-[.A145])/1000*((40/3.6/1.9)^2)" office:value-type="float" office:value="0.0205944393146609">
            <text:p>0,0205944393</text:p>
          </table:table-cell>
          <table:table-cell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-4.41373183260511">
            <text:p>-4,4137318326</text:p>
          </table:table-cell>
          <table:table-cell table:formula="of:=1.67/1000*(375-[.A146])/1000*((80/3.6/1.9)^2)" office:value-type="float" office:value="0.0823549126226873">
            <text:p>0,0823549126</text:p>
          </table:table-cell>
          <table:table-cell table:formula="of:=1.67/1000*(375-[.A146])/1000*((120/3.6/1.9)^2)" office:value-type="float" office:value="0.185298553401047">
            <text:p>0,1852985534</text:p>
          </table:table-cell>
          <table:table-cell table:formula="of:=1.67/1000*(375-[.A146])/1000*((40/3.6/1.9)^2)" office:value-type="float" office:value="0.0205887281556718">
            <text:p>0,0205887282</text:p>
          </table:table-cell>
          <table:table-cell/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-4.62163556279956">
            <text:p>-4,6216355628</text:p>
          </table:table-cell>
          <table:table-cell table:formula="of:=1.67/1000*(375-[.A147])/1000*((80/3.6/1.9)^2)" office:value-type="float" office:value="0.082332067986731">
            <text:p>0,082332068</text:p>
          </table:table-cell>
          <table:table-cell table:formula="of:=1.67/1000*(375-[.A147])/1000*((120/3.6/1.9)^2)" office:value-type="float" office:value="0.185247152970145">
            <text:p>0,185247153</text:p>
          </table:table-cell>
          <table:table-cell table:formula="of:=1.67/1000*(375-[.A147])/1000*((40/3.6/1.9)^2)" office:value-type="float" office:value="0.0205830169966827">
            <text:p>0,020583017</text:p>
          </table:table-cell>
          <table:table-cell/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-4.78240641985742">
            <text:p>-4,7824064199</text:p>
          </table:table-cell>
          <table:table-cell table:formula="of:=1.67/1000*(375-[.A148])/1000*((80/3.6/1.9)^2)" office:value-type="float" office:value="0.0823092233507746">
            <text:p>0,0823092234</text:p>
          </table:table-cell>
          <table:table-cell table:formula="of:=1.67/1000*(375-[.A148])/1000*((120/3.6/1.9)^2)" office:value-type="float" office:value="0.185195752539243">
            <text:p>0,1851957525</text:p>
          </table:table-cell>
          <table:table-cell table:formula="of:=1.67/1000*(375-[.A148])/1000*((40/3.6/1.9)^2)" office:value-type="float" office:value="0.0205773058376937">
            <text:p>0,0205773058</text:p>
          </table:table-cell>
          <table:table-cell/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-4.94698712475864">
            <text:p>-4,9469871248</text:p>
          </table:table-cell>
          <table:table-cell table:formula="of:=1.67/1000*(375-[.A149])/1000*((80/3.6/1.9)^2)" office:value-type="float" office:value="0.0822863787148182">
            <text:p>0,0822863787</text:p>
          </table:table-cell>
          <table:table-cell table:formula="of:=1.67/1000*(375-[.A149])/1000*((120/3.6/1.9)^2)" office:value-type="float" office:value="0.185144352108341">
            <text:p>0,1851443521</text:p>
          </table:table-cell>
          <table:table-cell table:formula="of:=1.67/1000*(375-[.A149])/1000*((40/3.6/1.9)^2)" office:value-type="float" office:value="0.0205715946787046">
            <text:p>0,0205715947</text:p>
          </table:table-cell>
          <table:table-cell/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-5.12079452581331">
            <text:p>-5,1207945258</text:p>
          </table:table-cell>
          <table:table-cell table:formula="of:=1.67/1000*(375-[.A150])/1000*((80/3.6/1.9)^2)" office:value-type="float" office:value="0.0822635340788619">
            <text:p>0,0822635341</text:p>
          </table:table-cell>
          <table:table-cell table:formula="of:=1.67/1000*(375-[.A150])/1000*((120/3.6/1.9)^2)" office:value-type="float" office:value="0.185092951677439">
            <text:p>0,1850929517</text:p>
          </table:table-cell>
          <table:table-cell table:formula="of:=1.67/1000*(375-[.A150])/1000*((40/3.6/1.9)^2)" office:value-type="float" office:value="0.0205658835197155">
            <text:p>0,020565883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.3578479714941">
            <text:p>-5,3578479715</text:p>
          </table:table-cell>
          <table:table-cell table:formula="of:=1.67/1000*(375-[.A151])/1000*((80/3.6/1.9)^2)" office:value-type="float" office:value="0.0822406894429055">
            <text:p>0,0822406894</text:p>
          </table:table-cell>
          <table:table-cell table:formula="of:=1.67/1000*(375-[.A151])/1000*((120/3.6/1.9)^2)" office:value-type="float" office:value="0.185041551246537">
            <text:p>0,1850415512</text:p>
          </table:table-cell>
          <table:table-cell table:formula="of:=1.67/1000*(375-[.A151])/1000*((40/3.6/1.9)^2)" office:value-type="float" office:value="0.0205601723607264">
            <text:p>0,0205601724</text:p>
          </table:table-cell>
          <table:table-cell/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-5.5581987152103">
            <text:p>-5,5581987152</text:p>
          </table:table-cell>
          <table:table-cell table:formula="of:=1.67/1000*(375-[.A152])/1000*((80/3.6/1.9)^2)" office:value-type="float" office:value="0.0822178448069491">
            <text:p>0,0822178448</text:p>
          </table:table-cell>
          <table:table-cell table:formula="of:=1.67/1000*(375-[.A152])/1000*((120/3.6/1.9)^2)" office:value-type="float" office:value="0.184990150815636">
            <text:p>0,1849901508</text:p>
          </table:table-cell>
          <table:table-cell table:formula="of:=1.67/1000*(375-[.A152])/1000*((40/3.6/1.9)^2)" office:value-type="float" office:value="0.0205544612017373">
            <text:p>0,0205544612</text:p>
          </table:table-cell>
          <table:table-cell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-5.76285592463878">
            <text:p>-5,7628559246</text:p>
          </table:table-cell>
          <table:table-cell table:formula="of:=1.67/1000*(375-[.A153])/1000*((80/3.6/1.9)^2)" office:value-type="float" office:value="0.0821950001709928">
            <text:p>0,0821950002</text:p>
          </table:table-cell>
          <table:table-cell table:formula="of:=1.67/1000*(375-[.A153])/1000*((120/3.6/1.9)^2)" office:value-type="float" office:value="0.184938750384734">
            <text:p>0,1849387504</text:p>
          </table:table-cell>
          <table:table-cell table:formula="of:=1.67/1000*(375-[.A153])/1000*((40/3.6/1.9)^2)" office:value-type="float" office:value="0.0205487500427482">
            <text:p>0,02054875</text:p>
          </table:table-cell>
          <table:table-cell/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-6.02286458484476">
            <text:p>-6,0228645848</text:p>
          </table:table-cell>
          <table:table-cell table:formula="of:=1.67/1000*(375-[.A154])/1000*((80/3.6/1.9)^2)" office:value-type="float" office:value="0.0821721555350364">
            <text:p>0,0821721555</text:p>
          </table:table-cell>
          <table:table-cell table:formula="of:=1.67/1000*(375-[.A154])/1000*((120/3.6/1.9)^2)" office:value-type="float" office:value="0.184887349953832">
            <text:p>0,18488735</text:p>
          </table:table-cell>
          <table:table-cell table:formula="of:=1.67/1000*(375-[.A154])/1000*((40/3.6/1.9)^2)" office:value-type="float" office:value="0.0205430388837591">
            <text:p>0,0205430389</text:p>
          </table:table-cell>
          <table:table-cell/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-6.28546776167305">
            <text:p>-6,2854677617</text:p>
          </table:table-cell>
          <table:table-cell table:formula="of:=1.67/1000*(375-[.A155])/1000*((80/3.6/1.9)^2)" office:value-type="float" office:value="0.0821493108990801">
            <text:p>0,0821493109</text:p>
          </table:table-cell>
          <table:table-cell table:formula="of:=1.67/1000*(375-[.A155])/1000*((120/3.6/1.9)^2)" office:value-type="float" office:value="0.18483594952293">
            <text:p>0,1848359495</text:p>
          </table:table-cell>
          <table:table-cell table:formula="of:=1.67/1000*(375-[.A155])/1000*((40/3.6/1.9)^2)" office:value-type="float" office:value="0.02053732772477">
            <text:p>0,0205373277</text:p>
          </table:table-cell>
          <table:table-cell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-6.52847000007049">
            <text:p>-6,5284700001</text:p>
          </table:table-cell>
          <table:table-cell table:formula="of:=1.67/1000*(375-[.A156])/1000*((80/3.6/1.9)^2)" office:value-type="float" office:value="0.0821264662631237">
            <text:p>0,0821264663</text:p>
          </table:table-cell>
          <table:table-cell table:formula="of:=1.67/1000*(375-[.A156])/1000*((120/3.6/1.9)^2)" office:value-type="float" office:value="0.184784549092028">
            <text:p>0,1847845491</text:p>
          </table:table-cell>
          <table:table-cell table:formula="of:=1.67/1000*(375-[.A156])/1000*((40/3.6/1.9)^2)" office:value-type="float" office:value="0.0205316165657809">
            <text:p>0,0205316166</text:p>
          </table:table-cell>
          <table:table-cell/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-6.79838826770711">
            <text:p>-6,7983882677</text:p>
          </table:table-cell>
          <table:table-cell table:formula="of:=1.67/1000*(375-[.A157])/1000*((80/3.6/1.9)^2)" office:value-type="float" office:value="0.0821036216271673">
            <text:p>0,0821036216</text:p>
          </table:table-cell>
          <table:table-cell table:formula="of:=1.67/1000*(375-[.A157])/1000*((120/3.6/1.9)^2)" office:value-type="float" office:value="0.184733148661127">
            <text:p>0,1847331487</text:p>
          </table:table-cell>
          <table:table-cell table:formula="of:=1.67/1000*(375-[.A157])/1000*((40/3.6/1.9)^2)" office:value-type="float" office:value="0.0205259054067918">
            <text:p>0,0205259054</text:p>
          </table:table-cell>
          <table:table-cell/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-7.08170754100709">
            <text:p>-7,081707541</text:p>
          </table:table-cell>
          <table:table-cell table:formula="of:=1.67/1000*(375-[.A158])/1000*((80/3.6/1.9)^2)" office:value-type="float" office:value="0.082080776991211">
            <text:p>0,082080777</text:p>
          </table:table-cell>
          <table:table-cell table:formula="of:=1.67/1000*(375-[.A158])/1000*((120/3.6/1.9)^2)" office:value-type="float" office:value="0.184681748230225">
            <text:p>0,1846817482</text:p>
          </table:table-cell>
          <table:table-cell table:formula="of:=1.67/1000*(375-[.A158])/1000*((40/3.6/1.9)^2)" office:value-type="float" office:value="0.0205201942478027">
            <text:p>0,0205201942</text:p>
          </table:table-cell>
          <table:table-cell/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-7.40892486440722">
            <text:p>-7,4089248644</text:p>
          </table:table-cell>
          <table:table-cell table:formula="of:=1.67/1000*(375-[.A159])/1000*((80/3.6/1.9)^2)" office:value-type="float" office:value="0.0820579323552546">
            <text:p>0,0820579324</text:p>
          </table:table-cell>
          <table:table-cell table:formula="of:=1.67/1000*(375-[.A159])/1000*((120/3.6/1.9)^2)" office:value-type="float" office:value="0.184630347799323">
            <text:p>0,1846303478</text:p>
          </table:table-cell>
          <table:table-cell table:formula="of:=1.67/1000*(375-[.A159])/1000*((40/3.6/1.9)^2)" office:value-type="float" office:value="0.0205144830888137">
            <text:p>0,0205144831</text:p>
          </table:table-cell>
          <table:table-cell/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-7.74683334564801">
            <text:p>-7,7468333456</text:p>
          </table:table-cell>
          <table:table-cell table:formula="of:=1.67/1000*(375-[.A160])/1000*((80/3.6/1.9)^2)" office:value-type="float" office:value="0.0820350877192982">
            <text:p>0,0820350877</text:p>
          </table:table-cell>
          <table:table-cell table:formula="of:=1.67/1000*(375-[.A160])/1000*((120/3.6/1.9)^2)" office:value-type="float" office:value="0.184578947368421">
            <text:p>0,1845789474</text:p>
          </table:table-cell>
          <table:table-cell table:formula="of:=1.67/1000*(375-[.A160])/1000*((40/3.6/1.9)^2)" office:value-type="float" office:value="0.0205087719298246">
            <text:p>0,02050877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04640582153761">
            <text:p>-8,0464058215</text:p>
          </table:table-cell>
          <table:table-cell table:formula="of:=1.67/1000*(375-[.A161])/1000*((80/3.6/1.9)^2)" office:value-type="float" office:value="0.0820122430833419">
            <text:p>0,0820122431</text:p>
          </table:table-cell>
          <table:table-cell table:formula="of:=1.67/1000*(375-[.A161])/1000*((120/3.6/1.9)^2)" office:value-type="float" office:value="0.184527546937519">
            <text:p>0,1845275469</text:p>
          </table:table-cell>
          <table:table-cell table:formula="of:=1.67/1000*(375-[.A161])/1000*((40/3.6/1.9)^2)" office:value-type="float" office:value="0.0205030607708355">
            <text:p>0,0205030608</text:p>
          </table:table-cell>
          <table:table-cell/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-8.39429184148411">
            <text:p>-8,3942918415</text:p>
          </table:table-cell>
          <table:table-cell table:formula="of:=1.67/1000*(375-[.A162])/1000*((80/3.6/1.9)^2)" office:value-type="float" office:value="0.0819893984473855">
            <text:p>0,0819893984</text:p>
          </table:table-cell>
          <table:table-cell table:formula="of:=1.67/1000*(375-[.A162])/1000*((120/3.6/1.9)^2)" office:value-type="float" office:value="0.184476146506617">
            <text:p>0,1844761465</text:p>
          </table:table-cell>
          <table:table-cell table:formula="of:=1.67/1000*(375-[.A162])/1000*((40/3.6/1.9)^2)" office:value-type="float" office:value="0.0204973496118464">
            <text:p>0,0204973496</text:p>
          </table:table-cell>
          <table:table-cell/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-8.85773580861947">
            <text:p>-8,8577358086</text:p>
          </table:table-cell>
          <table:table-cell table:formula="of:=1.67/1000*(375-[.A163])/1000*((80/3.6/1.9)^2)" office:value-type="float" office:value="0.0819665538114292">
            <text:p>0,0819665538</text:p>
          </table:table-cell>
          <table:table-cell table:formula="of:=1.67/1000*(375-[.A163])/1000*((120/3.6/1.9)^2)" office:value-type="float" office:value="0.184424746075716">
            <text:p>0,1844247461</text:p>
          </table:table-cell>
          <table:table-cell table:formula="of:=1.67/1000*(375-[.A163])/1000*((40/3.6/1.9)^2)" office:value-type="float" office:value="0.0204916384528573">
            <text:p>0,0204916385</text:p>
          </table:table-cell>
          <table:table-cell/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-9.15576749589094">
            <text:p>-9,1557674959</text:p>
          </table:table-cell>
          <table:table-cell table:formula="of:=1.67/1000*(375-[.A164])/1000*((80/3.6/1.9)^2)" office:value-type="float" office:value="0.0819437091754728">
            <text:p>0,0819437092</text:p>
          </table:table-cell>
          <table:table-cell table:formula="of:=1.67/1000*(375-[.A164])/1000*((120/3.6/1.9)^2)" office:value-type="float" office:value="0.184373345644814">
            <text:p>0,1843733456</text:p>
          </table:table-cell>
          <table:table-cell table:formula="of:=1.67/1000*(375-[.A164])/1000*((40/3.6/1.9)^2)" office:value-type="float" office:value="0.0204859272938682">
            <text:p>0,0204859273</text:p>
          </table:table-cell>
          <table:table-cell/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-9.65101736767527">
            <text:p>-9,6510173677</text:p>
          </table:table-cell>
          <table:table-cell table:formula="of:=1.67/1000*(375-[.A165])/1000*((80/3.6/1.9)^2)" office:value-type="float" office:value="0.0819208645395164">
            <text:p>0,0819208645</text:p>
          </table:table-cell>
          <table:table-cell table:formula="of:=1.67/1000*(375-[.A165])/1000*((120/3.6/1.9)^2)" office:value-type="float" office:value="0.184321945213912">
            <text:p>0,1843219452</text:p>
          </table:table-cell>
          <table:table-cell table:formula="of:=1.67/1000*(375-[.A165])/1000*((40/3.6/1.9)^2)" office:value-type="float" office:value="0.0204802161348791">
            <text:p>0,0204802161</text:p>
          </table:table-cell>
          <table:table-cell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-10.1468033111562">
            <text:p>-10,1468033112</text:p>
          </table:table-cell>
          <table:table-cell table:formula="of:=1.67/1000*(375-[.A166])/1000*((80/3.6/1.9)^2)" office:value-type="float" office:value="0.0818980199035601">
            <text:p>0,0818980199</text:p>
          </table:table-cell>
          <table:table-cell table:formula="of:=1.67/1000*(375-[.A166])/1000*((120/3.6/1.9)^2)" office:value-type="float" office:value="0.18427054478301">
            <text:p>0,1842705448</text:p>
          </table:table-cell>
          <table:table-cell table:formula="of:=1.67/1000*(375-[.A166])/1000*((40/3.6/1.9)^2)" office:value-type="float" office:value="0.02047450497589">
            <text:p>0,020474505</text:p>
          </table:table-cell>
          <table:table-cell/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-10.484719882939">
            <text:p>-10,4847198829</text:p>
          </table:table-cell>
          <table:table-cell table:formula="of:=1.67/1000*(375-[.A167])/1000*((80/3.6/1.9)^2)" office:value-type="float" office:value="0.0818751752676037">
            <text:p>0,0818751753</text:p>
          </table:table-cell>
          <table:table-cell table:formula="of:=1.67/1000*(375-[.A167])/1000*((120/3.6/1.9)^2)" office:value-type="float" office:value="0.184219144352108">
            <text:p>0,1842191444</text:p>
          </table:table-cell>
          <table:table-cell table:formula="of:=1.67/1000*(375-[.A167])/1000*((40/3.6/1.9)^2)" office:value-type="float" office:value="0.0204687938169009">
            <text:p>0,0204687938</text:p>
          </table:table-cell>
          <table:table-cell/>
        </table:table-row>
        <table:table-row table:style-name="ro1">
          <table:table-cell office:value-type="float" office:value="16.7">
            <text:p>16,7</text:p>
          </table:table-cell>
          <table:table-cell office:value-type="float" office:value="-11.3171655636683">
            <text:p>-11,3171655637</text:p>
          </table:table-cell>
          <table:table-cell table:formula="of:=1.67/1000*(375-[.A168])/1000*((80/3.6/1.9)^2)" office:value-type="float" office:value="0.0818523306316473">
            <text:p>0,0818523306</text:p>
          </table:table-cell>
          <table:table-cell table:formula="of:=1.67/1000*(375-[.A168])/1000*((120/3.6/1.9)^2)" office:value-type="float" office:value="0.184167743921207">
            <text:p>0,1841677439</text:p>
          </table:table-cell>
          <table:table-cell table:formula="of:=1.67/1000*(375-[.A168])/1000*((40/3.6/1.9)^2)" office:value-type="float" office:value="0.0204630826579118">
            <text:p>0,0204630827</text:p>
          </table:table-cell>
          <table:table-cell/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-11.8248857169044">
            <text:p>-11,8248857169</text:p>
          </table:table-cell>
          <table:table-cell table:formula="of:=1.67/1000*(375-[.A169])/1000*((80/3.6/1.9)^2)" office:value-type="float" office:value="0.081829485995691">
            <text:p>0,081829486</text:p>
          </table:table-cell>
          <table:table-cell table:formula="of:=1.67/1000*(375-[.A169])/1000*((120/3.6/1.9)^2)" office:value-type="float" office:value="0.184116343490305">
            <text:p>0,1841163435</text:p>
          </table:table-cell>
          <table:table-cell table:formula="of:=1.67/1000*(375-[.A169])/1000*((40/3.6/1.9)^2)" office:value-type="float" office:value="0.0204573714989227">
            <text:p>0,0204573715</text:p>
          </table:table-cell>
          <table:table-cell/>
        </table:table-row>
        <table:table-row table:style-name="ro1">
          <table:table-cell office:value-type="float" office:value="16.9">
            <text:p>16,9</text:p>
          </table:table-cell>
          <table:table-cell office:value-type="float" office:value="-12.6527692277617">
            <text:p>-12,6527692278</text:p>
          </table:table-cell>
          <table:table-cell table:formula="of:=1.67/1000*(375-[.A170])/1000*((80/3.6/1.9)^2)" office:value-type="float" office:value="0.0818066413597346">
            <text:p>0,0818066414</text:p>
          </table:table-cell>
          <table:table-cell table:formula="of:=1.67/1000*(375-[.A170])/1000*((120/3.6/1.9)^2)" office:value-type="float" office:value="0.184064943059403">
            <text:p>0,1840649431</text:p>
          </table:table-cell>
          <table:table-cell table:formula="of:=1.67/1000*(375-[.A170])/1000*((40/3.6/1.9)^2)" office:value-type="float" office:value="0.0204516603399337">
            <text:p>0,02045166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3.2977656404211">
            <text:p>-13,2977656404</text:p>
          </table:table-cell>
          <table:table-cell table:formula="of:=1.67/1000*(375-[.A171])/1000*((80/3.6/1.9)^2)" office:value-type="float" office:value="0.0817837967237783">
            <text:p>0,0817837967</text:p>
          </table:table-cell>
          <table:table-cell table:formula="of:=1.67/1000*(375-[.A171])/1000*((120/3.6/1.9)^2)" office:value-type="float" office:value="0.184013542628501">
            <text:p>0,1840135426</text:p>
          </table:table-cell>
          <table:table-cell table:formula="of:=1.67/1000*(375-[.A171])/1000*((40/3.6/1.9)^2)" office:value-type="float" office:value="0.0204459491809446">
            <text:p>0,0204459492</text:p>
          </table:table-cell>
          <table:table-cell/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-14.2859127326723">
            <text:p>-14,2859127327</text:p>
          </table:table-cell>
          <table:table-cell table:formula="of:=1.67/1000*(375-[.A172])/1000*((80/3.6/1.9)^2)" office:value-type="float" office:value="0.0817609520878219">
            <text:p>0,0817609521</text:p>
          </table:table-cell>
          <table:table-cell table:formula="of:=1.67/1000*(375-[.A172])/1000*((120/3.6/1.9)^2)" office:value-type="float" office:value="0.183962142197599">
            <text:p>0,1839621422</text:p>
          </table:table-cell>
          <table:table-cell table:formula="of:=1.67/1000*(375-[.A172])/1000*((40/3.6/1.9)^2)" office:value-type="float" office:value="0.0204402380219555">
            <text:p>0,020440238</text:p>
          </table:table-cell>
          <table:table-cell/>
        </table:table-row>
        <table:table-row table:style-name="ro1">
          <table:table-cell office:value-type="float" office:value="17.2">
            <text:p>17,2</text:p>
          </table:table-cell>
          <table:table-cell office:value-type="float" office:value="-15.3394128853218">
            <text:p>-15,3394128853</text:p>
          </table:table-cell>
          <table:table-cell table:formula="of:=1.67/1000*(375-[.A173])/1000*((80/3.6/1.9)^2)" office:value-type="float" office:value="0.0817381074518656">
            <text:p>0,0817381075</text:p>
          </table:table-cell>
          <table:table-cell table:formula="of:=1.67/1000*(375-[.A173])/1000*((120/3.6/1.9)^2)" office:value-type="float" office:value="0.183910741766698">
            <text:p>0,1839107418</text:p>
          </table:table-cell>
          <table:table-cell table:formula="of:=1.67/1000*(375-[.A173])/1000*((40/3.6/1.9)^2)" office:value-type="float" office:value="0.0204345268629664">
            <text:p>0,0204345269</text:p>
          </table:table-cell>
          <table:table-cell/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-16.4608967694675">
            <text:p>-16,4608967695</text:p>
          </table:table-cell>
          <table:table-cell table:formula="of:=1.67/1000*(375-[.A174])/1000*((80/3.6/1.9)^2)" office:value-type="float" office:value="0.0817152628159092">
            <text:p>0,0817152628</text:p>
          </table:table-cell>
          <table:table-cell table:formula="of:=1.67/1000*(375-[.A174])/1000*((120/3.6/1.9)^2)" office:value-type="float" office:value="0.183859341335796">
            <text:p>0,1838593413</text:p>
          </table:table-cell>
          <table:table-cell table:formula="of:=1.67/1000*(375-[.A174])/1000*((40/3.6/1.9)^2)" office:value-type="float" office:value="0.0204288157039773">
            <text:p>0,0204288157</text:p>
          </table:table-cell>
          <table:table-cell/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-17.9944501101242">
            <text:p>-17,9944501101</text:p>
          </table:table-cell>
          <table:table-cell table:formula="of:=1.67/1000*(375-[.A175])/1000*((80/3.6/1.9)^2)" office:value-type="float" office:value="0.0816924181799528">
            <text:p>0,0816924182</text:p>
          </table:table-cell>
          <table:table-cell table:formula="of:=1.67/1000*(375-[.A175])/1000*((120/3.6/1.9)^2)" office:value-type="float" office:value="0.183807940904894">
            <text:p>0,1838079409</text:p>
          </table:table-cell>
          <table:table-cell table:formula="of:=1.67/1000*(375-[.A175])/1000*((40/3.6/1.9)^2)" office:value-type="float" office:value="0.0204231045449882">
            <text:p>0,02042310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1:18:07.95</meta:creation-date>
    <dc:date>2015-08-20T12:54:19.69</dc:date>
    <meta:editing-duration>PT1H23M36S</meta:editing-duration>
    <meta:editing-cycles>2</meta:editing-cycles>
    <meta:generator>LibreOffice/3.6$Windows_x86 LibreOffice_project/5b93205-6e6b3fc-7830f6d-c08ad66-1d9bf4</meta:generator>
    <meta:document-statistic meta:table-count="1" meta:cell-count="8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664cm" style:legend-expansion="high" chart:style-name="ch2"/>
        <chart:plot-area chart:style-name="ch3" table:cell-range-address="Sheet1.A2:Sheet1.A201 Sheet1.C2:Sheet1.E201" svg:x="0.77cm" svg:y="0.855cm" svg:width="11.738cm" svg:height="7.545cm">
          <chartooo:coordinate-region svg:x="1.682cm" svg:y="1.067cm" svg:width="10.639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01" chart:class="chart:scatter">
            <chart:domain table:cell-range-address="Sheet1.A2:Sheet1.A201"/>
            <chart:data-point chart:repeated="200"/>
          </chart:series>
          <chart:series chart:style-name="ch7" chart:values-cell-range-address="Sheet1.D2:Sheet1.D201" chart:class="chart:scatter">
            <chart:data-point chart:repeated="200"/>
          </chart:series>
          <chart:series chart:style-name="ch8" chart:values-cell-range-address="Sheet1.E2:Sheet1.E201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201</svg:desc>
                </draw:g>
              </table:table-cell>
              <table:table-cell office:value-type="float" office:value="0.0856445402004036">
                <text:p>0.0856445402004036</text:p>
                <draw:g>
                  <svg:desc>Sheet1.C2:Sheet1.C201</svg:desc>
                </draw:g>
              </table:table-cell>
              <table:table-cell office:value-type="float" office:value="0.192700215450908">
                <text:p>0.192700215450908</text:p>
                <draw:g>
                  <svg:desc>Sheet1.D2:Sheet1.D201</svg:desc>
                </draw:g>
              </table:table-cell>
              <table:table-cell office:value-type="float" office:value="0.0214111350501009">
                <text:p>0.0214111350501009</text:p>
                <draw:g>
                  <svg:desc>Sheet1.E2:Sheet1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856216955644472">
                <text:p>0.0856216955644472</text:p>
              </table:table-cell>
              <table:table-cell office:value-type="float" office:value="0.192648815020006">
                <text:p>0.192648815020006</text:p>
              </table:table-cell>
              <table:table-cell office:value-type="float" office:value="0.0214054238911118">
                <text:p>0.0214054238911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855988509284908">
                <text:p>0.0855988509284908</text:p>
              </table:table-cell>
              <table:table-cell office:value-type="float" office:value="0.192597414589104">
                <text:p>0.192597414589104</text:p>
              </table:table-cell>
              <table:table-cell office:value-type="float" office:value="0.0213997127321227">
                <text:p>0.021399712732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855760062925345">
                <text:p>0.0855760062925345</text:p>
              </table:table-cell>
              <table:table-cell office:value-type="float" office:value="0.192546014158203">
                <text:p>0.192546014158203</text:p>
              </table:table-cell>
              <table:table-cell office:value-type="float" office:value="0.0213940015731336">
                <text:p>0.0213940015731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855531616565781">
                <text:p>0.0855531616565781</text:p>
              </table:table-cell>
              <table:table-cell office:value-type="float" office:value="0.192494613727301">
                <text:p>0.192494613727301</text:p>
              </table:table-cell>
              <table:table-cell office:value-type="float" office:value="0.0213882904141445">
                <text:p>0.021388290414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855303170206217">
                <text:p>0.0855303170206217</text:p>
              </table:table-cell>
              <table:table-cell office:value-type="float" office:value="0.192443213296399">
                <text:p>0.192443213296399</text:p>
              </table:table-cell>
              <table:table-cell office:value-type="float" office:value="0.0213825792551554">
                <text:p>0.0213825792551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855074723846654">
                <text:p>0.0855074723846654</text:p>
              </table:table-cell>
              <table:table-cell office:value-type="float" office:value="0.192391812865497">
                <text:p>0.192391812865497</text:p>
              </table:table-cell>
              <table:table-cell office:value-type="float" office:value="0.0213768680961663">
                <text:p>0.0213768680961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85484627748709">
                <text:p>0.085484627748709</text:p>
              </table:table-cell>
              <table:table-cell office:value-type="float" office:value="0.192340412434595">
                <text:p>0.192340412434595</text:p>
              </table:table-cell>
              <table:table-cell office:value-type="float" office:value="0.0213711569371773">
                <text:p>0.0213711569371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854617831127526">
                <text:p>0.0854617831127526</text:p>
              </table:table-cell>
              <table:table-cell office:value-type="float" office:value="0.192289012003693">
                <text:p>0.192289012003693</text:p>
              </table:table-cell>
              <table:table-cell office:value-type="float" office:value="0.0213654457781882">
                <text:p>0.021365445778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854389384767963">
                <text:p>0.0854389384767963</text:p>
              </table:table-cell>
              <table:table-cell office:value-type="float" office:value="0.192237611572792">
                <text:p>0.192237611572792</text:p>
              </table:table-cell>
              <table:table-cell office:value-type="float" office:value="0.0213597346191991">
                <text:p>0.0213597346191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854160938408399">
                <text:p>0.0854160938408399</text:p>
              </table:table-cell>
              <table:table-cell office:value-type="float" office:value="0.19218621114189">
                <text:p>0.19218621114189</text:p>
              </table:table-cell>
              <table:table-cell office:value-type="float" office:value="0.02135402346021">
                <text:p>0.02135402346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853932492048836">
                <text:p>0.0853932492048836</text:p>
              </table:table-cell>
              <table:table-cell office:value-type="float" office:value="0.192134810710988">
                <text:p>0.192134810710988</text:p>
              </table:table-cell>
              <table:table-cell office:value-type="float" office:value="0.0213483123012209">
                <text:p>0.0213483123012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853704045689272">
                <text:p>0.0853704045689272</text:p>
              </table:table-cell>
              <table:table-cell office:value-type="float" office:value="0.192083410280086">
                <text:p>0.192083410280086</text:p>
              </table:table-cell>
              <table:table-cell office:value-type="float" office:value="0.0213426011422318">
                <text:p>0.0213426011422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853475599329708">
                <text:p>0.0853475599329708</text:p>
              </table:table-cell>
              <table:table-cell office:value-type="float" office:value="0.192032009849184">
                <text:p>0.192032009849184</text:p>
              </table:table-cell>
              <table:table-cell office:value-type="float" office:value="0.0213368899832427">
                <text:p>0.0213368899832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853247152970145">
                <text:p>0.0853247152970145</text:p>
              </table:table-cell>
              <table:table-cell office:value-type="float" office:value="0.191980609418283">
                <text:p>0.191980609418283</text:p>
              </table:table-cell>
              <table:table-cell office:value-type="float" office:value="0.0213311788242536">
                <text:p>0.0213311788242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853018706610581">
                <text:p>0.0853018706610581</text:p>
              </table:table-cell>
              <table:table-cell office:value-type="float" office:value="0.191929208987381">
                <text:p>0.191929208987381</text:p>
              </table:table-cell>
              <table:table-cell office:value-type="float" office:value="0.0213254676652645">
                <text:p>0.0213254676652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852790260251017">
                <text:p>0.0852790260251017</text:p>
              </table:table-cell>
              <table:table-cell office:value-type="float" office:value="0.191877808556479">
                <text:p>0.191877808556479</text:p>
              </table:table-cell>
              <table:table-cell office:value-type="float" office:value="0.0213197565062754">
                <text:p>0.0213197565062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852561813891454">
                <text:p>0.0852561813891454</text:p>
              </table:table-cell>
              <table:table-cell office:value-type="float" office:value="0.191826408125577">
                <text:p>0.191826408125577</text:p>
              </table:table-cell>
              <table:table-cell office:value-type="float" office:value="0.0213140453472863">
                <text:p>0.0213140453472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85233336753189">
                <text:p>0.085233336753189</text:p>
              </table:table-cell>
              <table:table-cell office:value-type="float" office:value="0.191775007694675">
                <text:p>0.191775007694675</text:p>
              </table:table-cell>
              <table:table-cell office:value-type="float" office:value="0.0213083341882973">
                <text:p>0.0213083341882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852104921172326">
                <text:p>0.0852104921172326</text:p>
              </table:table-cell>
              <table:table-cell office:value-type="float" office:value="0.191723607263774">
                <text:p>0.191723607263774</text:p>
              </table:table-cell>
              <table:table-cell office:value-type="float" office:value="0.0213026230293082">
                <text:p>0.0213026230293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851876474812763">
                <text:p>0.0851876474812763</text:p>
              </table:table-cell>
              <table:table-cell office:value-type="float" office:value="0.191672206832872">
                <text:p>0.191672206832872</text:p>
              </table:table-cell>
              <table:table-cell office:value-type="float" office:value="0.0212969118703191">
                <text:p>0.0212969118703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851648028453199">
                <text:p>0.0851648028453199</text:p>
              </table:table-cell>
              <table:table-cell office:value-type="float" office:value="0.19162080640197">
                <text:p>0.19162080640197</text:p>
              </table:table-cell>
              <table:table-cell office:value-type="float" office:value="0.02129120071133">
                <text:p>0.02129120071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851419582093636">
                <text:p>0.0851419582093636</text:p>
              </table:table-cell>
              <table:table-cell office:value-type="float" office:value="0.191569405971068">
                <text:p>0.191569405971068</text:p>
              </table:table-cell>
              <table:table-cell office:value-type="float" office:value="0.0212854895523409">
                <text:p>0.0212854895523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851191135734072">
                <text:p>0.0851191135734072</text:p>
              </table:table-cell>
              <table:table-cell office:value-type="float" office:value="0.191518005540166">
                <text:p>0.191518005540166</text:p>
              </table:table-cell>
              <table:table-cell office:value-type="float" office:value="0.0212797783933518">
                <text:p>0.0212797783933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850962689374508">
                <text:p>0.0850962689374508</text:p>
              </table:table-cell>
              <table:table-cell office:value-type="float" office:value="0.191466605109264">
                <text:p>0.191466605109264</text:p>
              </table:table-cell>
              <table:table-cell office:value-type="float" office:value="0.0212740672343627">
                <text:p>0.0212740672343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850734243014945">
                <text:p>0.0850734243014945</text:p>
              </table:table-cell>
              <table:table-cell office:value-type="float" office:value="0.191415204678363">
                <text:p>0.191415204678363</text:p>
              </table:table-cell>
              <table:table-cell office:value-type="float" office:value="0.0212683560753736">
                <text:p>0.0212683560753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850505796655381">
                <text:p>0.0850505796655381</text:p>
              </table:table-cell>
              <table:table-cell office:value-type="float" office:value="0.191363804247461">
                <text:p>0.191363804247461</text:p>
              </table:table-cell>
              <table:table-cell office:value-type="float" office:value="0.0212626449163845">
                <text:p>0.02126264491638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850277350295818">
                <text:p>0.0850277350295818</text:p>
              </table:table-cell>
              <table:table-cell office:value-type="float" office:value="0.191312403816559">
                <text:p>0.191312403816559</text:p>
              </table:table-cell>
              <table:table-cell office:value-type="float" office:value="0.0212569337573954">
                <text:p>0.0212569337573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850048903936254">
                <text:p>0.0850048903936254</text:p>
              </table:table-cell>
              <table:table-cell office:value-type="float" office:value="0.191261003385657">
                <text:p>0.191261003385657</text:p>
              </table:table-cell>
              <table:table-cell office:value-type="float" office:value="0.0212512225984063">
                <text:p>0.0212512225984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84982045757669">
                <text:p>0.084982045757669</text:p>
              </table:table-cell>
              <table:table-cell office:value-type="float" office:value="0.191209602954755">
                <text:p>0.191209602954755</text:p>
              </table:table-cell>
              <table:table-cell office:value-type="float" office:value="0.0212455114394173">
                <text:p>0.0212455114394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849592011217126">
                <text:p>0.0849592011217126</text:p>
              </table:table-cell>
              <table:table-cell office:value-type="float" office:value="0.191158202523853">
                <text:p>0.191158202523853</text:p>
              </table:table-cell>
              <table:table-cell office:value-type="float" office:value="0.0212398002804282">
                <text:p>0.0212398002804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849363564857563">
                <text:p>0.0849363564857563</text:p>
              </table:table-cell>
              <table:table-cell office:value-type="float" office:value="0.191106802092952">
                <text:p>0.191106802092952</text:p>
              </table:table-cell>
              <table:table-cell office:value-type="float" office:value="0.0212340891214391">
                <text:p>0.0212340891214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849135118497999">
                <text:p>0.0849135118497999</text:p>
              </table:table-cell>
              <table:table-cell office:value-type="float" office:value="0.19105540166205">
                <text:p>0.19105540166205</text:p>
              </table:table-cell>
              <table:table-cell office:value-type="float" office:value="0.02122837796245">
                <text:p>0.02122837796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848906672138436">
                <text:p>0.0848906672138436</text:p>
              </table:table-cell>
              <table:table-cell office:value-type="float" office:value="0.191004001231148">
                <text:p>0.191004001231148</text:p>
              </table:table-cell>
              <table:table-cell office:value-type="float" office:value="0.0212226668034609">
                <text:p>0.0212226668034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848678225778872">
                <text:p>0.0848678225778872</text:p>
              </table:table-cell>
              <table:table-cell office:value-type="float" office:value="0.190952600800246">
                <text:p>0.190952600800246</text:p>
              </table:table-cell>
              <table:table-cell office:value-type="float" office:value="0.0212169556444718">
                <text:p>0.0212169556444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848449779419308">
                <text:p>0.0848449779419308</text:p>
              </table:table-cell>
              <table:table-cell office:value-type="float" office:value="0.190901200369344">
                <text:p>0.190901200369344</text:p>
              </table:table-cell>
              <table:table-cell office:value-type="float" office:value="0.0212112444854827">
                <text:p>0.0212112444854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848221333059745">
                <text:p>0.0848221333059745</text:p>
              </table:table-cell>
              <table:table-cell office:value-type="float" office:value="0.190849799938443">
                <text:p>0.190849799938443</text:p>
              </table:table-cell>
              <table:table-cell office:value-type="float" office:value="0.0212055333264936">
                <text:p>0.0212055333264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847992886700181">
                <text:p>0.0847992886700181</text:p>
              </table:table-cell>
              <table:table-cell office:value-type="float" office:value="0.190798399507541">
                <text:p>0.190798399507541</text:p>
              </table:table-cell>
              <table:table-cell office:value-type="float" office:value="0.0211998221675045">
                <text:p>0.0211998221675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847764440340618">
                <text:p>0.0847764440340618</text:p>
              </table:table-cell>
              <table:table-cell office:value-type="float" office:value="0.190746999076639">
                <text:p>0.190746999076639</text:p>
              </table:table-cell>
              <table:table-cell office:value-type="float" office:value="0.0211941110085154">
                <text:p>0.0211941110085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847535993981054">
                <text:p>0.0847535993981054</text:p>
              </table:table-cell>
              <table:table-cell office:value-type="float" office:value="0.190695598645737">
                <text:p>0.190695598645737</text:p>
              </table:table-cell>
              <table:table-cell office:value-type="float" office:value="0.0211883998495264">
                <text:p>0.0211883998495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84730754762149">
                <text:p>0.084730754762149</text:p>
              </table:table-cell>
              <table:table-cell office:value-type="float" office:value="0.190644198214835">
                <text:p>0.190644198214835</text:p>
              </table:table-cell>
              <table:table-cell office:value-type="float" office:value="0.0211826886905373">
                <text:p>0.0211826886905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847079101261927">
                <text:p>0.0847079101261927</text:p>
              </table:table-cell>
              <table:table-cell office:value-type="float" office:value="0.190592797783934">
                <text:p>0.190592797783934</text:p>
              </table:table-cell>
              <table:table-cell office:value-type="float" office:value="0.0211769775315482">
                <text:p>0.0211769775315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846850654902363">
                <text:p>0.0846850654902363</text:p>
              </table:table-cell>
              <table:table-cell office:value-type="float" office:value="0.190541397353032">
                <text:p>0.190541397353032</text:p>
              </table:table-cell>
              <table:table-cell office:value-type="float" office:value="0.0211712663725591">
                <text:p>0.0211712663725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8466222085428">
                <text:p>0.08466222085428</text:p>
              </table:table-cell>
              <table:table-cell office:value-type="float" office:value="0.19048999692213">
                <text:p>0.19048999692213</text:p>
              </table:table-cell>
              <table:table-cell office:value-type="float" office:value="0.02116555521357">
                <text:p>0.02116555521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846393762183236">
                <text:p>0.0846393762183236</text:p>
              </table:table-cell>
              <table:table-cell office:value-type="float" office:value="0.190438596491228">
                <text:p>0.190438596491228</text:p>
              </table:table-cell>
              <table:table-cell office:value-type="float" office:value="0.0211598440545809">
                <text:p>0.0211598440545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846165315823672">
                <text:p>0.0846165315823672</text:p>
              </table:table-cell>
              <table:table-cell office:value-type="float" office:value="0.190387196060326">
                <text:p>0.190387196060326</text:p>
              </table:table-cell>
              <table:table-cell office:value-type="float" office:value="0.0211541328955918">
                <text:p>0.0211541328955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845936869464109">
                <text:p>0.0845936869464109</text:p>
              </table:table-cell>
              <table:table-cell office:value-type="float" office:value="0.190335795629424">
                <text:p>0.190335795629424</text:p>
              </table:table-cell>
              <table:table-cell office:value-type="float" office:value="0.0211484217366027">
                <text:p>0.0211484217366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845708423104545">
                <text:p>0.0845708423104545</text:p>
              </table:table-cell>
              <table:table-cell office:value-type="float" office:value="0.190284395198523">
                <text:p>0.190284395198523</text:p>
              </table:table-cell>
              <table:table-cell office:value-type="float" office:value="0.0211427105776136">
                <text:p>0.0211427105776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845479976744981">
                <text:p>0.0845479976744981</text:p>
              </table:table-cell>
              <table:table-cell office:value-type="float" office:value="0.190232994767621">
                <text:p>0.190232994767621</text:p>
              </table:table-cell>
              <table:table-cell office:value-type="float" office:value="0.0211369994186245">
                <text:p>0.0211369994186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845251530385418">
                <text:p>0.0845251530385418</text:p>
              </table:table-cell>
              <table:table-cell office:value-type="float" office:value="0.190181594336719">
                <text:p>0.190181594336719</text:p>
              </table:table-cell>
              <table:table-cell office:value-type="float" office:value="0.0211312882596354">
                <text:p>0.0211312882596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0845023084025854">
                <text:p>0.0845023084025854</text:p>
              </table:table-cell>
              <table:table-cell office:value-type="float" office:value="0.190130193905817">
                <text:p>0.190130193905817</text:p>
              </table:table-cell>
              <table:table-cell office:value-type="float" office:value="0.0211255771006464">
                <text:p>0.0211255771006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0844794637666291">
                <text:p>0.0844794637666291</text:p>
              </table:table-cell>
              <table:table-cell office:value-type="float" office:value="0.190078793474915">
                <text:p>0.190078793474915</text:p>
              </table:table-cell>
              <table:table-cell office:value-type="float" office:value="0.0211198659416573">
                <text:p>0.02111986594165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0844566191306727">
                <text:p>0.0844566191306727</text:p>
              </table:table-cell>
              <table:table-cell office:value-type="float" office:value="0.190027393044014">
                <text:p>0.190027393044014</text:p>
              </table:table-cell>
              <table:table-cell office:value-type="float" office:value="0.0211141547826682">
                <text:p>0.0211141547826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0844337744947163">
                <text:p>0.0844337744947163</text:p>
              </table:table-cell>
              <table:table-cell office:value-type="float" office:value="0.189975992613112">
                <text:p>0.189975992613112</text:p>
              </table:table-cell>
              <table:table-cell office:value-type="float" office:value="0.0211084436236791">
                <text:p>0.0211084436236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08441092985876">
                <text:p>0.08441092985876</text:p>
              </table:table-cell>
              <table:table-cell office:value-type="float" office:value="0.18992459218221">
                <text:p>0.18992459218221</text:p>
              </table:table-cell>
              <table:table-cell office:value-type="float" office:value="0.02110273246469">
                <text:p>0.02110273246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0843880852228036">
                <text:p>0.0843880852228036</text:p>
              </table:table-cell>
              <table:table-cell office:value-type="float" office:value="0.189873191751308">
                <text:p>0.189873191751308</text:p>
              </table:table-cell>
              <table:table-cell office:value-type="float" office:value="0.0210970213057009">
                <text:p>0.0210970213057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0843652405868472">
                <text:p>0.0843652405868472</text:p>
              </table:table-cell>
              <table:table-cell office:value-type="float" office:value="0.189821791320406">
                <text:p>0.189821791320406</text:p>
              </table:table-cell>
              <table:table-cell office:value-type="float" office:value="0.0210913101467118">
                <text:p>0.0210913101467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0843423959508909">
                <text:p>0.0843423959508909</text:p>
              </table:table-cell>
              <table:table-cell office:value-type="float" office:value="0.189770390889504">
                <text:p>0.189770390889504</text:p>
              </table:table-cell>
              <table:table-cell office:value-type="float" office:value="0.0210855989877227">
                <text:p>0.0210855989877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843195513149345">
                <text:p>0.0843195513149345</text:p>
              </table:table-cell>
              <table:table-cell office:value-type="float" office:value="0.189718990458603">
                <text:p>0.189718990458603</text:p>
              </table:table-cell>
              <table:table-cell office:value-type="float" office:value="0.0210798878287336">
                <text:p>0.0210798878287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842967066789782">
                <text:p>0.0842967066789782</text:p>
              </table:table-cell>
              <table:table-cell office:value-type="float" office:value="0.189667590027701">
                <text:p>0.189667590027701</text:p>
              </table:table-cell>
              <table:table-cell office:value-type="float" office:value="0.0210741766697445">
                <text:p>0.0210741766697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842738620430218">
                <text:p>0.0842738620430218</text:p>
              </table:table-cell>
              <table:table-cell office:value-type="float" office:value="0.189616189596799">
                <text:p>0.189616189596799</text:p>
              </table:table-cell>
              <table:table-cell office:value-type="float" office:value="0.0210684655107554">
                <text:p>0.0210684655107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842510174070654">
                <text:p>0.0842510174070654</text:p>
              </table:table-cell>
              <table:table-cell office:value-type="float" office:value="0.189564789165897">
                <text:p>0.189564789165897</text:p>
              </table:table-cell>
              <table:table-cell office:value-type="float" office:value="0.0210627543517664">
                <text:p>0.0210627543517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0842281727711091">
                <text:p>0.0842281727711091</text:p>
              </table:table-cell>
              <table:table-cell office:value-type="float" office:value="0.189513388734995">
                <text:p>0.189513388734995</text:p>
              </table:table-cell>
              <table:table-cell office:value-type="float" office:value="0.0210570431927773">
                <text:p>0.0210570431927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0842053281351527">
                <text:p>0.0842053281351527</text:p>
              </table:table-cell>
              <table:table-cell office:value-type="float" office:value="0.189461988304094">
                <text:p>0.189461988304094</text:p>
              </table:table-cell>
              <table:table-cell office:value-type="float" office:value="0.0210513320337882">
                <text:p>0.0210513320337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0841824834991963">
                <text:p>0.0841824834991963</text:p>
              </table:table-cell>
              <table:table-cell office:value-type="float" office:value="0.189410587873192">
                <text:p>0.189410587873192</text:p>
              </table:table-cell>
              <table:table-cell office:value-type="float" office:value="0.0210456208747991">
                <text:p>0.0210456208747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08415963886324">
                <text:p>0.08415963886324</text:p>
              </table:table-cell>
              <table:table-cell office:value-type="float" office:value="0.18935918744229">
                <text:p>0.18935918744229</text:p>
              </table:table-cell>
              <table:table-cell office:value-type="float" office:value="0.02103990971581">
                <text:p>0.021039909715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0841367942272836">
                <text:p>0.0841367942272836</text:p>
              </table:table-cell>
              <table:table-cell office:value-type="float" office:value="0.189307787011388">
                <text:p>0.189307787011388</text:p>
              </table:table-cell>
              <table:table-cell office:value-type="float" office:value="0.0210341985568209">
                <text:p>0.0210341985568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0841139495913273">
                <text:p>0.0841139495913273</text:p>
              </table:table-cell>
              <table:table-cell office:value-type="float" office:value="0.189256386580486">
                <text:p>0.189256386580486</text:p>
              </table:table-cell>
              <table:table-cell office:value-type="float" office:value="0.0210284873978318">
                <text:p>0.0210284873978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0840911049553709">
                <text:p>0.0840911049553709</text:p>
              </table:table-cell>
              <table:table-cell office:value-type="float" office:value="0.189204986149585">
                <text:p>0.189204986149585</text:p>
              </table:table-cell>
              <table:table-cell office:value-type="float" office:value="0.0210227762388427">
                <text:p>0.0210227762388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840682603194145">
                <text:p>0.0840682603194145</text:p>
              </table:table-cell>
              <table:table-cell office:value-type="float" office:value="0.189153585718683">
                <text:p>0.189153585718683</text:p>
              </table:table-cell>
              <table:table-cell office:value-type="float" office:value="0.0210170650798536">
                <text:p>0.0210170650798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0840454156834582">
                <text:p>0.0840454156834582</text:p>
              </table:table-cell>
              <table:table-cell office:value-type="float" office:value="0.189102185287781">
                <text:p>0.189102185287781</text:p>
              </table:table-cell>
              <table:table-cell office:value-type="float" office:value="0.0210113539208645">
                <text:p>0.0210113539208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0840225710475018">
                <text:p>0.0840225710475018</text:p>
              </table:table-cell>
              <table:table-cell office:value-type="float" office:value="0.189050784856879">
                <text:p>0.189050784856879</text:p>
              </table:table-cell>
              <table:table-cell office:value-type="float" office:value="0.0210056427618754">
                <text:p>0.0210056427618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0839997264115454">
                <text:p>0.0839997264115454</text:p>
              </table:table-cell>
              <table:table-cell office:value-type="float" office:value="0.188999384425977">
                <text:p>0.188999384425977</text:p>
              </table:table-cell>
              <table:table-cell office:value-type="float" office:value="0.0209999316028864">
                <text:p>0.0209999316028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0839768817755891">
                <text:p>0.0839768817755891</text:p>
              </table:table-cell>
              <table:table-cell office:value-type="float" office:value="0.188947983995075">
                <text:p>0.188947983995075</text:p>
              </table:table-cell>
              <table:table-cell office:value-type="float" office:value="0.0209942204438973">
                <text:p>0.0209942204438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0839540371396327">
                <text:p>0.0839540371396327</text:p>
              </table:table-cell>
              <table:table-cell office:value-type="float" office:value="0.188896583564174">
                <text:p>0.188896583564174</text:p>
              </table:table-cell>
              <table:table-cell office:value-type="float" office:value="0.0209885092849082">
                <text:p>0.02098850928490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0839311925036763">
                <text:p>0.0839311925036763</text:p>
              </table:table-cell>
              <table:table-cell office:value-type="float" office:value="0.188845183133272">
                <text:p>0.188845183133272</text:p>
              </table:table-cell>
              <table:table-cell office:value-type="float" office:value="0.0209827981259191">
                <text:p>0.0209827981259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08390834786772">
                <text:p>0.08390834786772</text:p>
              </table:table-cell>
              <table:table-cell office:value-type="float" office:value="0.18879378270237">
                <text:p>0.18879378270237</text:p>
              </table:table-cell>
              <table:table-cell office:value-type="float" office:value="0.02097708696693">
                <text:p>0.020977086966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0838855032317636">
                <text:p>0.0838855032317636</text:p>
              </table:table-cell>
              <table:table-cell office:value-type="float" office:value="0.188742382271468">
                <text:p>0.188742382271468</text:p>
              </table:table-cell>
              <table:table-cell office:value-type="float" office:value="0.0209713758079409">
                <text:p>0.02097137580794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0838626585958073">
                <text:p>0.0838626585958073</text:p>
              </table:table-cell>
              <table:table-cell office:value-type="float" office:value="0.188690981840566">
                <text:p>0.188690981840566</text:p>
              </table:table-cell>
              <table:table-cell office:value-type="float" office:value="0.0209656646489518">
                <text:p>0.0209656646489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0838398139598509">
                <text:p>0.0838398139598509</text:p>
              </table:table-cell>
              <table:table-cell office:value-type="float" office:value="0.188639581409665">
                <text:p>0.188639581409665</text:p>
              </table:table-cell>
              <table:table-cell office:value-type="float" office:value="0.0209599534899627">
                <text:p>0.0209599534899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0838169693238945">
                <text:p>0.0838169693238945</text:p>
              </table:table-cell>
              <table:table-cell office:value-type="float" office:value="0.188588180978763">
                <text:p>0.188588180978763</text:p>
              </table:table-cell>
              <table:table-cell office:value-type="float" office:value="0.0209542423309736">
                <text:p>0.0209542423309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0837941246879382">
                <text:p>0.0837941246879382</text:p>
              </table:table-cell>
              <table:table-cell office:value-type="float" office:value="0.188536780547861">
                <text:p>0.188536780547861</text:p>
              </table:table-cell>
              <table:table-cell office:value-type="float" office:value="0.0209485311719845">
                <text:p>0.0209485311719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0837712800519818">
                <text:p>0.0837712800519818</text:p>
              </table:table-cell>
              <table:table-cell office:value-type="float" office:value="0.188485380116959">
                <text:p>0.188485380116959</text:p>
              </table:table-cell>
              <table:table-cell office:value-type="float" office:value="0.0209428200129955">
                <text:p>0.0209428200129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0837484354160254">
                <text:p>0.0837484354160254</text:p>
              </table:table-cell>
              <table:table-cell office:value-type="float" office:value="0.188433979686057">
                <text:p>0.188433979686057</text:p>
              </table:table-cell>
              <table:table-cell office:value-type="float" office:value="0.0209371088540064">
                <text:p>0.0209371088540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837255907800691">
                <text:p>0.0837255907800691</text:p>
              </table:table-cell>
              <table:table-cell office:value-type="float" office:value="0.188382579255155">
                <text:p>0.188382579255155</text:p>
              </table:table-cell>
              <table:table-cell office:value-type="float" office:value="0.0209313976950173">
                <text:p>0.0209313976950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837027461441127">
                <text:p>0.0837027461441127</text:p>
              </table:table-cell>
              <table:table-cell office:value-type="float" office:value="0.188331178824254">
                <text:p>0.188331178824254</text:p>
              </table:table-cell>
              <table:table-cell office:value-type="float" office:value="0.0209256865360282">
                <text:p>0.0209256865360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836799015081564">
                <text:p>0.0836799015081564</text:p>
              </table:table-cell>
              <table:table-cell office:value-type="float" office:value="0.188279778393352">
                <text:p>0.188279778393352</text:p>
              </table:table-cell>
              <table:table-cell office:value-type="float" office:value="0.0209199753770391">
                <text:p>0.0209199753770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0836570568722">
                <text:p>0.0836570568722</text:p>
              </table:table-cell>
              <table:table-cell office:value-type="float" office:value="0.18822837796245">
                <text:p>0.18822837796245</text:p>
              </table:table-cell>
              <table:table-cell office:value-type="float" office:value="0.02091426421805">
                <text:p>0.02091426421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0.0836342122362436">
                <text:p>0.0836342122362436</text:p>
              </table:table-cell>
              <table:table-cell office:value-type="float" office:value="0.188176977531548">
                <text:p>0.188176977531548</text:p>
              </table:table-cell>
              <table:table-cell office:value-type="float" office:value="0.0209085530590609">
                <text:p>0.0209085530590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0836113676002873">
                <text:p>0.0836113676002873</text:p>
              </table:table-cell>
              <table:table-cell office:value-type="float" office:value="0.188125577100646">
                <text:p>0.188125577100646</text:p>
              </table:table-cell>
              <table:table-cell office:value-type="float" office:value="0.0209028419000718">
                <text:p>0.02090284190007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0835885229643309">
                <text:p>0.0835885229643309</text:p>
              </table:table-cell>
              <table:table-cell office:value-type="float" office:value="0.188074176669745">
                <text:p>0.188074176669745</text:p>
              </table:table-cell>
              <table:table-cell office:value-type="float" office:value="0.0208971307410827">
                <text:p>0.0208971307410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0835656783283745">
                <text:p>0.0835656783283745</text:p>
              </table:table-cell>
              <table:table-cell office:value-type="float" office:value="0.188022776238843">
                <text:p>0.188022776238843</text:p>
              </table:table-cell>
              <table:table-cell office:value-type="float" office:value="0.0208914195820936">
                <text:p>0.0208914195820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0835428336924182">
                <text:p>0.0835428336924182</text:p>
              </table:table-cell>
              <table:table-cell office:value-type="float" office:value="0.187971375807941">
                <text:p>0.187971375807941</text:p>
              </table:table-cell>
              <table:table-cell office:value-type="float" office:value="0.0208857084231045">
                <text:p>0.0208857084231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0835199890564618">
                <text:p>0.0835199890564618</text:p>
              </table:table-cell>
              <table:table-cell office:value-type="float" office:value="0.187919975377039">
                <text:p>0.187919975377039</text:p>
              </table:table-cell>
              <table:table-cell office:value-type="float" office:value="0.0208799972641155">
                <text:p>0.0208799972641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0834971444205055">
                <text:p>0.0834971444205055</text:p>
              </table:table-cell>
              <table:table-cell office:value-type="float" office:value="0.187868574946137">
                <text:p>0.187868574946137</text:p>
              </table:table-cell>
              <table:table-cell office:value-type="float" office:value="0.0208742861051264">
                <text:p>0.02087428610512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834742997845491">
                <text:p>0.0834742997845491</text:p>
              </table:table-cell>
              <table:table-cell office:value-type="float" office:value="0.187817174515235">
                <text:p>0.187817174515235</text:p>
              </table:table-cell>
              <table:table-cell office:value-type="float" office:value="0.0208685749461373">
                <text:p>0.0208685749461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0834514551485927">
                <text:p>0.0834514551485927</text:p>
              </table:table-cell>
              <table:table-cell office:value-type="float" office:value="0.187765774084334">
                <text:p>0.187765774084334</text:p>
              </table:table-cell>
              <table:table-cell office:value-type="float" office:value="0.0208628637871482">
                <text:p>0.02086286378714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0834286105126364">
                <text:p>0.0834286105126364</text:p>
              </table:table-cell>
              <table:table-cell office:value-type="float" office:value="0.187714373653432">
                <text:p>0.187714373653432</text:p>
              </table:table-cell>
              <table:table-cell office:value-type="float" office:value="0.0208571526281591">
                <text:p>0.0208571526281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08340576587668">
                <text:p>0.08340576587668</text:p>
              </table:table-cell>
              <table:table-cell office:value-type="float" office:value="0.18766297322253">
                <text:p>0.18766297322253</text:p>
              </table:table-cell>
              <table:table-cell office:value-type="float" office:value="0.02085144146917">
                <text:p>0.0208514414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833829212407236">
                <text:p>0.0833829212407236</text:p>
              </table:table-cell>
              <table:table-cell office:value-type="float" office:value="0.187611572791628">
                <text:p>0.187611572791628</text:p>
              </table:table-cell>
              <table:table-cell office:value-type="float" office:value="0.0208457303101809">
                <text:p>0.02084573031018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0833600766047673">
                <text:p>0.0833600766047673</text:p>
              </table:table-cell>
              <table:table-cell office:value-type="float" office:value="0.187560172360726">
                <text:p>0.187560172360726</text:p>
              </table:table-cell>
              <table:table-cell office:value-type="float" office:value="0.0208400191511918">
                <text:p>0.0208400191511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0833372319688109">
                <text:p>0.0833372319688109</text:p>
              </table:table-cell>
              <table:table-cell office:value-type="float" office:value="0.187508771929825">
                <text:p>0.187508771929825</text:p>
              </table:table-cell>
              <table:table-cell office:value-type="float" office:value="0.0208343079922027">
                <text:p>0.0208343079922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0833143873328546">
                <text:p>0.0833143873328546</text:p>
              </table:table-cell>
              <table:table-cell office:value-type="float" office:value="0.187457371498923">
                <text:p>0.187457371498923</text:p>
              </table:table-cell>
              <table:table-cell office:value-type="float" office:value="0.0208285968332136">
                <text:p>0.0208285968332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0832915426968982">
                <text:p>0.0832915426968982</text:p>
              </table:table-cell>
              <table:table-cell office:value-type="float" office:value="0.187405971068021">
                <text:p>0.187405971068021</text:p>
              </table:table-cell>
              <table:table-cell office:value-type="float" office:value="0.0208228856742245">
                <text:p>0.0208228856742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0832686980609418">
                <text:p>0.0832686980609418</text:p>
              </table:table-cell>
              <table:table-cell office:value-type="float" office:value="0.187354570637119">
                <text:p>0.187354570637119</text:p>
              </table:table-cell>
              <table:table-cell office:value-type="float" office:value="0.0208171745152355">
                <text:p>0.0208171745152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0832458534249855">
                <text:p>0.0832458534249855</text:p>
              </table:table-cell>
              <table:table-cell office:value-type="float" office:value="0.187303170206217">
                <text:p>0.187303170206217</text:p>
              </table:table-cell>
              <table:table-cell office:value-type="float" office:value="0.0208114633562464">
                <text:p>0.0208114633562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0832230087890291">
                <text:p>0.0832230087890291</text:p>
              </table:table-cell>
              <table:table-cell office:value-type="float" office:value="0.187251769775316">
                <text:p>0.187251769775316</text:p>
              </table:table-cell>
              <table:table-cell office:value-type="float" office:value="0.0208057521972573">
                <text:p>0.0208057521972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0832001641530727">
                <text:p>0.0832001641530727</text:p>
              </table:table-cell>
              <table:table-cell office:value-type="float" office:value="0.187200369344414">
                <text:p>0.187200369344414</text:p>
              </table:table-cell>
              <table:table-cell office:value-type="float" office:value="0.0208000410382682">
                <text:p>0.02080004103826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0831773195171164">
                <text:p>0.0831773195171164</text:p>
              </table:table-cell>
              <table:table-cell office:value-type="float" office:value="0.187148968913512">
                <text:p>0.187148968913512</text:p>
              </table:table-cell>
              <table:table-cell office:value-type="float" office:value="0.0207943298792791">
                <text:p>0.0207943298792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08315447488116">
                <text:p>0.08315447488116</text:p>
              </table:table-cell>
              <table:table-cell office:value-type="float" office:value="0.18709756848261">
                <text:p>0.18709756848261</text:p>
              </table:table-cell>
              <table:table-cell office:value-type="float" office:value="0.02078861872029">
                <text:p>0.02078861872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0831316302452037">
                <text:p>0.0831316302452037</text:p>
              </table:table-cell>
              <table:table-cell office:value-type="float" office:value="0.187046168051708">
                <text:p>0.187046168051708</text:p>
              </table:table-cell>
              <table:table-cell office:value-type="float" office:value="0.0207829075613009">
                <text:p>0.0207829075613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0831087856092473">
                <text:p>0.0831087856092473</text:p>
              </table:table-cell>
              <table:table-cell office:value-type="float" office:value="0.186994767620806">
                <text:p>0.186994767620806</text:p>
              </table:table-cell>
              <table:table-cell office:value-type="float" office:value="0.0207771964023118">
                <text:p>0.0207771964023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0830859409732909">
                <text:p>0.0830859409732909</text:p>
              </table:table-cell>
              <table:table-cell office:value-type="float" office:value="0.186943367189905">
                <text:p>0.186943367189905</text:p>
              </table:table-cell>
              <table:table-cell office:value-type="float" office:value="0.0207714852433227">
                <text:p>0.0207714852433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0830630963373346">
                <text:p>0.0830630963373346</text:p>
              </table:table-cell>
              <table:table-cell office:value-type="float" office:value="0.186891966759003">
                <text:p>0.186891966759003</text:p>
              </table:table-cell>
              <table:table-cell office:value-type="float" office:value="0.0207657740843336">
                <text:p>0.0207657740843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0830402517013782">
                <text:p>0.0830402517013782</text:p>
              </table:table-cell>
              <table:table-cell office:value-type="float" office:value="0.186840566328101">
                <text:p>0.186840566328101</text:p>
              </table:table-cell>
              <table:table-cell office:value-type="float" office:value="0.0207600629253445">
                <text:p>0.02076006292534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0830174070654218">
                <text:p>0.0830174070654218</text:p>
              </table:table-cell>
              <table:table-cell office:value-type="float" office:value="0.186789165897199">
                <text:p>0.186789165897199</text:p>
              </table:table-cell>
              <table:table-cell office:value-type="float" office:value="0.0207543517663555">
                <text:p>0.02075435176635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0829945624294655">
                <text:p>0.0829945624294655</text:p>
              </table:table-cell>
              <table:table-cell office:value-type="float" office:value="0.186737765466297">
                <text:p>0.186737765466297</text:p>
              </table:table-cell>
              <table:table-cell office:value-type="float" office:value="0.0207486406073664">
                <text:p>0.0207486406073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0829717177935091">
                <text:p>0.0829717177935091</text:p>
              </table:table-cell>
              <table:table-cell office:value-type="float" office:value="0.186686365035396">
                <text:p>0.186686365035396</text:p>
              </table:table-cell>
              <table:table-cell office:value-type="float" office:value="0.0207429294483773">
                <text:p>0.0207429294483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0829488731575528">
                <text:p>0.0829488731575528</text:p>
              </table:table-cell>
              <table:table-cell office:value-type="float" office:value="0.186634964604494">
                <text:p>0.186634964604494</text:p>
              </table:table-cell>
              <table:table-cell office:value-type="float" office:value="0.0207372182893882">
                <text:p>0.02073721828938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0829260285215964">
                <text:p>0.0829260285215964</text:p>
              </table:table-cell>
              <table:table-cell office:value-type="float" office:value="0.186583564173592">
                <text:p>0.186583564173592</text:p>
              </table:table-cell>
              <table:table-cell office:value-type="float" office:value="0.0207315071303991">
                <text:p>0.0207315071303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08290318388564">
                <text:p>0.08290318388564</text:p>
              </table:table-cell>
              <table:table-cell office:value-type="float" office:value="0.18653216374269">
                <text:p>0.18653216374269</text:p>
              </table:table-cell>
              <table:table-cell office:value-type="float" office:value="0.02072579597141">
                <text:p>0.020725795971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0828803392496837">
                <text:p>0.0828803392496837</text:p>
              </table:table-cell>
              <table:table-cell office:value-type="float" office:value="0.186480763311788">
                <text:p>0.186480763311788</text:p>
              </table:table-cell>
              <table:table-cell office:value-type="float" office:value="0.0207200848124209">
                <text:p>0.0207200848124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0828574946137273">
                <text:p>0.0828574946137273</text:p>
              </table:table-cell>
              <table:table-cell office:value-type="float" office:value="0.186429362880886">
                <text:p>0.186429362880886</text:p>
              </table:table-cell>
              <table:table-cell office:value-type="float" office:value="0.0207143736534318">
                <text:p>0.02071437365343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082834649977771">
                <text:p>0.082834649977771</text:p>
              </table:table-cell>
              <table:table-cell office:value-type="float" office:value="0.186377962449985">
                <text:p>0.186377962449985</text:p>
              </table:table-cell>
              <table:table-cell office:value-type="float" office:value="0.0207086624944427">
                <text:p>0.0207086624944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0828118053418146">
                <text:p>0.0828118053418146</text:p>
              </table:table-cell>
              <table:table-cell office:value-type="float" office:value="0.186326562019083">
                <text:p>0.186326562019083</text:p>
              </table:table-cell>
              <table:table-cell office:value-type="float" office:value="0.0207029513354536">
                <text:p>0.0207029513354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0827889607058582">
                <text:p>0.0827889607058582</text:p>
              </table:table-cell>
              <table:table-cell office:value-type="float" office:value="0.186275161588181">
                <text:p>0.186275161588181</text:p>
              </table:table-cell>
              <table:table-cell office:value-type="float" office:value="0.0206972401764645">
                <text:p>0.0206972401764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0827661160699019">
                <text:p>0.0827661160699019</text:p>
              </table:table-cell>
              <table:table-cell office:value-type="float" office:value="0.186223761157279">
                <text:p>0.186223761157279</text:p>
              </table:table-cell>
              <table:table-cell office:value-type="float" office:value="0.0206915290174755">
                <text:p>0.02069152901747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0827432714339455">
                <text:p>0.0827432714339455</text:p>
              </table:table-cell>
              <table:table-cell office:value-type="float" office:value="0.186172360726377">
                <text:p>0.186172360726377</text:p>
              </table:table-cell>
              <table:table-cell office:value-type="float" office:value="0.0206858178584864">
                <text:p>0.0206858178584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0827204267979891">
                <text:p>0.0827204267979891</text:p>
              </table:table-cell>
              <table:table-cell office:value-type="float" office:value="0.186120960295476">
                <text:p>0.186120960295476</text:p>
              </table:table-cell>
              <table:table-cell office:value-type="float" office:value="0.0206801066994973">
                <text:p>0.02068010669949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0826975821620328">
                <text:p>0.0826975821620328</text:p>
              </table:table-cell>
              <table:table-cell office:value-type="float" office:value="0.186069559864574">
                <text:p>0.186069559864574</text:p>
              </table:table-cell>
              <table:table-cell office:value-type="float" office:value="0.0206743955405082">
                <text:p>0.02067439554050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0826747375260764">
                <text:p>0.0826747375260764</text:p>
              </table:table-cell>
              <table:table-cell office:value-type="float" office:value="0.186018159433672">
                <text:p>0.186018159433672</text:p>
              </table:table-cell>
              <table:table-cell office:value-type="float" office:value="0.0206686843815191">
                <text:p>0.02066868438151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08265189289012">
                <text:p>0.08265189289012</text:p>
              </table:table-cell>
              <table:table-cell office:value-type="float" office:value="0.18596675900277">
                <text:p>0.18596675900277</text:p>
              </table:table-cell>
              <table:table-cell office:value-type="float" office:value="0.02066297322253">
                <text:p>0.020662973222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0826290482541637">
                <text:p>0.0826290482541637</text:p>
              </table:table-cell>
              <table:table-cell office:value-type="float" office:value="0.185915358571868">
                <text:p>0.185915358571868</text:p>
              </table:table-cell>
              <table:table-cell office:value-type="float" office:value="0.0206572620635409">
                <text:p>0.0206572620635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0826062036182073">
                <text:p>0.0826062036182073</text:p>
              </table:table-cell>
              <table:table-cell office:value-type="float" office:value="0.185863958140966">
                <text:p>0.185863958140966</text:p>
              </table:table-cell>
              <table:table-cell office:value-type="float" office:value="0.0206515509045518">
                <text:p>0.02065155090455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082583358982251">
                <text:p>0.082583358982251</text:p>
              </table:table-cell>
              <table:table-cell office:value-type="float" office:value="0.185812557710065">
                <text:p>0.185812557710065</text:p>
              </table:table-cell>
              <table:table-cell office:value-type="float" office:value="0.0206458397455627">
                <text:p>0.02064583974556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0825605143462946">
                <text:p>0.0825605143462946</text:p>
              </table:table-cell>
              <table:table-cell office:value-type="float" office:value="0.185761157279163">
                <text:p>0.185761157279163</text:p>
              </table:table-cell>
              <table:table-cell office:value-type="float" office:value="0.0206401285865736">
                <text:p>0.0206401285865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0825376697103382">
                <text:p>0.0825376697103382</text:p>
              </table:table-cell>
              <table:table-cell office:value-type="float" office:value="0.185709756848261">
                <text:p>0.185709756848261</text:p>
              </table:table-cell>
              <table:table-cell office:value-type="float" office:value="0.0206344174275846">
                <text:p>0.0206344174275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0825148250743819">
                <text:p>0.0825148250743819</text:p>
              </table:table-cell>
              <table:table-cell office:value-type="float" office:value="0.185658356417359">
                <text:p>0.185658356417359</text:p>
              </table:table-cell>
              <table:table-cell office:value-type="float" office:value="0.0206287062685955">
                <text:p>0.02062870626859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0824919804384255">
                <text:p>0.0824919804384255</text:p>
              </table:table-cell>
              <table:table-cell office:value-type="float" office:value="0.185606955986457">
                <text:p>0.185606955986457</text:p>
              </table:table-cell>
              <table:table-cell office:value-type="float" office:value="0.0206229951096064">
                <text:p>0.02062299510960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0824691358024691">
                <text:p>0.0824691358024691</text:p>
              </table:table-cell>
              <table:table-cell office:value-type="float" office:value="0.185555555555556">
                <text:p>0.185555555555556</text:p>
              </table:table-cell>
              <table:table-cell office:value-type="float" office:value="0.0206172839506173">
                <text:p>0.0206172839506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0824462911665128">
                <text:p>0.0824462911665128</text:p>
              </table:table-cell>
              <table:table-cell office:value-type="float" office:value="0.185504155124654">
                <text:p>0.185504155124654</text:p>
              </table:table-cell>
              <table:table-cell office:value-type="float" office:value="0.0206115727916282">
                <text:p>0.0206115727916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0824234465305564">
                <text:p>0.0824234465305564</text:p>
              </table:table-cell>
              <table:table-cell office:value-type="float" office:value="0.185452754693752">
                <text:p>0.185452754693752</text:p>
              </table:table-cell>
              <table:table-cell office:value-type="float" office:value="0.0206058616326391">
                <text:p>0.0206058616326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0824006018946001">
                <text:p>0.0824006018946001</text:p>
              </table:table-cell>
              <table:table-cell office:value-type="float" office:value="0.18540135426285">
                <text:p>0.18540135426285</text:p>
              </table:table-cell>
              <table:table-cell office:value-type="float" office:value="0.02060015047365">
                <text:p>0.020600150473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0823777572586437">
                <text:p>0.0823777572586437</text:p>
              </table:table-cell>
              <table:table-cell office:value-type="float" office:value="0.185349953831948">
                <text:p>0.185349953831948</text:p>
              </table:table-cell>
              <table:table-cell office:value-type="float" office:value="0.0205944393146609">
                <text:p>0.0205944393146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0823549126226873">
                <text:p>0.0823549126226873</text:p>
              </table:table-cell>
              <table:table-cell office:value-type="float" office:value="0.185298553401047">
                <text:p>0.185298553401047</text:p>
              </table:table-cell>
              <table:table-cell office:value-type="float" office:value="0.0205887281556718">
                <text:p>0.02058872815567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082332067986731">
                <text:p>0.082332067986731</text:p>
              </table:table-cell>
              <table:table-cell office:value-type="float" office:value="0.185247152970145">
                <text:p>0.185247152970145</text:p>
              </table:table-cell>
              <table:table-cell office:value-type="float" office:value="0.0205830169966827">
                <text:p>0.02058301699668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0823092233507746">
                <text:p>0.0823092233507746</text:p>
              </table:table-cell>
              <table:table-cell office:value-type="float" office:value="0.185195752539243">
                <text:p>0.185195752539243</text:p>
              </table:table-cell>
              <table:table-cell office:value-type="float" office:value="0.0205773058376937">
                <text:p>0.02057730583769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0822863787148182">
                <text:p>0.0822863787148182</text:p>
              </table:table-cell>
              <table:table-cell office:value-type="float" office:value="0.185144352108341">
                <text:p>0.185144352108341</text:p>
              </table:table-cell>
              <table:table-cell office:value-type="float" office:value="0.0205715946787046">
                <text:p>0.0205715946787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0822635340788619">
                <text:p>0.0822635340788619</text:p>
              </table:table-cell>
              <table:table-cell office:value-type="float" office:value="0.185092951677439">
                <text:p>0.185092951677439</text:p>
              </table:table-cell>
              <table:table-cell office:value-type="float" office:value="0.0205658835197155">
                <text:p>0.02056588351971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822406894429055">
                <text:p>0.0822406894429055</text:p>
              </table:table-cell>
              <table:table-cell office:value-type="float" office:value="0.185041551246537">
                <text:p>0.185041551246537</text:p>
              </table:table-cell>
              <table:table-cell office:value-type="float" office:value="0.0205601723607264">
                <text:p>0.02056017236072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0822178448069491">
                <text:p>0.0822178448069491</text:p>
              </table:table-cell>
              <table:table-cell office:value-type="float" office:value="0.184990150815636">
                <text:p>0.184990150815636</text:p>
              </table:table-cell>
              <table:table-cell office:value-type="float" office:value="0.0205544612017373">
                <text:p>0.02055446120173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0821950001709928">
                <text:p>0.0821950001709928</text:p>
              </table:table-cell>
              <table:table-cell office:value-type="float" office:value="0.184938750384734">
                <text:p>0.184938750384734</text:p>
              </table:table-cell>
              <table:table-cell office:value-type="float" office:value="0.0205487500427482">
                <text:p>0.02054875004274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0821721555350364">
                <text:p>0.0821721555350364</text:p>
              </table:table-cell>
              <table:table-cell office:value-type="float" office:value="0.184887349953832">
                <text:p>0.184887349953832</text:p>
              </table:table-cell>
              <table:table-cell office:value-type="float" office:value="0.0205430388837591">
                <text:p>0.0205430388837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0821493108990801">
                <text:p>0.0821493108990801</text:p>
              </table:table-cell>
              <table:table-cell office:value-type="float" office:value="0.18483594952293">
                <text:p>0.18483594952293</text:p>
              </table:table-cell>
              <table:table-cell office:value-type="float" office:value="0.02053732772477">
                <text:p>0.020537327724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0821264662631237">
                <text:p>0.0821264662631237</text:p>
              </table:table-cell>
              <table:table-cell office:value-type="float" office:value="0.184784549092028">
                <text:p>0.184784549092028</text:p>
              </table:table-cell>
              <table:table-cell office:value-type="float" office:value="0.0205316165657809">
                <text:p>0.02053161656578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0821036216271673">
                <text:p>0.0821036216271673</text:p>
              </table:table-cell>
              <table:table-cell office:value-type="float" office:value="0.184733148661127">
                <text:p>0.184733148661127</text:p>
              </table:table-cell>
              <table:table-cell office:value-type="float" office:value="0.0205259054067918">
                <text:p>0.02052590540679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082080776991211">
                <text:p>0.082080776991211</text:p>
              </table:table-cell>
              <table:table-cell office:value-type="float" office:value="0.184681748230225">
                <text:p>0.184681748230225</text:p>
              </table:table-cell>
              <table:table-cell office:value-type="float" office:value="0.0205201942478027">
                <text:p>0.0205201942478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0820579323552546">
                <text:p>0.0820579323552546</text:p>
              </table:table-cell>
              <table:table-cell office:value-type="float" office:value="0.184630347799323">
                <text:p>0.184630347799323</text:p>
              </table:table-cell>
              <table:table-cell office:value-type="float" office:value="0.0205144830888137">
                <text:p>0.0205144830888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0820350877192982">
                <text:p>0.0820350877192982</text:p>
              </table:table-cell>
              <table:table-cell office:value-type="float" office:value="0.184578947368421">
                <text:p>0.184578947368421</text:p>
              </table:table-cell>
              <table:table-cell office:value-type="float" office:value="0.0205087719298246">
                <text:p>0.02050877192982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0820122430833419">
                <text:p>0.0820122430833419</text:p>
              </table:table-cell>
              <table:table-cell office:value-type="float" office:value="0.184527546937519">
                <text:p>0.184527546937519</text:p>
              </table:table-cell>
              <table:table-cell office:value-type="float" office:value="0.0205030607708355">
                <text:p>0.0205030607708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0819893984473855">
                <text:p>0.0819893984473855</text:p>
              </table:table-cell>
              <table:table-cell office:value-type="float" office:value="0.184476146506617">
                <text:p>0.184476146506617</text:p>
              </table:table-cell>
              <table:table-cell office:value-type="float" office:value="0.0204973496118464">
                <text:p>0.0204973496118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0.0819665538114292">
                <text:p>0.0819665538114292</text:p>
              </table:table-cell>
              <table:table-cell office:value-type="float" office:value="0.184424746075716">
                <text:p>0.184424746075716</text:p>
              </table:table-cell>
              <table:table-cell office:value-type="float" office:value="0.0204916384528573">
                <text:p>0.02049163845285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0819437091754728">
                <text:p>0.0819437091754728</text:p>
              </table:table-cell>
              <table:table-cell office:value-type="float" office:value="0.184373345644814">
                <text:p>0.184373345644814</text:p>
              </table:table-cell>
              <table:table-cell office:value-type="float" office:value="0.0204859272938682">
                <text:p>0.02048592729386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0819208645395164">
                <text:p>0.0819208645395164</text:p>
              </table:table-cell>
              <table:table-cell office:value-type="float" office:value="0.184321945213912">
                <text:p>0.184321945213912</text:p>
              </table:table-cell>
              <table:table-cell office:value-type="float" office:value="0.0204802161348791">
                <text:p>0.02048021613487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0.0818980199035601">
                <text:p>0.0818980199035601</text:p>
              </table:table-cell>
              <table:table-cell office:value-type="float" office:value="0.18427054478301">
                <text:p>0.18427054478301</text:p>
              </table:table-cell>
              <table:table-cell office:value-type="float" office:value="0.02047450497589">
                <text:p>0.02047450497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0.0818751752676037">
                <text:p>0.0818751752676037</text:p>
              </table:table-cell>
              <table:table-cell office:value-type="float" office:value="0.184219144352108">
                <text:p>0.184219144352108</text:p>
              </table:table-cell>
              <table:table-cell office:value-type="float" office:value="0.0204687938169009">
                <text:p>0.02046879381690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0818523306316473">
                <text:p>0.0818523306316473</text:p>
              </table:table-cell>
              <table:table-cell office:value-type="float" office:value="0.184167743921207">
                <text:p>0.184167743921207</text:p>
              </table:table-cell>
              <table:table-cell office:value-type="float" office:value="0.0204630826579118">
                <text:p>0.0204630826579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081829485995691">
                <text:p>0.081829485995691</text:p>
              </table:table-cell>
              <table:table-cell office:value-type="float" office:value="0.184116343490305">
                <text:p>0.184116343490305</text:p>
              </table:table-cell>
              <table:table-cell office:value-type="float" office:value="0.0204573714989227">
                <text:p>0.02045737149892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0.0818066413597346">
                <text:p>0.0818066413597346</text:p>
              </table:table-cell>
              <table:table-cell office:value-type="float" office:value="0.184064943059403">
                <text:p>0.184064943059403</text:p>
              </table:table-cell>
              <table:table-cell office:value-type="float" office:value="0.0204516603399337">
                <text:p>0.02045166033993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.0817837967237783">
                <text:p>0.0817837967237783</text:p>
              </table:table-cell>
              <table:table-cell office:value-type="float" office:value="0.184013542628501">
                <text:p>0.184013542628501</text:p>
              </table:table-cell>
              <table:table-cell office:value-type="float" office:value="0.0204459491809446">
                <text:p>0.0204459491809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0.0817609520878219">
                <text:p>0.0817609520878219</text:p>
              </table:table-cell>
              <table:table-cell office:value-type="float" office:value="0.183962142197599">
                <text:p>0.183962142197599</text:p>
              </table:table-cell>
              <table:table-cell office:value-type="float" office:value="0.0204402380219555">
                <text:p>0.0204402380219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0.0817381074518656">
                <text:p>0.0817381074518656</text:p>
              </table:table-cell>
              <table:table-cell office:value-type="float" office:value="0.183910741766698">
                <text:p>0.183910741766698</text:p>
              </table:table-cell>
              <table:table-cell office:value-type="float" office:value="0.0204345268629664">
                <text:p>0.0204345268629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0.0817152628159092">
                <text:p>0.0817152628159092</text:p>
              </table:table-cell>
              <table:table-cell office:value-type="float" office:value="0.183859341335796">
                <text:p>0.183859341335796</text:p>
              </table:table-cell>
              <table:table-cell office:value-type="float" office:value="0.0204288157039773">
                <text:p>0.02042881570397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0.0816924181799528">
                <text:p>0.0816924181799528</text:p>
              </table:table-cell>
              <table:table-cell office:value-type="float" office:value="0.183807940904894">
                <text:p>0.183807940904894</text:p>
              </table:table-cell>
              <table:table-cell office:value-type="float" office:value="0.0204231045449882">
                <text:p>0.0204231045449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scatter" chart:column-mapping="0 1 4 2 3" chart:style-name="ch1">
        <chart:title svg:x="4.862cm" svg:y="0.315cm" chart:style-name="ch2">
          <text:p>Steady-state forces on magnets</text:p>
        </chart:title>
        <chart:legend chart:legend-position="end" svg:x="10.61cm" svg:y="3.396cm" style:legend-expansion="high" chart:style-name="ch3"/>
        <chart:plot-area chart:style-name="ch4" table:cell-range-address="Sheet1.A1:Sheet1.E175" chart:data-source-has-labels="row" svg:x="1.358cm" svg:y="1.631cm" svg:width="8.612cm" svg:height="6.17cm">
          <chartooo:coordinate-region svg:x="2.085cm" svg:y="1.843cm" svg:width="7.698cm" svg:height="5.746cm"/>
          <chart:axis chart:dimension="x" chart:name="primary-x" chart:style-name="ch5">
            <chart:title svg:x="4.522cm" svg:y="7.981cm" chart:style-name="ch6">
              <text:p>Distance (mm)</text:p>
            </chart:title>
          </chart:axis>
          <chart:axis chart:dimension="y" chart:name="primary-y" chart:style-name="ch5">
            <chart:title svg:x="0.451cm" svg:y="5.448cm" chart:style-name="ch7">
              <text:p>Force (N)</text:p>
            </chart:title>
            <chart:grid chart:style-name="ch8" chart:class="major"/>
          </chart:axis>
          <chart:series chart:style-name="ch9" chart:values-cell-range-address="Sheet1.B2:Sheet1.B175" chart:label-cell-address="Sheet1.B1:Sheet1.B1" chart:class="chart:scatter">
            <chart:domain table:cell-range-address="Sheet1.A2:Sheet1.A175"/>
            <chart:data-point chart:repeated="174"/>
          </chart:series>
          <chart:series chart:style-name="ch10" chart:values-cell-range-address="Sheet1.E2:Sheet1.E175" chart:label-cell-address="Sheet1.E1:Sheet1.E1" chart:class="chart:scatter">
            <chart:data-point chart:repeated="174"/>
          </chart:series>
          <chart:series chart:style-name="ch11" chart:values-cell-range-address="Sheet1.C2:Sheet1.C175" chart:label-cell-address="Sheet1.C1:Sheet1.C1" chart:class="chart:scatter">
            <chart:data-point chart:repeated="174"/>
          </chart:series>
          <chart:series chart:style-name="ch12" chart:values-cell-range-address="Sheet1.D2:Sheet1.D175" chart:label-cell-address="Sheet1.D1:Sheet1.D1" chart:class="chart:scatter">
            <chart:data-point chart:repeated="17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netic force  (N)</text:p>
                <draw:g>
                  <svg:desc>Sheet1.B1:Sheet1.B1</svg:desc>
                </draw:g>
              </table:table-cell>
              <table:table-cell office:value-type="string">
                <text:p>CF force (N) @ 40 km / h</text:p>
                <draw:g>
                  <svg:desc>Sheet1.E1:Sheet1.E1</svg:desc>
                </draw:g>
              </table:table-cell>
              <table:table-cell office:value-type="string">
                <text:p>CF force (N) @ 80 km / h</text:p>
                <draw:g>
                  <svg:desc>Sheet1.C1:Sheet1.C1</svg:desc>
                </draw:g>
              </table:table-cell>
              <table:table-cell office:value-type="string">
                <text:p>CF force (N) @ 120 km / h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5</svg:desc>
                </draw:g>
              </table:table-cell>
              <table:table-cell office:value-type="float" office:value="18.0364210537669">
                <text:p>18.0364210537669</text:p>
                <draw:g>
                  <svg:desc>Sheet1.B2:Sheet1.B175</svg:desc>
                </draw:g>
              </table:table-cell>
              <table:table-cell office:value-type="float" office:value="0.0214111350501009">
                <text:p>0.0214111350501009</text:p>
                <draw:g>
                  <svg:desc>Sheet1.E2:Sheet1.E175</svg:desc>
                </draw:g>
              </table:table-cell>
              <table:table-cell office:value-type="float" office:value="0.0856445402004036">
                <text:p>0.0856445402004036</text:p>
                <draw:g>
                  <svg:desc>Sheet1.C2:Sheet1.C175</svg:desc>
                </draw:g>
              </table:table-cell>
              <table:table-cell office:value-type="float" office:value="0.192700215450908">
                <text:p>0.192700215450908</text:p>
                <draw:g>
                  <svg:desc>Sheet1.D2:Sheet1.D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.4671634610066">
                <text:p>16.4671634610066</text:p>
              </table:table-cell>
              <table:table-cell office:value-type="float" office:value="0.0214054238911118">
                <text:p>0.0214054238911118</text:p>
              </table:table-cell>
              <table:table-cell office:value-type="float" office:value="0.0856216955644472">
                <text:p>0.0856216955644472</text:p>
              </table:table-cell>
              <table:table-cell office:value-type="float" office:value="0.192648815020006">
                <text:p>0.19264881502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5.3193739584147">
                <text:p>15.3193739584147</text:p>
              </table:table-cell>
              <table:table-cell office:value-type="float" office:value="0.0213997127321227">
                <text:p>0.0213997127321227</text:p>
              </table:table-cell>
              <table:table-cell office:value-type="float" office:value="0.0855988509284908">
                <text:p>0.0855988509284908</text:p>
              </table:table-cell>
              <table:table-cell office:value-type="float" office:value="0.192597414589104">
                <text:p>0.192597414589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4.2356277381374">
                <text:p>14.2356277381374</text:p>
              </table:table-cell>
              <table:table-cell office:value-type="float" office:value="0.0213940015731336">
                <text:p>0.0213940015731336</text:p>
              </table:table-cell>
              <table:table-cell office:value-type="float" office:value="0.0855760062925345">
                <text:p>0.0855760062925345</text:p>
              </table:table-cell>
              <table:table-cell office:value-type="float" office:value="0.192546014158203">
                <text:p>0.192546014158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3.3292008312678">
                <text:p>13.3292008312678</text:p>
              </table:table-cell>
              <table:table-cell office:value-type="float" office:value="0.0213882904141445">
                <text:p>0.0213882904141445</text:p>
              </table:table-cell>
              <table:table-cell office:value-type="float" office:value="0.0855531616565781">
                <text:p>0.0855531616565781</text:p>
              </table:table-cell>
              <table:table-cell office:value-type="float" office:value="0.192494613727301">
                <text:p>0.192494613727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2.6607191647974">
                <text:p>12.6607191647974</text:p>
              </table:table-cell>
              <table:table-cell office:value-type="float" office:value="0.0213825792551554">
                <text:p>0.0213825792551554</text:p>
              </table:table-cell>
              <table:table-cell office:value-type="float" office:value="0.0855303170206217">
                <text:p>0.0855303170206217</text:p>
              </table:table-cell>
              <table:table-cell office:value-type="float" office:value="0.192443213296399">
                <text:p>0.192443213296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1.8612526795573">
                <text:p>11.8612526795573</text:p>
              </table:table-cell>
              <table:table-cell office:value-type="float" office:value="0.0213768680961663">
                <text:p>0.0213768680961663</text:p>
              </table:table-cell>
              <table:table-cell office:value-type="float" office:value="0.0855074723846654">
                <text:p>0.0855074723846654</text:p>
              </table:table-cell>
              <table:table-cell office:value-type="float" office:value="0.192391812865497">
                <text:p>0.192391812865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1.2635494282747">
                <text:p>11.2635494282747</text:p>
              </table:table-cell>
              <table:table-cell office:value-type="float" office:value="0.0213711569371773">
                <text:p>0.0213711569371773</text:p>
              </table:table-cell>
              <table:table-cell office:value-type="float" office:value="0.085484627748709">
                <text:p>0.085484627748709</text:p>
              </table:table-cell>
              <table:table-cell office:value-type="float" office:value="0.192340412434595">
                <text:p>0.192340412434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0.5428182516789">
                <text:p>10.5428182516789</text:p>
              </table:table-cell>
              <table:table-cell office:value-type="float" office:value="0.0213654457781882">
                <text:p>0.0213654457781882</text:p>
              </table:table-cell>
              <table:table-cell office:value-type="float" office:value="0.0854617831127526">
                <text:p>0.0854617831127526</text:p>
              </table:table-cell>
              <table:table-cell office:value-type="float" office:value="0.192289012003693">
                <text:p>0.192289012003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.1374835009439">
                <text:p>10.1374835009439</text:p>
              </table:table-cell>
              <table:table-cell office:value-type="float" office:value="0.0213597346191991">
                <text:p>0.0213597346191991</text:p>
              </table:table-cell>
              <table:table-cell office:value-type="float" office:value="0.0854389384767963">
                <text:p>0.0854389384767963</text:p>
              </table:table-cell>
              <table:table-cell office:value-type="float" office:value="0.192237611572792">
                <text:p>0.192237611572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9.51877655945043">
                <text:p>9.51877655945043</text:p>
              </table:table-cell>
              <table:table-cell office:value-type="float" office:value="0.02135402346021">
                <text:p>0.02135402346021</text:p>
              </table:table-cell>
              <table:table-cell office:value-type="float" office:value="0.0854160938408399">
                <text:p>0.0854160938408399</text:p>
              </table:table-cell>
              <table:table-cell office:value-type="float" office:value="0.19218621114189">
                <text:p>0.19218621114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9.17906177941164">
                <text:p>9.17906177941164</text:p>
              </table:table-cell>
              <table:table-cell office:value-type="float" office:value="0.0213483123012209">
                <text:p>0.0213483123012209</text:p>
              </table:table-cell>
              <table:table-cell office:value-type="float" office:value="0.0853932492048836">
                <text:p>0.0853932492048836</text:p>
              </table:table-cell>
              <table:table-cell office:value-type="float" office:value="0.192134810710988">
                <text:p>0.192134810710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8.81896538297868">
                <text:p>8.81896538297868</text:p>
              </table:table-cell>
              <table:table-cell office:value-type="float" office:value="0.0213426011422318">
                <text:p>0.0213426011422318</text:p>
              </table:table-cell>
              <table:table-cell office:value-type="float" office:value="0.0853704045689272">
                <text:p>0.0853704045689272</text:p>
              </table:table-cell>
              <table:table-cell office:value-type="float" office:value="0.192083410280086">
                <text:p>0.192083410280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8.40208097592322">
                <text:p>8.40208097592322</text:p>
              </table:table-cell>
              <table:table-cell office:value-type="float" office:value="0.0213368899832427">
                <text:p>0.0213368899832427</text:p>
              </table:table-cell>
              <table:table-cell office:value-type="float" office:value="0.0853475599329708">
                <text:p>0.0853475599329708</text:p>
              </table:table-cell>
              <table:table-cell office:value-type="float" office:value="0.192032009849184">
                <text:p>0.192032009849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8.05415502335001">
                <text:p>8.05415502335001</text:p>
              </table:table-cell>
              <table:table-cell office:value-type="float" office:value="0.0213311788242536">
                <text:p>0.0213311788242536</text:p>
              </table:table-cell>
              <table:table-cell office:value-type="float" office:value="0.0853247152970145">
                <text:p>0.0853247152970145</text:p>
              </table:table-cell>
              <table:table-cell office:value-type="float" office:value="0.191980609418283">
                <text:p>0.191980609418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7.64229380266638">
                <text:p>7.64229380266638</text:p>
              </table:table-cell>
              <table:table-cell office:value-type="float" office:value="0.0213254676652645">
                <text:p>0.0213254676652645</text:p>
              </table:table-cell>
              <table:table-cell office:value-type="float" office:value="0.0853018706610581">
                <text:p>0.0853018706610581</text:p>
              </table:table-cell>
              <table:table-cell office:value-type="float" office:value="0.191929208987381">
                <text:p>0.191929208987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7.37804902947577">
                <text:p>7.37804902947577</text:p>
              </table:table-cell>
              <table:table-cell office:value-type="float" office:value="0.0213197565062754">
                <text:p>0.0213197565062754</text:p>
              </table:table-cell>
              <table:table-cell office:value-type="float" office:value="0.0852790260251017">
                <text:p>0.0852790260251017</text:p>
              </table:table-cell>
              <table:table-cell office:value-type="float" office:value="0.191877808556479">
                <text:p>0.191877808556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7.07569209310833">
                <text:p>7.07569209310833</text:p>
              </table:table-cell>
              <table:table-cell office:value-type="float" office:value="0.0213140453472863">
                <text:p>0.0213140453472863</text:p>
              </table:table-cell>
              <table:table-cell office:value-type="float" office:value="0.0852561813891454">
                <text:p>0.0852561813891454</text:p>
              </table:table-cell>
              <table:table-cell office:value-type="float" office:value="0.191826408125577">
                <text:p>0.191826408125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6.7922642783502">
                <text:p>6.7922642783502</text:p>
              </table:table-cell>
              <table:table-cell office:value-type="float" office:value="0.0213083341882973">
                <text:p>0.0213083341882973</text:p>
              </table:table-cell>
              <table:table-cell office:value-type="float" office:value="0.085233336753189">
                <text:p>0.085233336753189</text:p>
              </table:table-cell>
              <table:table-cell office:value-type="float" office:value="0.191775007694675">
                <text:p>0.191775007694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.52995255667304">
                <text:p>6.52995255667304</text:p>
              </table:table-cell>
              <table:table-cell office:value-type="float" office:value="0.0213026230293082">
                <text:p>0.0213026230293082</text:p>
              </table:table-cell>
              <table:table-cell office:value-type="float" office:value="0.0852104921172326">
                <text:p>0.0852104921172326</text:p>
              </table:table-cell>
              <table:table-cell office:value-type="float" office:value="0.191723607263774">
                <text:p>0.191723607263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6.27833678874649">
                <text:p>6.27833678874649</text:p>
              </table:table-cell>
              <table:table-cell office:value-type="float" office:value="0.0212969118703191">
                <text:p>0.0212969118703191</text:p>
              </table:table-cell>
              <table:table-cell office:value-type="float" office:value="0.0851876474812763">
                <text:p>0.0851876474812763</text:p>
              </table:table-cell>
              <table:table-cell office:value-type="float" office:value="0.191672206832872">
                <text:p>0.191672206832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5.99034531026372">
                <text:p>5.99034531026372</text:p>
              </table:table-cell>
              <table:table-cell office:value-type="float" office:value="0.02129120071133">
                <text:p>0.02129120071133</text:p>
              </table:table-cell>
              <table:table-cell office:value-type="float" office:value="0.0851648028453199">
                <text:p>0.0851648028453199</text:p>
              </table:table-cell>
              <table:table-cell office:value-type="float" office:value="0.19162080640197">
                <text:p>0.19162080640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5.82911259040183">
                <text:p>5.82911259040183</text:p>
              </table:table-cell>
              <table:table-cell office:value-type="float" office:value="0.0212854895523409">
                <text:p>0.0212854895523409</text:p>
              </table:table-cell>
              <table:table-cell office:value-type="float" office:value="0.0851419582093636">
                <text:p>0.0851419582093636</text:p>
              </table:table-cell>
              <table:table-cell office:value-type="float" office:value="0.191569405971068">
                <text:p>0.191569405971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5.54690573762257">
                <text:p>5.54690573762257</text:p>
              </table:table-cell>
              <table:table-cell office:value-type="float" office:value="0.0212797783933518">
                <text:p>0.0212797783933518</text:p>
              </table:table-cell>
              <table:table-cell office:value-type="float" office:value="0.0851191135734072">
                <text:p>0.0851191135734072</text:p>
              </table:table-cell>
              <table:table-cell office:value-type="float" office:value="0.191518005540166">
                <text:p>0.191518005540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5.32569684911077">
                <text:p>5.32569684911077</text:p>
              </table:table-cell>
              <table:table-cell office:value-type="float" office:value="0.0212740672343627">
                <text:p>0.0212740672343627</text:p>
              </table:table-cell>
              <table:table-cell office:value-type="float" office:value="0.0850962689374508">
                <text:p>0.0850962689374508</text:p>
              </table:table-cell>
              <table:table-cell office:value-type="float" office:value="0.191466605109264">
                <text:p>0.191466605109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5.10255120927101">
                <text:p>5.10255120927101</text:p>
              </table:table-cell>
              <table:table-cell office:value-type="float" office:value="0.0212683560753736">
                <text:p>0.0212683560753736</text:p>
              </table:table-cell>
              <table:table-cell office:value-type="float" office:value="0.0850734243014945">
                <text:p>0.0850734243014945</text:p>
              </table:table-cell>
              <table:table-cell office:value-type="float" office:value="0.191415204678363">
                <text:p>0.1914152046783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4.94635483099533">
                <text:p>4.94635483099533</text:p>
              </table:table-cell>
              <table:table-cell office:value-type="float" office:value="0.0212626449163845">
                <text:p>0.0212626449163845</text:p>
              </table:table-cell>
              <table:table-cell office:value-type="float" office:value="0.0850505796655381">
                <text:p>0.0850505796655381</text:p>
              </table:table-cell>
              <table:table-cell office:value-type="float" office:value="0.191363804247461">
                <text:p>0.191363804247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4.77938180927179">
                <text:p>4.77938180927179</text:p>
              </table:table-cell>
              <table:table-cell office:value-type="float" office:value="0.0212569337573954">
                <text:p>0.0212569337573954</text:p>
              </table:table-cell>
              <table:table-cell office:value-type="float" office:value="0.0850277350295818">
                <text:p>0.0850277350295818</text:p>
              </table:table-cell>
              <table:table-cell office:value-type="float" office:value="0.191312403816559">
                <text:p>0.191312403816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4.63819063302441">
                <text:p>4.63819063302441</text:p>
              </table:table-cell>
              <table:table-cell office:value-type="float" office:value="0.0212512225984063">
                <text:p>0.0212512225984063</text:p>
              </table:table-cell>
              <table:table-cell office:value-type="float" office:value="0.0850048903936254">
                <text:p>0.0850048903936254</text:p>
              </table:table-cell>
              <table:table-cell office:value-type="float" office:value="0.191261003385657">
                <text:p>0.191261003385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4.40184211441064">
                <text:p>4.40184211441064</text:p>
              </table:table-cell>
              <table:table-cell office:value-type="float" office:value="0.0212455114394173">
                <text:p>0.0212455114394173</text:p>
              </table:table-cell>
              <table:table-cell office:value-type="float" office:value="0.084982045757669">
                <text:p>0.084982045757669</text:p>
              </table:table-cell>
              <table:table-cell office:value-type="float" office:value="0.191209602954755">
                <text:p>0.191209602954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4.22953556719077">
                <text:p>4.22953556719077</text:p>
              </table:table-cell>
              <table:table-cell office:value-type="float" office:value="0.0212398002804282">
                <text:p>0.0212398002804282</text:p>
              </table:table-cell>
              <table:table-cell office:value-type="float" office:value="0.0849592011217126">
                <text:p>0.0849592011217126</text:p>
              </table:table-cell>
              <table:table-cell office:value-type="float" office:value="0.191158202523853">
                <text:p>0.191158202523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4.13497245841757">
                <text:p>4.13497245841757</text:p>
              </table:table-cell>
              <table:table-cell office:value-type="float" office:value="0.0212340891214391">
                <text:p>0.0212340891214391</text:p>
              </table:table-cell>
              <table:table-cell office:value-type="float" office:value="0.0849363564857563">
                <text:p>0.0849363564857563</text:p>
              </table:table-cell>
              <table:table-cell office:value-type="float" office:value="0.191106802092952">
                <text:p>0.191106802092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3.96793524656862">
                <text:p>3.96793524656862</text:p>
              </table:table-cell>
              <table:table-cell office:value-type="float" office:value="0.02122837796245">
                <text:p>0.02122837796245</text:p>
              </table:table-cell>
              <table:table-cell office:value-type="float" office:value="0.0849135118497999">
                <text:p>0.0849135118497999</text:p>
              </table:table-cell>
              <table:table-cell office:value-type="float" office:value="0.19105540166205">
                <text:p>0.19105540166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3.79328888506187">
                <text:p>3.79328888506187</text:p>
              </table:table-cell>
              <table:table-cell office:value-type="float" office:value="0.0212226668034609">
                <text:p>0.0212226668034609</text:p>
              </table:table-cell>
              <table:table-cell office:value-type="float" office:value="0.0848906672138436">
                <text:p>0.0848906672138436</text:p>
              </table:table-cell>
              <table:table-cell office:value-type="float" office:value="0.191004001231148">
                <text:p>0.191004001231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3.6565671832032">
                <text:p>3.6565671832032</text:p>
              </table:table-cell>
              <table:table-cell office:value-type="float" office:value="0.0212169556444718">
                <text:p>0.0212169556444718</text:p>
              </table:table-cell>
              <table:table-cell office:value-type="float" office:value="0.0848678225778872">
                <text:p>0.0848678225778872</text:p>
              </table:table-cell>
              <table:table-cell office:value-type="float" office:value="0.190952600800246">
                <text:p>0.190952600800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3.54834181096904">
                <text:p>3.54834181096904</text:p>
              </table:table-cell>
              <table:table-cell office:value-type="float" office:value="0.0212112444854827">
                <text:p>0.0212112444854827</text:p>
              </table:table-cell>
              <table:table-cell office:value-type="float" office:value="0.0848449779419308">
                <text:p>0.0848449779419308</text:p>
              </table:table-cell>
              <table:table-cell office:value-type="float" office:value="0.190901200369344">
                <text:p>0.190901200369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3.42790127942338">
                <text:p>3.42790127942338</text:p>
              </table:table-cell>
              <table:table-cell office:value-type="float" office:value="0.0212055333264936">
                <text:p>0.0212055333264936</text:p>
              </table:table-cell>
              <table:table-cell office:value-type="float" office:value="0.0848221333059745">
                <text:p>0.0848221333059745</text:p>
              </table:table-cell>
              <table:table-cell office:value-type="float" office:value="0.190849799938443">
                <text:p>0.190849799938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3.32236782255478">
                <text:p>3.32236782255478</text:p>
              </table:table-cell>
              <table:table-cell office:value-type="float" office:value="0.0211998221675045">
                <text:p>0.0211998221675045</text:p>
              </table:table-cell>
              <table:table-cell office:value-type="float" office:value="0.0847992886700181">
                <text:p>0.0847992886700181</text:p>
              </table:table-cell>
              <table:table-cell office:value-type="float" office:value="0.190798399507541">
                <text:p>0.190798399507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3.1973697451485">
                <text:p>3.1973697451485</text:p>
              </table:table-cell>
              <table:table-cell office:value-type="float" office:value="0.0211941110085154">
                <text:p>0.0211941110085154</text:p>
              </table:table-cell>
              <table:table-cell office:value-type="float" office:value="0.0847764440340618">
                <text:p>0.0847764440340618</text:p>
              </table:table-cell>
              <table:table-cell office:value-type="float" office:value="0.190746999076639">
                <text:p>0.190746999076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.07342909334429">
                <text:p>3.07342909334429</text:p>
              </table:table-cell>
              <table:table-cell office:value-type="float" office:value="0.0211883998495264">
                <text:p>0.0211883998495264</text:p>
              </table:table-cell>
              <table:table-cell office:value-type="float" office:value="0.0847535993981054">
                <text:p>0.0847535993981054</text:p>
              </table:table-cell>
              <table:table-cell office:value-type="float" office:value="0.190695598645737">
                <text:p>0.190695598645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2.97205570304071">
                <text:p>2.97205570304071</text:p>
              </table:table-cell>
              <table:table-cell office:value-type="float" office:value="0.0211826886905373">
                <text:p>0.0211826886905373</text:p>
              </table:table-cell>
              <table:table-cell office:value-type="float" office:value="0.084730754762149">
                <text:p>0.084730754762149</text:p>
              </table:table-cell>
              <table:table-cell office:value-type="float" office:value="0.190644198214835">
                <text:p>0.190644198214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2.84817104789785">
                <text:p>2.84817104789785</text:p>
              </table:table-cell>
              <table:table-cell office:value-type="float" office:value="0.0211769775315482">
                <text:p>0.0211769775315482</text:p>
              </table:table-cell>
              <table:table-cell office:value-type="float" office:value="0.0847079101261927">
                <text:p>0.0847079101261927</text:p>
              </table:table-cell>
              <table:table-cell office:value-type="float" office:value="0.190592797783934">
                <text:p>0.190592797783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2.7123789306619">
                <text:p>2.7123789306619</text:p>
              </table:table-cell>
              <table:table-cell office:value-type="float" office:value="0.0211712663725591">
                <text:p>0.0211712663725591</text:p>
              </table:table-cell>
              <table:table-cell office:value-type="float" office:value="0.0846850654902363">
                <text:p>0.0846850654902363</text:p>
              </table:table-cell>
              <table:table-cell office:value-type="float" office:value="0.190541397353032">
                <text:p>0.190541397353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2.63959300525144">
                <text:p>2.63959300525144</text:p>
              </table:table-cell>
              <table:table-cell office:value-type="float" office:value="0.02116555521357">
                <text:p>0.02116555521357</text:p>
              </table:table-cell>
              <table:table-cell office:value-type="float" office:value="0.08466222085428">
                <text:p>0.08466222085428</text:p>
              </table:table-cell>
              <table:table-cell office:value-type="float" office:value="0.19048999692213">
                <text:p>0.190489996922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2.54521793713711">
                <text:p>2.54521793713711</text:p>
              </table:table-cell>
              <table:table-cell office:value-type="float" office:value="0.0211598440545809">
                <text:p>0.0211598440545809</text:p>
              </table:table-cell>
              <table:table-cell office:value-type="float" office:value="0.0846393762183236">
                <text:p>0.0846393762183236</text:p>
              </table:table-cell>
              <table:table-cell office:value-type="float" office:value="0.190438596491228">
                <text:p>0.190438596491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2.42973170589348">
                <text:p>2.42973170589348</text:p>
              </table:table-cell>
              <table:table-cell office:value-type="float" office:value="0.0211541328955918">
                <text:p>0.0211541328955918</text:p>
              </table:table-cell>
              <table:table-cell office:value-type="float" office:value="0.0846165315823672">
                <text:p>0.0846165315823672</text:p>
              </table:table-cell>
              <table:table-cell office:value-type="float" office:value="0.190387196060326">
                <text:p>0.190387196060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.37100155285009">
                <text:p>2.37100155285009</text:p>
              </table:table-cell>
              <table:table-cell office:value-type="float" office:value="0.0211484217366027">
                <text:p>0.0211484217366027</text:p>
              </table:table-cell>
              <table:table-cell office:value-type="float" office:value="0.0845936869464109">
                <text:p>0.0845936869464109</text:p>
              </table:table-cell>
              <table:table-cell office:value-type="float" office:value="0.190335795629424">
                <text:p>0.190335795629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.28255513671789">
                <text:p>2.28255513671789</text:p>
              </table:table-cell>
              <table:table-cell office:value-type="float" office:value="0.0211427105776136">
                <text:p>0.0211427105776136</text:p>
              </table:table-cell>
              <table:table-cell office:value-type="float" office:value="0.0845708423104545">
                <text:p>0.0845708423104545</text:p>
              </table:table-cell>
              <table:table-cell office:value-type="float" office:value="0.190284395198523">
                <text:p>0.190284395198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.18847922405739">
                <text:p>2.18847922405739</text:p>
              </table:table-cell>
              <table:table-cell office:value-type="float" office:value="0.0211369994186245">
                <text:p>0.0211369994186245</text:p>
              </table:table-cell>
              <table:table-cell office:value-type="float" office:value="0.0845479976744981">
                <text:p>0.0845479976744981</text:p>
              </table:table-cell>
              <table:table-cell office:value-type="float" office:value="0.190232994767621">
                <text:p>0.190232994767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.10977443714772">
                <text:p>2.10977443714772</text:p>
              </table:table-cell>
              <table:table-cell office:value-type="float" office:value="0.0211312882596354">
                <text:p>0.0211312882596354</text:p>
              </table:table-cell>
              <table:table-cell office:value-type="float" office:value="0.0845251530385418">
                <text:p>0.0845251530385418</text:p>
              </table:table-cell>
              <table:table-cell office:value-type="float" office:value="0.190181594336719">
                <text:p>0.190181594336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2.03287680251711">
                <text:p>2.03287680251711</text:p>
              </table:table-cell>
              <table:table-cell office:value-type="float" office:value="0.0211255771006464">
                <text:p>0.0211255771006464</text:p>
              </table:table-cell>
              <table:table-cell office:value-type="float" office:value="0.0845023084025854">
                <text:p>0.0845023084025854</text:p>
              </table:table-cell>
              <table:table-cell office:value-type="float" office:value="0.190130193905817">
                <text:p>0.190130193905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.94885344155656">
                <text:p>1.94885344155656</text:p>
              </table:table-cell>
              <table:table-cell office:value-type="float" office:value="0.0211198659416573">
                <text:p>0.0211198659416573</text:p>
              </table:table-cell>
              <table:table-cell office:value-type="float" office:value="0.0844794637666291">
                <text:p>0.0844794637666291</text:p>
              </table:table-cell>
              <table:table-cell office:value-type="float" office:value="0.190078793474915">
                <text:p>0.190078793474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1.88673413010869">
                <text:p>1.88673413010869</text:p>
              </table:table-cell>
              <table:table-cell office:value-type="float" office:value="0.0211141547826682">
                <text:p>0.0211141547826682</text:p>
              </table:table-cell>
              <table:table-cell office:value-type="float" office:value="0.0844566191306727">
                <text:p>0.0844566191306727</text:p>
              </table:table-cell>
              <table:table-cell office:value-type="float" office:value="0.190027393044014">
                <text:p>0.190027393044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1.79644134210159">
                <text:p>1.79644134210159</text:p>
              </table:table-cell>
              <table:table-cell office:value-type="float" office:value="0.0211084436236791">
                <text:p>0.0211084436236791</text:p>
              </table:table-cell>
              <table:table-cell office:value-type="float" office:value="0.0844337744947163">
                <text:p>0.0844337744947163</text:p>
              </table:table-cell>
              <table:table-cell office:value-type="float" office:value="0.189975992613112">
                <text:p>0.189975992613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1.72292244439377">
                <text:p>1.72292244439377</text:p>
              </table:table-cell>
              <table:table-cell office:value-type="float" office:value="0.02110273246469">
                <text:p>0.02110273246469</text:p>
              </table:table-cell>
              <table:table-cell office:value-type="float" office:value="0.08441092985876">
                <text:p>0.08441092985876</text:p>
              </table:table-cell>
              <table:table-cell office:value-type="float" office:value="0.18992459218221">
                <text:p>0.18992459218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1.64895695258702">
                <text:p>1.64895695258702</text:p>
              </table:table-cell>
              <table:table-cell office:value-type="float" office:value="0.0210970213057009">
                <text:p>0.0210970213057009</text:p>
              </table:table-cell>
              <table:table-cell office:value-type="float" office:value="0.0843880852228036">
                <text:p>0.0843880852228036</text:p>
              </table:table-cell>
              <table:table-cell office:value-type="float" office:value="0.189873191751308">
                <text:p>0.189873191751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.58695151662903">
                <text:p>1.58695151662903</text:p>
              </table:table-cell>
              <table:table-cell office:value-type="float" office:value="0.0210913101467118">
                <text:p>0.0210913101467118</text:p>
              </table:table-cell>
              <table:table-cell office:value-type="float" office:value="0.0843652405868472">
                <text:p>0.0843652405868472</text:p>
              </table:table-cell>
              <table:table-cell office:value-type="float" office:value="0.189821791320406">
                <text:p>0.189821791320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1.52767814234212">
                <text:p>1.52767814234212</text:p>
              </table:table-cell>
              <table:table-cell office:value-type="float" office:value="0.0210855989877227">
                <text:p>0.0210855989877227</text:p>
              </table:table-cell>
              <table:table-cell office:value-type="float" office:value="0.0843423959508909">
                <text:p>0.0843423959508909</text:p>
              </table:table-cell>
              <table:table-cell office:value-type="float" office:value="0.189770390889504">
                <text:p>0.189770390889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1.45749625507468">
                <text:p>1.45749625507468</text:p>
              </table:table-cell>
              <table:table-cell office:value-type="float" office:value="0.0210798878287336">
                <text:p>0.0210798878287336</text:p>
              </table:table-cell>
              <table:table-cell office:value-type="float" office:value="0.0843195513149345">
                <text:p>0.0843195513149345</text:p>
              </table:table-cell>
              <table:table-cell office:value-type="float" office:value="0.189718990458603">
                <text:p>0.189718990458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.36861201776194">
                <text:p>1.36861201776194</text:p>
              </table:table-cell>
              <table:table-cell office:value-type="float" office:value="0.0210741766697445">
                <text:p>0.0210741766697445</text:p>
              </table:table-cell>
              <table:table-cell office:value-type="float" office:value="0.0842967066789782">
                <text:p>0.0842967066789782</text:p>
              </table:table-cell>
              <table:table-cell office:value-type="float" office:value="0.189667590027701">
                <text:p>0.189667590027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1.30187415526629">
                <text:p>1.30187415526629</text:p>
              </table:table-cell>
              <table:table-cell office:value-type="float" office:value="0.0210684655107554">
                <text:p>0.0210684655107554</text:p>
              </table:table-cell>
              <table:table-cell office:value-type="float" office:value="0.0842738620430218">
                <text:p>0.0842738620430218</text:p>
              </table:table-cell>
              <table:table-cell office:value-type="float" office:value="0.189616189596799">
                <text:p>0.189616189596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1.25822706064188">
                <text:p>1.25822706064188</text:p>
              </table:table-cell>
              <table:table-cell office:value-type="float" office:value="0.0210627543517664">
                <text:p>0.0210627543517664</text:p>
              </table:table-cell>
              <table:table-cell office:value-type="float" office:value="0.0842510174070654">
                <text:p>0.0842510174070654</text:p>
              </table:table-cell>
              <table:table-cell office:value-type="float" office:value="0.189564789165897">
                <text:p>0.189564789165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1.18451698792173">
                <text:p>1.18451698792173</text:p>
              </table:table-cell>
              <table:table-cell office:value-type="float" office:value="0.0210570431927773">
                <text:p>0.0210570431927773</text:p>
              </table:table-cell>
              <table:table-cell office:value-type="float" office:value="0.0842281727711091">
                <text:p>0.0842281727711091</text:p>
              </table:table-cell>
              <table:table-cell office:value-type="float" office:value="0.189513388734995">
                <text:p>0.189513388734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1.15903710147695">
                <text:p>1.15903710147695</text:p>
              </table:table-cell>
              <table:table-cell office:value-type="float" office:value="0.0210513320337882">
                <text:p>0.0210513320337882</text:p>
              </table:table-cell>
              <table:table-cell office:value-type="float" office:value="0.0842053281351527">
                <text:p>0.0842053281351527</text:p>
              </table:table-cell>
              <table:table-cell office:value-type="float" office:value="0.189461988304094">
                <text:p>0.189461988304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1.07479213030776">
                <text:p>1.07479213030776</text:p>
              </table:table-cell>
              <table:table-cell office:value-type="float" office:value="0.0210456208747991">
                <text:p>0.0210456208747991</text:p>
              </table:table-cell>
              <table:table-cell office:value-type="float" office:value="0.0841824834991963">
                <text:p>0.0841824834991963</text:p>
              </table:table-cell>
              <table:table-cell office:value-type="float" office:value="0.189410587873192">
                <text:p>0.189410587873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1.03274011594334">
                <text:p>1.03274011594334</text:p>
              </table:table-cell>
              <table:table-cell office:value-type="float" office:value="0.02103990971581">
                <text:p>0.02103990971581</text:p>
              </table:table-cell>
              <table:table-cell office:value-type="float" office:value="0.08415963886324">
                <text:p>0.08415963886324</text:p>
              </table:table-cell>
              <table:table-cell office:value-type="float" office:value="0.18935918744229">
                <text:p>0.189359187442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973409923708617">
                <text:p>0.973409923708617</text:p>
              </table:table-cell>
              <table:table-cell office:value-type="float" office:value="0.0210341985568209">
                <text:p>0.0210341985568209</text:p>
              </table:table-cell>
              <table:table-cell office:value-type="float" office:value="0.0841367942272836">
                <text:p>0.0841367942272836</text:p>
              </table:table-cell>
              <table:table-cell office:value-type="float" office:value="0.189307787011388">
                <text:p>0.1893077870113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919428730576074">
                <text:p>0.919428730576074</text:p>
              </table:table-cell>
              <table:table-cell office:value-type="float" office:value="0.0210284873978318">
                <text:p>0.0210284873978318</text:p>
              </table:table-cell>
              <table:table-cell office:value-type="float" office:value="0.0841139495913273">
                <text:p>0.0841139495913273</text:p>
              </table:table-cell>
              <table:table-cell office:value-type="float" office:value="0.189256386580486">
                <text:p>0.189256386580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860712819276889">
                <text:p>0.860712819276889</text:p>
              </table:table-cell>
              <table:table-cell office:value-type="float" office:value="0.0210227762388427">
                <text:p>0.0210227762388427</text:p>
              </table:table-cell>
              <table:table-cell office:value-type="float" office:value="0.0840911049553709">
                <text:p>0.0840911049553709</text:p>
              </table:table-cell>
              <table:table-cell office:value-type="float" office:value="0.189204986149585">
                <text:p>0.189204986149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824831267537031">
                <text:p>0.824831267537031</text:p>
              </table:table-cell>
              <table:table-cell office:value-type="float" office:value="0.0210170650798536">
                <text:p>0.0210170650798536</text:p>
              </table:table-cell>
              <table:table-cell office:value-type="float" office:value="0.0840682603194145">
                <text:p>0.0840682603194145</text:p>
              </table:table-cell>
              <table:table-cell office:value-type="float" office:value="0.189153585718683">
                <text:p>0.1891535857186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772015638361865">
                <text:p>0.772015638361865</text:p>
              </table:table-cell>
              <table:table-cell office:value-type="float" office:value="0.0210113539208645">
                <text:p>0.0210113539208645</text:p>
              </table:table-cell>
              <table:table-cell office:value-type="float" office:value="0.0840454156834582">
                <text:p>0.0840454156834582</text:p>
              </table:table-cell>
              <table:table-cell office:value-type="float" office:value="0.189102185287781">
                <text:p>0.189102185287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71619747980155">
                <text:p>0.71619747980155</text:p>
              </table:table-cell>
              <table:table-cell office:value-type="float" office:value="0.0210056427618754">
                <text:p>0.0210056427618754</text:p>
              </table:table-cell>
              <table:table-cell office:value-type="float" office:value="0.0840225710475018">
                <text:p>0.0840225710475018</text:p>
              </table:table-cell>
              <table:table-cell office:value-type="float" office:value="0.189050784856879">
                <text:p>0.189050784856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672503612927533">
                <text:p>0.672503612927533</text:p>
              </table:table-cell>
              <table:table-cell office:value-type="float" office:value="0.0209999316028864">
                <text:p>0.0209999316028864</text:p>
              </table:table-cell>
              <table:table-cell office:value-type="float" office:value="0.0839997264115454">
                <text:p>0.0839997264115454</text:p>
              </table:table-cell>
              <table:table-cell office:value-type="float" office:value="0.188999384425977">
                <text:p>0.1889993844259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629049078534549">
                <text:p>0.629049078534549</text:p>
              </table:table-cell>
              <table:table-cell office:value-type="float" office:value="0.0209942204438973">
                <text:p>0.0209942204438973</text:p>
              </table:table-cell>
              <table:table-cell office:value-type="float" office:value="0.0839768817755891">
                <text:p>0.0839768817755891</text:p>
              </table:table-cell>
              <table:table-cell office:value-type="float" office:value="0.188947983995075">
                <text:p>0.188947983995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5659644772902">
                <text:p>0.5659644772902</text:p>
              </table:table-cell>
              <table:table-cell office:value-type="float" office:value="0.0209885092849082">
                <text:p>0.0209885092849082</text:p>
              </table:table-cell>
              <table:table-cell office:value-type="float" office:value="0.0839540371396327">
                <text:p>0.0839540371396327</text:p>
              </table:table-cell>
              <table:table-cell office:value-type="float" office:value="0.188896583564174">
                <text:p>0.188896583564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53957577477387">
                <text:p>0.53957577477387</text:p>
              </table:table-cell>
              <table:table-cell office:value-type="float" office:value="0.0209827981259191">
                <text:p>0.0209827981259191</text:p>
              </table:table-cell>
              <table:table-cell office:value-type="float" office:value="0.0839311925036763">
                <text:p>0.0839311925036763</text:p>
              </table:table-cell>
              <table:table-cell office:value-type="float" office:value="0.188845183133272">
                <text:p>0.1888451831332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48467748140425">
                <text:p>0.48467748140425</text:p>
              </table:table-cell>
              <table:table-cell office:value-type="float" office:value="0.02097708696693">
                <text:p>0.02097708696693</text:p>
              </table:table-cell>
              <table:table-cell office:value-type="float" office:value="0.08390834786772">
                <text:p>0.08390834786772</text:p>
              </table:table-cell>
              <table:table-cell office:value-type="float" office:value="0.18879378270237">
                <text:p>0.18879378270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428769824842867">
                <text:p>0.428769824842867</text:p>
              </table:table-cell>
              <table:table-cell office:value-type="float" office:value="0.0209713758079409">
                <text:p>0.0209713758079409</text:p>
              </table:table-cell>
              <table:table-cell office:value-type="float" office:value="0.0838855032317636">
                <text:p>0.0838855032317636</text:p>
              </table:table-cell>
              <table:table-cell office:value-type="float" office:value="0.188742382271468">
                <text:p>0.188742382271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382096162730008">
                <text:p>0.382096162730008</text:p>
              </table:table-cell>
              <table:table-cell office:value-type="float" office:value="0.0209656646489518">
                <text:p>0.0209656646489518</text:p>
              </table:table-cell>
              <table:table-cell office:value-type="float" office:value="0.0838626585958073">
                <text:p>0.0838626585958073</text:p>
              </table:table-cell>
              <table:table-cell office:value-type="float" office:value="0.188690981840566">
                <text:p>0.18869098184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339831814681947">
                <text:p>0.339831814681947</text:p>
              </table:table-cell>
              <table:table-cell office:value-type="float" office:value="0.0209599534899627">
                <text:p>0.0209599534899627</text:p>
              </table:table-cell>
              <table:table-cell office:value-type="float" office:value="0.0838398139598509">
                <text:p>0.0838398139598509</text:p>
              </table:table-cell>
              <table:table-cell office:value-type="float" office:value="0.188639581409665">
                <text:p>0.188639581409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28380126496084">
                <text:p>0.28380126496084</text:p>
              </table:table-cell>
              <table:table-cell office:value-type="float" office:value="0.0209542423309736">
                <text:p>0.0209542423309736</text:p>
              </table:table-cell>
              <table:table-cell office:value-type="float" office:value="0.0838169693238945">
                <text:p>0.0838169693238945</text:p>
              </table:table-cell>
              <table:table-cell office:value-type="float" office:value="0.188588180978763">
                <text:p>0.1885881809787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245049375932815">
                <text:p>0.245049375932815</text:p>
              </table:table-cell>
              <table:table-cell office:value-type="float" office:value="0.0209485311719845">
                <text:p>0.0209485311719845</text:p>
              </table:table-cell>
              <table:table-cell office:value-type="float" office:value="0.0837941246879382">
                <text:p>0.0837941246879382</text:p>
              </table:table-cell>
              <table:table-cell office:value-type="float" office:value="0.188536780547861">
                <text:p>0.188536780547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204857766577419">
                <text:p>0.204857766577419</text:p>
              </table:table-cell>
              <table:table-cell office:value-type="float" office:value="0.0209428200129955">
                <text:p>0.0209428200129955</text:p>
              </table:table-cell>
              <table:table-cell office:value-type="float" office:value="0.0837712800519818">
                <text:p>0.0837712800519818</text:p>
              </table:table-cell>
              <table:table-cell office:value-type="float" office:value="0.188485380116959">
                <text:p>0.1884853801169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177546339435688">
                <text:p>0.177546339435688</text:p>
              </table:table-cell>
              <table:table-cell office:value-type="float" office:value="0.0209371088540064">
                <text:p>0.0209371088540064</text:p>
              </table:table-cell>
              <table:table-cell office:value-type="float" office:value="0.0837484354160254">
                <text:p>0.0837484354160254</text:p>
              </table:table-cell>
              <table:table-cell office:value-type="float" office:value="0.188433979686057">
                <text:p>0.1884339796860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10245794789946">
                <text:p>0.10245794789946</text:p>
              </table:table-cell>
              <table:table-cell office:value-type="float" office:value="0.0209313976950173">
                <text:p>0.0209313976950173</text:p>
              </table:table-cell>
              <table:table-cell office:value-type="float" office:value="0.0837255907800691">
                <text:p>0.0837255907800691</text:p>
              </table:table-cell>
              <table:table-cell office:value-type="float" office:value="0.188382579255155">
                <text:p>0.188382579255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766226719466564">
                <text:p>0.0766226719466564</text:p>
              </table:table-cell>
              <table:table-cell office:value-type="float" office:value="0.0209256865360282">
                <text:p>0.0209256865360282</text:p>
              </table:table-cell>
              <table:table-cell office:value-type="float" office:value="0.0837027461441127">
                <text:p>0.0837027461441127</text:p>
              </table:table-cell>
              <table:table-cell office:value-type="float" office:value="0.188331178824254">
                <text:p>0.188331178824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25413256260665">
                <text:p>0.025413256260665</text:p>
              </table:table-cell>
              <table:table-cell office:value-type="float" office:value="0.0209199753770391">
                <text:p>0.0209199753770391</text:p>
              </table:table-cell>
              <table:table-cell office:value-type="float" office:value="0.0836799015081564">
                <text:p>0.0836799015081564</text:p>
              </table:table-cell>
              <table:table-cell office:value-type="float" office:value="0.188279778393352">
                <text:p>0.188279778393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19518320789474">
                <text:p>-0.019518320789474</text:p>
              </table:table-cell>
              <table:table-cell office:value-type="float" office:value="0.02091426421805">
                <text:p>0.02091426421805</text:p>
              </table:table-cell>
              <table:table-cell office:value-type="float" office:value="0.0836570568722">
                <text:p>0.0836570568722</text:p>
              </table:table-cell>
              <table:table-cell office:value-type="float" office:value="0.18822837796245">
                <text:p>0.18822837796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514768670082581">
                <text:p>-0.0514768670082581</text:p>
              </table:table-cell>
              <table:table-cell office:value-type="float" office:value="0.0209085530590609">
                <text:p>0.0209085530590609</text:p>
              </table:table-cell>
              <table:table-cell office:value-type="float" office:value="0.0836342122362436">
                <text:p>0.0836342122362436</text:p>
              </table:table-cell>
              <table:table-cell office:value-type="float" office:value="0.188176977531548">
                <text:p>0.188176977531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0.113293458190722">
                <text:p>-0.113293458190722</text:p>
              </table:table-cell>
              <table:table-cell office:value-type="float" office:value="0.0209028419000718">
                <text:p>0.0209028419000718</text:p>
              </table:table-cell>
              <table:table-cell office:value-type="float" office:value="0.0836113676002873">
                <text:p>0.0836113676002873</text:p>
              </table:table-cell>
              <table:table-cell office:value-type="float" office:value="0.188125577100646">
                <text:p>0.1881255771006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0.181127409278164">
                <text:p>-0.181127409278164</text:p>
              </table:table-cell>
              <table:table-cell office:value-type="float" office:value="0.0208971307410827">
                <text:p>0.0208971307410827</text:p>
              </table:table-cell>
              <table:table-cell office:value-type="float" office:value="0.0835885229643309">
                <text:p>0.0835885229643309</text:p>
              </table:table-cell>
              <table:table-cell office:value-type="float" office:value="0.188074176669745">
                <text:p>0.188074176669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0.210778089129449">
                <text:p>-0.210778089129449</text:p>
              </table:table-cell>
              <table:table-cell office:value-type="float" office:value="0.0208914195820936">
                <text:p>0.0208914195820936</text:p>
              </table:table-cell>
              <table:table-cell office:value-type="float" office:value="0.0835656783283745">
                <text:p>0.0835656783283745</text:p>
              </table:table-cell>
              <table:table-cell office:value-type="float" office:value="0.188022776238843">
                <text:p>0.188022776238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0.259601603318689">
                <text:p>-0.259601603318689</text:p>
              </table:table-cell>
              <table:table-cell office:value-type="float" office:value="0.0208857084231045">
                <text:p>0.0208857084231045</text:p>
              </table:table-cell>
              <table:table-cell office:value-type="float" office:value="0.0835428336924182">
                <text:p>0.0835428336924182</text:p>
              </table:table-cell>
              <table:table-cell office:value-type="float" office:value="0.187971375807941">
                <text:p>0.187971375807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0.302947704129194">
                <text:p>-0.302947704129194</text:p>
              </table:table-cell>
              <table:table-cell office:value-type="float" office:value="0.0208799972641155">
                <text:p>0.0208799972641155</text:p>
              </table:table-cell>
              <table:table-cell office:value-type="float" office:value="0.0835199890564618">
                <text:p>0.0835199890564618</text:p>
              </table:table-cell>
              <table:table-cell office:value-type="float" office:value="0.187919975377039">
                <text:p>0.187919975377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0.335069526023325">
                <text:p>-0.335069526023325</text:p>
              </table:table-cell>
              <table:table-cell office:value-type="float" office:value="0.0208742861051264">
                <text:p>0.0208742861051264</text:p>
              </table:table-cell>
              <table:table-cell office:value-type="float" office:value="0.0834971444205055">
                <text:p>0.0834971444205055</text:p>
              </table:table-cell>
              <table:table-cell office:value-type="float" office:value="0.187868574946137">
                <text:p>0.187868574946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0.380298231055044">
                <text:p>-0.380298231055044</text:p>
              </table:table-cell>
              <table:table-cell office:value-type="float" office:value="0.0208685749461373">
                <text:p>0.0208685749461373</text:p>
              </table:table-cell>
              <table:table-cell office:value-type="float" office:value="0.0834742997845491">
                <text:p>0.0834742997845491</text:p>
              </table:table-cell>
              <table:table-cell office:value-type="float" office:value="0.187817174515235">
                <text:p>0.187817174515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0.426776859405506">
                <text:p>-0.426776859405506</text:p>
              </table:table-cell>
              <table:table-cell office:value-type="float" office:value="0.0208628637871482">
                <text:p>0.0208628637871482</text:p>
              </table:table-cell>
              <table:table-cell office:value-type="float" office:value="0.0834514551485927">
                <text:p>0.0834514551485927</text:p>
              </table:table-cell>
              <table:table-cell office:value-type="float" office:value="0.187765774084334">
                <text:p>0.187765774084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0.46784072510684">
                <text:p>-0.46784072510684</text:p>
              </table:table-cell>
              <table:table-cell office:value-type="float" office:value="0.0208571526281591">
                <text:p>0.0208571526281591</text:p>
              </table:table-cell>
              <table:table-cell office:value-type="float" office:value="0.0834286105126364">
                <text:p>0.0834286105126364</text:p>
              </table:table-cell>
              <table:table-cell office:value-type="float" office:value="0.187714373653432">
                <text:p>0.1877143736534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0.527824775130189">
                <text:p>-0.527824775130189</text:p>
              </table:table-cell>
              <table:table-cell office:value-type="float" office:value="0.02085144146917">
                <text:p>0.02085144146917</text:p>
              </table:table-cell>
              <table:table-cell office:value-type="float" office:value="0.08340576587668">
                <text:p>0.08340576587668</text:p>
              </table:table-cell>
              <table:table-cell office:value-type="float" office:value="0.18766297322253">
                <text:p>0.18766297322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0.581735812961555">
                <text:p>-0.581735812961555</text:p>
              </table:table-cell>
              <table:table-cell office:value-type="float" office:value="0.0208457303101809">
                <text:p>0.0208457303101809</text:p>
              </table:table-cell>
              <table:table-cell office:value-type="float" office:value="0.0833829212407236">
                <text:p>0.0833829212407236</text:p>
              </table:table-cell>
              <table:table-cell office:value-type="float" office:value="0.187611572791628">
                <text:p>0.187611572791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0.641375371133581">
                <text:p>-0.641375371133581</text:p>
              </table:table-cell>
              <table:table-cell office:value-type="float" office:value="0.0208400191511918">
                <text:p>0.0208400191511918</text:p>
              </table:table-cell>
              <table:table-cell office:value-type="float" office:value="0.0833600766047673">
                <text:p>0.0833600766047673</text:p>
              </table:table-cell>
              <table:table-cell office:value-type="float" office:value="0.187560172360726">
                <text:p>0.187560172360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0.671866432710976">
                <text:p>-0.671866432710976</text:p>
              </table:table-cell>
              <table:table-cell office:value-type="float" office:value="0.0208343079922027">
                <text:p>0.0208343079922027</text:p>
              </table:table-cell>
              <table:table-cell office:value-type="float" office:value="0.0833372319688109">
                <text:p>0.0833372319688109</text:p>
              </table:table-cell>
              <table:table-cell office:value-type="float" office:value="0.187508771929825">
                <text:p>0.1875087719298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0.733600691683774">
                <text:p>-0.733600691683774</text:p>
              </table:table-cell>
              <table:table-cell office:value-type="float" office:value="0.0208285968332136">
                <text:p>0.0208285968332136</text:p>
              </table:table-cell>
              <table:table-cell office:value-type="float" office:value="0.0833143873328546">
                <text:p>0.0833143873328546</text:p>
              </table:table-cell>
              <table:table-cell office:value-type="float" office:value="0.187457371498923">
                <text:p>0.187457371498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0.783406327788778">
                <text:p>-0.783406327788778</text:p>
              </table:table-cell>
              <table:table-cell office:value-type="float" office:value="0.0208228856742245">
                <text:p>0.0208228856742245</text:p>
              </table:table-cell>
              <table:table-cell office:value-type="float" office:value="0.0832915426968982">
                <text:p>0.0832915426968982</text:p>
              </table:table-cell>
              <table:table-cell office:value-type="float" office:value="0.187405971068021">
                <text:p>0.187405971068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0.821160470897368">
                <text:p>-0.821160470897368</text:p>
              </table:table-cell>
              <table:table-cell office:value-type="float" office:value="0.0208171745152355">
                <text:p>0.0208171745152355</text:p>
              </table:table-cell>
              <table:table-cell office:value-type="float" office:value="0.0832686980609418">
                <text:p>0.0832686980609418</text:p>
              </table:table-cell>
              <table:table-cell office:value-type="float" office:value="0.187354570637119">
                <text:p>0.187354570637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0.865101522686813">
                <text:p>-0.865101522686813</text:p>
              </table:table-cell>
              <table:table-cell office:value-type="float" office:value="0.0208114633562464">
                <text:p>0.0208114633562464</text:p>
              </table:table-cell>
              <table:table-cell office:value-type="float" office:value="0.0832458534249855">
                <text:p>0.0832458534249855</text:p>
              </table:table-cell>
              <table:table-cell office:value-type="float" office:value="0.187303170206217">
                <text:p>0.1873031702062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0.910644600557078">
                <text:p>-0.910644600557078</text:p>
              </table:table-cell>
              <table:table-cell office:value-type="float" office:value="0.0208057521972573">
                <text:p>0.0208057521972573</text:p>
              </table:table-cell>
              <table:table-cell office:value-type="float" office:value="0.0832230087890291">
                <text:p>0.0832230087890291</text:p>
              </table:table-cell>
              <table:table-cell office:value-type="float" office:value="0.187251769775316">
                <text:p>0.1872517697753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0.99306368657094">
                <text:p>-0.99306368657094</text:p>
              </table:table-cell>
              <table:table-cell office:value-type="float" office:value="0.0208000410382682">
                <text:p>0.0208000410382682</text:p>
              </table:table-cell>
              <table:table-cell office:value-type="float" office:value="0.0832001641530727">
                <text:p>0.0832001641530727</text:p>
              </table:table-cell>
              <table:table-cell office:value-type="float" office:value="0.187200369344414">
                <text:p>0.1872003693444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1.03837411930568">
                <text:p>-1.03837411930568</text:p>
              </table:table-cell>
              <table:table-cell office:value-type="float" office:value="0.0207943298792791">
                <text:p>0.0207943298792791</text:p>
              </table:table-cell>
              <table:table-cell office:value-type="float" office:value="0.0831773195171164">
                <text:p>0.0831773195171164</text:p>
              </table:table-cell>
              <table:table-cell office:value-type="float" office:value="0.187148968913512">
                <text:p>0.1871489689135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1.10884365371636">
                <text:p>-1.10884365371636</text:p>
              </table:table-cell>
              <table:table-cell office:value-type="float" office:value="0.02078861872029">
                <text:p>0.02078861872029</text:p>
              </table:table-cell>
              <table:table-cell office:value-type="float" office:value="0.08315447488116">
                <text:p>0.08315447488116</text:p>
              </table:table-cell>
              <table:table-cell office:value-type="float" office:value="0.18709756848261">
                <text:p>0.187097568482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1.1322280167079">
                <text:p>-1.1322280167079</text:p>
              </table:table-cell>
              <table:table-cell office:value-type="float" office:value="0.0207829075613009">
                <text:p>0.0207829075613009</text:p>
              </table:table-cell>
              <table:table-cell office:value-type="float" office:value="0.0831316302452037">
                <text:p>0.0831316302452037</text:p>
              </table:table-cell>
              <table:table-cell office:value-type="float" office:value="0.187046168051708">
                <text:p>0.187046168051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1.19124944632452">
                <text:p>-1.19124944632452</text:p>
              </table:table-cell>
              <table:table-cell office:value-type="float" office:value="0.0207771964023118">
                <text:p>0.0207771964023118</text:p>
              </table:table-cell>
              <table:table-cell office:value-type="float" office:value="0.0831087856092473">
                <text:p>0.0831087856092473</text:p>
              </table:table-cell>
              <table:table-cell office:value-type="float" office:value="0.186994767620806">
                <text:p>0.1869947676208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1.26454616624246">
                <text:p>-1.26454616624246</text:p>
              </table:table-cell>
              <table:table-cell office:value-type="float" office:value="0.0207714852433227">
                <text:p>0.0207714852433227</text:p>
              </table:table-cell>
              <table:table-cell office:value-type="float" office:value="0.0830859409732909">
                <text:p>0.0830859409732909</text:p>
              </table:table-cell>
              <table:table-cell office:value-type="float" office:value="0.186943367189905">
                <text:p>0.186943367189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1.31599741216918">
                <text:p>-1.31599741216918</text:p>
              </table:table-cell>
              <table:table-cell office:value-type="float" office:value="0.0207657740843336">
                <text:p>0.0207657740843336</text:p>
              </table:table-cell>
              <table:table-cell office:value-type="float" office:value="0.0830630963373346">
                <text:p>0.0830630963373346</text:p>
              </table:table-cell>
              <table:table-cell office:value-type="float" office:value="0.186891966759003">
                <text:p>0.186891966759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1.38458643869045">
                <text:p>-1.38458643869045</text:p>
              </table:table-cell>
              <table:table-cell office:value-type="float" office:value="0.0207600629253445">
                <text:p>0.0207600629253445</text:p>
              </table:table-cell>
              <table:table-cell office:value-type="float" office:value="0.0830402517013782">
                <text:p>0.0830402517013782</text:p>
              </table:table-cell>
              <table:table-cell office:value-type="float" office:value="0.186840566328101">
                <text:p>0.186840566328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1.45895939501221">
                <text:p>-1.45895939501221</text:p>
              </table:table-cell>
              <table:table-cell office:value-type="float" office:value="0.0207543517663555">
                <text:p>0.0207543517663555</text:p>
              </table:table-cell>
              <table:table-cell office:value-type="float" office:value="0.0830174070654218">
                <text:p>0.0830174070654218</text:p>
              </table:table-cell>
              <table:table-cell office:value-type="float" office:value="0.186789165897199">
                <text:p>0.186789165897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1.5430509988143">
                <text:p>-1.5430509988143</text:p>
              </table:table-cell>
              <table:table-cell office:value-type="float" office:value="0.0207486406073664">
                <text:p>0.0207486406073664</text:p>
              </table:table-cell>
              <table:table-cell office:value-type="float" office:value="0.0829945624294655">
                <text:p>0.0829945624294655</text:p>
              </table:table-cell>
              <table:table-cell office:value-type="float" office:value="0.186737765466297">
                <text:p>0.186737765466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1.58063969949606">
                <text:p>-1.58063969949606</text:p>
              </table:table-cell>
              <table:table-cell office:value-type="float" office:value="0.0207429294483773">
                <text:p>0.0207429294483773</text:p>
              </table:table-cell>
              <table:table-cell office:value-type="float" office:value="0.0829717177935091">
                <text:p>0.0829717177935091</text:p>
              </table:table-cell>
              <table:table-cell office:value-type="float" office:value="0.186686365035396">
                <text:p>0.186686365035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1.64049662189303">
                <text:p>-1.64049662189303</text:p>
              </table:table-cell>
              <table:table-cell office:value-type="float" office:value="0.0207372182893882">
                <text:p>0.0207372182893882</text:p>
              </table:table-cell>
              <table:table-cell office:value-type="float" office:value="0.0829488731575528">
                <text:p>0.0829488731575528</text:p>
              </table:table-cell>
              <table:table-cell office:value-type="float" office:value="0.186634964604494">
                <text:p>0.186634964604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1.69673640955018">
                <text:p>-1.69673640955018</text:p>
              </table:table-cell>
              <table:table-cell office:value-type="float" office:value="0.0207315071303991">
                <text:p>0.0207315071303991</text:p>
              </table:table-cell>
              <table:table-cell office:value-type="float" office:value="0.0829260285215964">
                <text:p>0.0829260285215964</text:p>
              </table:table-cell>
              <table:table-cell office:value-type="float" office:value="0.186583564173592">
                <text:p>0.186583564173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1.78395512540529">
                <text:p>-1.78395512540529</text:p>
              </table:table-cell>
              <table:table-cell office:value-type="float" office:value="0.02072579597141">
                <text:p>0.02072579597141</text:p>
              </table:table-cell>
              <table:table-cell office:value-type="float" office:value="0.08290318388564">
                <text:p>0.08290318388564</text:p>
              </table:table-cell>
              <table:table-cell office:value-type="float" office:value="0.18653216374269">
                <text:p>0.186532163742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1.87183089979907">
                <text:p>-1.87183089979907</text:p>
              </table:table-cell>
              <table:table-cell office:value-type="float" office:value="0.0207200848124209">
                <text:p>0.0207200848124209</text:p>
              </table:table-cell>
              <table:table-cell office:value-type="float" office:value="0.0828803392496837">
                <text:p>0.0828803392496837</text:p>
              </table:table-cell>
              <table:table-cell office:value-type="float" office:value="0.186480763311788">
                <text:p>0.1864807633117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1.93665387862193">
                <text:p>-1.93665387862193</text:p>
              </table:table-cell>
              <table:table-cell office:value-type="float" office:value="0.0207143736534318">
                <text:p>0.0207143736534318</text:p>
              </table:table-cell>
              <table:table-cell office:value-type="float" office:value="0.0828574946137273">
                <text:p>0.0828574946137273</text:p>
              </table:table-cell>
              <table:table-cell office:value-type="float" office:value="0.186429362880886">
                <text:p>0.1864293628808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2.01401293660121">
                <text:p>-2.01401293660121</text:p>
              </table:table-cell>
              <table:table-cell office:value-type="float" office:value="0.0207086624944427">
                <text:p>0.0207086624944427</text:p>
              </table:table-cell>
              <table:table-cell office:value-type="float" office:value="0.082834649977771">
                <text:p>0.082834649977771</text:p>
              </table:table-cell>
              <table:table-cell office:value-type="float" office:value="0.186377962449985">
                <text:p>0.186377962449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2.10656160854119">
                <text:p>-2.10656160854119</text:p>
              </table:table-cell>
              <table:table-cell office:value-type="float" office:value="0.0207029513354536">
                <text:p>0.0207029513354536</text:p>
              </table:table-cell>
              <table:table-cell office:value-type="float" office:value="0.0828118053418146">
                <text:p>0.0828118053418146</text:p>
              </table:table-cell>
              <table:table-cell office:value-type="float" office:value="0.186326562019083">
                <text:p>0.186326562019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2.19946985699484">
                <text:p>-2.19946985699484</text:p>
              </table:table-cell>
              <table:table-cell office:value-type="float" office:value="0.0206972401764645">
                <text:p>0.0206972401764645</text:p>
              </table:table-cell>
              <table:table-cell office:value-type="float" office:value="0.0827889607058582">
                <text:p>0.0827889607058582</text:p>
              </table:table-cell>
              <table:table-cell office:value-type="float" office:value="0.186275161588181">
                <text:p>0.1862751615881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2.28511747720168">
                <text:p>-2.28511747720168</text:p>
              </table:table-cell>
              <table:table-cell office:value-type="float" office:value="0.0206915290174755">
                <text:p>0.0206915290174755</text:p>
              </table:table-cell>
              <table:table-cell office:value-type="float" office:value="0.0827661160699019">
                <text:p>0.0827661160699019</text:p>
              </table:table-cell>
              <table:table-cell office:value-type="float" office:value="0.186223761157279">
                <text:p>0.186223761157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2.36436720195699">
                <text:p>-2.36436720195699</text:p>
              </table:table-cell>
              <table:table-cell office:value-type="float" office:value="0.0206858178584864">
                <text:p>0.0206858178584864</text:p>
              </table:table-cell>
              <table:table-cell office:value-type="float" office:value="0.0827432714339455">
                <text:p>0.0827432714339455</text:p>
              </table:table-cell>
              <table:table-cell office:value-type="float" office:value="0.186172360726377">
                <text:p>0.186172360726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2.44769725006867">
                <text:p>-2.44769725006867</text:p>
              </table:table-cell>
              <table:table-cell office:value-type="float" office:value="0.0206801066994973">
                <text:p>0.0206801066994973</text:p>
              </table:table-cell>
              <table:table-cell office:value-type="float" office:value="0.0827204267979891">
                <text:p>0.0827204267979891</text:p>
              </table:table-cell>
              <table:table-cell office:value-type="float" office:value="0.186120960295476">
                <text:p>0.186120960295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2.51225556545775">
                <text:p>-2.51225556545775</text:p>
              </table:table-cell>
              <table:table-cell office:value-type="float" office:value="0.0206743955405082">
                <text:p>0.0206743955405082</text:p>
              </table:table-cell>
              <table:table-cell office:value-type="float" office:value="0.0826975821620328">
                <text:p>0.0826975821620328</text:p>
              </table:table-cell>
              <table:table-cell office:value-type="float" office:value="0.186069559864574">
                <text:p>0.1860695598645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2.64201153793617">
                <text:p>-2.64201153793617</text:p>
              </table:table-cell>
              <table:table-cell office:value-type="float" office:value="0.0206686843815191">
                <text:p>0.0206686843815191</text:p>
              </table:table-cell>
              <table:table-cell office:value-type="float" office:value="0.0826747375260764">
                <text:p>0.0826747375260764</text:p>
              </table:table-cell>
              <table:table-cell office:value-type="float" office:value="0.186018159433672">
                <text:p>0.1860181594336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2.74615831114593">
                <text:p>-2.74615831114593</text:p>
              </table:table-cell>
              <table:table-cell office:value-type="float" office:value="0.02066297322253">
                <text:p>0.02066297322253</text:p>
              </table:table-cell>
              <table:table-cell office:value-type="float" office:value="0.08265189289012">
                <text:p>0.08265189289012</text:p>
              </table:table-cell>
              <table:table-cell office:value-type="float" office:value="0.18596675900277">
                <text:p>0.18596675900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2.85766921580363">
                <text:p>-2.85766921580363</text:p>
              </table:table-cell>
              <table:table-cell office:value-type="float" office:value="0.0206572620635409">
                <text:p>0.0206572620635409</text:p>
              </table:table-cell>
              <table:table-cell office:value-type="float" office:value="0.0826290482541637">
                <text:p>0.0826290482541637</text:p>
              </table:table-cell>
              <table:table-cell office:value-type="float" office:value="0.185915358571868">
                <text:p>0.1859153585718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2.95814396372965">
                <text:p>-2.95814396372965</text:p>
              </table:table-cell>
              <table:table-cell office:value-type="float" office:value="0.0206515509045518">
                <text:p>0.0206515509045518</text:p>
              </table:table-cell>
              <table:table-cell office:value-type="float" office:value="0.0826062036182073">
                <text:p>0.0826062036182073</text:p>
              </table:table-cell>
              <table:table-cell office:value-type="float" office:value="0.185863958140966">
                <text:p>0.1858639581409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3.05909354252215">
                <text:p>-3.05909354252215</text:p>
              </table:table-cell>
              <table:table-cell office:value-type="float" office:value="0.0206458397455627">
                <text:p>0.0206458397455627</text:p>
              </table:table-cell>
              <table:table-cell office:value-type="float" office:value="0.082583358982251">
                <text:p>0.082583358982251</text:p>
              </table:table-cell>
              <table:table-cell office:value-type="float" office:value="0.185812557710065">
                <text:p>0.185812557710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3.18426876853989">
                <text:p>-3.18426876853989</text:p>
              </table:table-cell>
              <table:table-cell office:value-type="float" office:value="0.0206401285865736">
                <text:p>0.0206401285865736</text:p>
              </table:table-cell>
              <table:table-cell office:value-type="float" office:value="0.0825605143462946">
                <text:p>0.0825605143462946</text:p>
              </table:table-cell>
              <table:table-cell office:value-type="float" office:value="0.185761157279163">
                <text:p>0.1857611572791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3.28712086827283">
                <text:p>-3.28712086827283</text:p>
              </table:table-cell>
              <table:table-cell office:value-type="float" office:value="0.0206344174275846">
                <text:p>0.0206344174275846</text:p>
              </table:table-cell>
              <table:table-cell office:value-type="float" office:value="0.0825376697103382">
                <text:p>0.0825376697103382</text:p>
              </table:table-cell>
              <table:table-cell office:value-type="float" office:value="0.185709756848261">
                <text:p>0.185709756848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3.42090269914972">
                <text:p>-3.42090269914972</text:p>
              </table:table-cell>
              <table:table-cell office:value-type="float" office:value="0.0206287062685955">
                <text:p>0.0206287062685955</text:p>
              </table:table-cell>
              <table:table-cell office:value-type="float" office:value="0.0825148250743819">
                <text:p>0.0825148250743819</text:p>
              </table:table-cell>
              <table:table-cell office:value-type="float" office:value="0.185658356417359">
                <text:p>0.1856583564173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3.54677192684326">
                <text:p>-3.54677192684326</text:p>
              </table:table-cell>
              <table:table-cell office:value-type="float" office:value="0.0206229951096064">
                <text:p>0.0206229951096064</text:p>
              </table:table-cell>
              <table:table-cell office:value-type="float" office:value="0.0824919804384255">
                <text:p>0.0824919804384255</text:p>
              </table:table-cell>
              <table:table-cell office:value-type="float" office:value="0.185606955986457">
                <text:p>0.185606955986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3.65513363201121">
                <text:p>-3.65513363201121</text:p>
              </table:table-cell>
              <table:table-cell office:value-type="float" office:value="0.0206172839506173">
                <text:p>0.0206172839506173</text:p>
              </table:table-cell>
              <table:table-cell office:value-type="float" office:value="0.0824691358024691">
                <text:p>0.0824691358024691</text:p>
              </table:table-cell>
              <table:table-cell office:value-type="float" office:value="0.185555555555556">
                <text:p>0.18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3.80279405654295">
                <text:p>-3.80279405654295</text:p>
              </table:table-cell>
              <table:table-cell office:value-type="float" office:value="0.0206115727916282">
                <text:p>0.0206115727916282</text:p>
              </table:table-cell>
              <table:table-cell office:value-type="float" office:value="0.0824462911665128">
                <text:p>0.0824462911665128</text:p>
              </table:table-cell>
              <table:table-cell office:value-type="float" office:value="0.185504155124654">
                <text:p>0.185504155124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3.94881433614501">
                <text:p>-3.94881433614501</text:p>
              </table:table-cell>
              <table:table-cell office:value-type="float" office:value="0.0206058616326391">
                <text:p>0.0206058616326391</text:p>
              </table:table-cell>
              <table:table-cell office:value-type="float" office:value="0.0824234465305564">
                <text:p>0.0824234465305564</text:p>
              </table:table-cell>
              <table:table-cell office:value-type="float" office:value="0.185452754693752">
                <text:p>0.1854527546937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4.10796510766688">
                <text:p>-4.10796510766688</text:p>
              </table:table-cell>
              <table:table-cell office:value-type="float" office:value="0.02060015047365">
                <text:p>0.02060015047365</text:p>
              </table:table-cell>
              <table:table-cell office:value-type="float" office:value="0.0824006018946001">
                <text:p>0.0824006018946001</text:p>
              </table:table-cell>
              <table:table-cell office:value-type="float" office:value="0.18540135426285">
                <text:p>0.185401354262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4.25753688612769">
                <text:p>-4.25753688612769</text:p>
              </table:table-cell>
              <table:table-cell office:value-type="float" office:value="0.0205944393146609">
                <text:p>0.0205944393146609</text:p>
              </table:table-cell>
              <table:table-cell office:value-type="float" office:value="0.0823777572586437">
                <text:p>0.0823777572586437</text:p>
              </table:table-cell>
              <table:table-cell office:value-type="float" office:value="0.185349953831948">
                <text:p>0.1853499538319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4.41373183260511">
                <text:p>-4.41373183260511</text:p>
              </table:table-cell>
              <table:table-cell office:value-type="float" office:value="0.0205887281556718">
                <text:p>0.0205887281556718</text:p>
              </table:table-cell>
              <table:table-cell office:value-type="float" office:value="0.0823549126226873">
                <text:p>0.0823549126226873</text:p>
              </table:table-cell>
              <table:table-cell office:value-type="float" office:value="0.185298553401047">
                <text:p>0.1852985534010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4.62163556279956">
                <text:p>-4.62163556279956</text:p>
              </table:table-cell>
              <table:table-cell office:value-type="float" office:value="0.0205830169966827">
                <text:p>0.0205830169966827</text:p>
              </table:table-cell>
              <table:table-cell office:value-type="float" office:value="0.082332067986731">
                <text:p>0.082332067986731</text:p>
              </table:table-cell>
              <table:table-cell office:value-type="float" office:value="0.185247152970145">
                <text:p>0.185247152970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4.78240641985742">
                <text:p>-4.78240641985742</text:p>
              </table:table-cell>
              <table:table-cell office:value-type="float" office:value="0.0205773058376937">
                <text:p>0.0205773058376937</text:p>
              </table:table-cell>
              <table:table-cell office:value-type="float" office:value="0.0823092233507746">
                <text:p>0.0823092233507746</text:p>
              </table:table-cell>
              <table:table-cell office:value-type="float" office:value="0.185195752539243">
                <text:p>0.1851957525392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4.94698712475864">
                <text:p>-4.94698712475864</text:p>
              </table:table-cell>
              <table:table-cell office:value-type="float" office:value="0.0205715946787046">
                <text:p>0.0205715946787046</text:p>
              </table:table-cell>
              <table:table-cell office:value-type="float" office:value="0.0822863787148182">
                <text:p>0.0822863787148182</text:p>
              </table:table-cell>
              <table:table-cell office:value-type="float" office:value="0.185144352108341">
                <text:p>0.185144352108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5.12079452581331">
                <text:p>-5.12079452581331</text:p>
              </table:table-cell>
              <table:table-cell office:value-type="float" office:value="0.0205658835197155">
                <text:p>0.0205658835197155</text:p>
              </table:table-cell>
              <table:table-cell office:value-type="float" office:value="0.0822635340788619">
                <text:p>0.0822635340788619</text:p>
              </table:table-cell>
              <table:table-cell office:value-type="float" office:value="0.185092951677439">
                <text:p>0.1850929516774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5.3578479714941">
                <text:p>-5.3578479714941</text:p>
              </table:table-cell>
              <table:table-cell office:value-type="float" office:value="0.0205601723607264">
                <text:p>0.0205601723607264</text:p>
              </table:table-cell>
              <table:table-cell office:value-type="float" office:value="0.0822406894429055">
                <text:p>0.0822406894429055</text:p>
              </table:table-cell>
              <table:table-cell office:value-type="float" office:value="0.185041551246537">
                <text:p>0.185041551246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5.5581987152103">
                <text:p>-5.5581987152103</text:p>
              </table:table-cell>
              <table:table-cell office:value-type="float" office:value="0.0205544612017373">
                <text:p>0.0205544612017373</text:p>
              </table:table-cell>
              <table:table-cell office:value-type="float" office:value="0.0822178448069491">
                <text:p>0.0822178448069491</text:p>
              </table:table-cell>
              <table:table-cell office:value-type="float" office:value="0.184990150815636">
                <text:p>0.1849901508156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5.76285592463878">
                <text:p>-5.76285592463878</text:p>
              </table:table-cell>
              <table:table-cell office:value-type="float" office:value="0.0205487500427482">
                <text:p>0.0205487500427482</text:p>
              </table:table-cell>
              <table:table-cell office:value-type="float" office:value="0.0821950001709928">
                <text:p>0.0821950001709928</text:p>
              </table:table-cell>
              <table:table-cell office:value-type="float" office:value="0.184938750384734">
                <text:p>0.1849387503847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6.02286458484476">
                <text:p>-6.02286458484476</text:p>
              </table:table-cell>
              <table:table-cell office:value-type="float" office:value="0.0205430388837591">
                <text:p>0.0205430388837591</text:p>
              </table:table-cell>
              <table:table-cell office:value-type="float" office:value="0.0821721555350364">
                <text:p>0.0821721555350364</text:p>
              </table:table-cell>
              <table:table-cell office:value-type="float" office:value="0.184887349953832">
                <text:p>0.1848873499538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6.28546776167305">
                <text:p>-6.28546776167305</text:p>
              </table:table-cell>
              <table:table-cell office:value-type="float" office:value="0.02053732772477">
                <text:p>0.02053732772477</text:p>
              </table:table-cell>
              <table:table-cell office:value-type="float" office:value="0.0821493108990801">
                <text:p>0.0821493108990801</text:p>
              </table:table-cell>
              <table:table-cell office:value-type="float" office:value="0.18483594952293">
                <text:p>0.184835949522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6.52847000007049">
                <text:p>-6.52847000007049</text:p>
              </table:table-cell>
              <table:table-cell office:value-type="float" office:value="0.0205316165657809">
                <text:p>0.0205316165657809</text:p>
              </table:table-cell>
              <table:table-cell office:value-type="float" office:value="0.0821264662631237">
                <text:p>0.0821264662631237</text:p>
              </table:table-cell>
              <table:table-cell office:value-type="float" office:value="0.184784549092028">
                <text:p>0.1847845490920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6.79838826770711">
                <text:p>-6.79838826770711</text:p>
              </table:table-cell>
              <table:table-cell office:value-type="float" office:value="0.0205259054067918">
                <text:p>0.0205259054067918</text:p>
              </table:table-cell>
              <table:table-cell office:value-type="float" office:value="0.0821036216271673">
                <text:p>0.0821036216271673</text:p>
              </table:table-cell>
              <table:table-cell office:value-type="float" office:value="0.184733148661127">
                <text:p>0.184733148661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7.08170754100709">
                <text:p>-7.08170754100709</text:p>
              </table:table-cell>
              <table:table-cell office:value-type="float" office:value="0.0205201942478027">
                <text:p>0.0205201942478027</text:p>
              </table:table-cell>
              <table:table-cell office:value-type="float" office:value="0.082080776991211">
                <text:p>0.082080776991211</text:p>
              </table:table-cell>
              <table:table-cell office:value-type="float" office:value="0.184681748230225">
                <text:p>0.184681748230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7.40892486440722">
                <text:p>-7.40892486440722</text:p>
              </table:table-cell>
              <table:table-cell office:value-type="float" office:value="0.0205144830888137">
                <text:p>0.0205144830888137</text:p>
              </table:table-cell>
              <table:table-cell office:value-type="float" office:value="0.0820579323552546">
                <text:p>0.0820579323552546</text:p>
              </table:table-cell>
              <table:table-cell office:value-type="float" office:value="0.184630347799323">
                <text:p>0.1846303477993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7.74683334564801">
                <text:p>-7.74683334564801</text:p>
              </table:table-cell>
              <table:table-cell office:value-type="float" office:value="0.0205087719298246">
                <text:p>0.0205087719298246</text:p>
              </table:table-cell>
              <table:table-cell office:value-type="float" office:value="0.0820350877192982">
                <text:p>0.0820350877192982</text:p>
              </table:table-cell>
              <table:table-cell office:value-type="float" office:value="0.184578947368421">
                <text:p>0.1845789473684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8.04640582153761">
                <text:p>-8.04640582153761</text:p>
              </table:table-cell>
              <table:table-cell office:value-type="float" office:value="0.0205030607708355">
                <text:p>0.0205030607708355</text:p>
              </table:table-cell>
              <table:table-cell office:value-type="float" office:value="0.0820122430833419">
                <text:p>0.0820122430833419</text:p>
              </table:table-cell>
              <table:table-cell office:value-type="float" office:value="0.184527546937519">
                <text:p>0.1845275469375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8.39429184148411">
                <text:p>-8.39429184148411</text:p>
              </table:table-cell>
              <table:table-cell office:value-type="float" office:value="0.0204973496118464">
                <text:p>0.0204973496118464</text:p>
              </table:table-cell>
              <table:table-cell office:value-type="float" office:value="0.0819893984473855">
                <text:p>0.0819893984473855</text:p>
              </table:table-cell>
              <table:table-cell office:value-type="float" office:value="0.184476146506617">
                <text:p>0.1844761465066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8.85773580861947">
                <text:p>-8.85773580861947</text:p>
              </table:table-cell>
              <table:table-cell office:value-type="float" office:value="0.0204916384528573">
                <text:p>0.0204916384528573</text:p>
              </table:table-cell>
              <table:table-cell office:value-type="float" office:value="0.0819665538114292">
                <text:p>0.0819665538114292</text:p>
              </table:table-cell>
              <table:table-cell office:value-type="float" office:value="0.184424746075716">
                <text:p>0.184424746075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9.15576749589094">
                <text:p>-9.15576749589094</text:p>
              </table:table-cell>
              <table:table-cell office:value-type="float" office:value="0.0204859272938682">
                <text:p>0.0204859272938682</text:p>
              </table:table-cell>
              <table:table-cell office:value-type="float" office:value="0.0819437091754728">
                <text:p>0.0819437091754728</text:p>
              </table:table-cell>
              <table:table-cell office:value-type="float" office:value="0.184373345644814">
                <text:p>0.1843733456448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9.65101736767527">
                <text:p>-9.65101736767527</text:p>
              </table:table-cell>
              <table:table-cell office:value-type="float" office:value="0.0204802161348791">
                <text:p>0.0204802161348791</text:p>
              </table:table-cell>
              <table:table-cell office:value-type="float" office:value="0.0819208645395164">
                <text:p>0.0819208645395164</text:p>
              </table:table-cell>
              <table:table-cell office:value-type="float" office:value="0.184321945213912">
                <text:p>0.1843219452139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10.1468033111562">
                <text:p>-10.1468033111562</text:p>
              </table:table-cell>
              <table:table-cell office:value-type="float" office:value="0.02047450497589">
                <text:p>0.02047450497589</text:p>
              </table:table-cell>
              <table:table-cell office:value-type="float" office:value="0.0818980199035601">
                <text:p>0.0818980199035601</text:p>
              </table:table-cell>
              <table:table-cell office:value-type="float" office:value="0.18427054478301">
                <text:p>0.184270544783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10.484719882939">
                <text:p>-10.484719882939</text:p>
              </table:table-cell>
              <table:table-cell office:value-type="float" office:value="0.0204687938169009">
                <text:p>0.0204687938169009</text:p>
              </table:table-cell>
              <table:table-cell office:value-type="float" office:value="0.0818751752676037">
                <text:p>0.0818751752676037</text:p>
              </table:table-cell>
              <table:table-cell office:value-type="float" office:value="0.184219144352108">
                <text:p>0.184219144352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11.3171655636683">
                <text:p>-11.3171655636683</text:p>
              </table:table-cell>
              <table:table-cell office:value-type="float" office:value="0.0204630826579118">
                <text:p>0.0204630826579118</text:p>
              </table:table-cell>
              <table:table-cell office:value-type="float" office:value="0.0818523306316473">
                <text:p>0.0818523306316473</text:p>
              </table:table-cell>
              <table:table-cell office:value-type="float" office:value="0.184167743921207">
                <text:p>0.184167743921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11.8248857169044">
                <text:p>-11.8248857169044</text:p>
              </table:table-cell>
              <table:table-cell office:value-type="float" office:value="0.0204573714989227">
                <text:p>0.0204573714989227</text:p>
              </table:table-cell>
              <table:table-cell office:value-type="float" office:value="0.081829485995691">
                <text:p>0.081829485995691</text:p>
              </table:table-cell>
              <table:table-cell office:value-type="float" office:value="0.184116343490305">
                <text:p>0.1841163434903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12.6527692277617">
                <text:p>-12.6527692277617</text:p>
              </table:table-cell>
              <table:table-cell office:value-type="float" office:value="0.0204516603399337">
                <text:p>0.0204516603399337</text:p>
              </table:table-cell>
              <table:table-cell office:value-type="float" office:value="0.0818066413597346">
                <text:p>0.0818066413597346</text:p>
              </table:table-cell>
              <table:table-cell office:value-type="float" office:value="0.184064943059403">
                <text:p>0.1840649430594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13.2977656404211">
                <text:p>-13.2977656404211</text:p>
              </table:table-cell>
              <table:table-cell office:value-type="float" office:value="0.0204459491809446">
                <text:p>0.0204459491809446</text:p>
              </table:table-cell>
              <table:table-cell office:value-type="float" office:value="0.0817837967237783">
                <text:p>0.0817837967237783</text:p>
              </table:table-cell>
              <table:table-cell office:value-type="float" office:value="0.184013542628501">
                <text:p>0.1840135426285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14.2859127326723">
                <text:p>-14.2859127326723</text:p>
              </table:table-cell>
              <table:table-cell office:value-type="float" office:value="0.0204402380219555">
                <text:p>0.0204402380219555</text:p>
              </table:table-cell>
              <table:table-cell office:value-type="float" office:value="0.0817609520878219">
                <text:p>0.0817609520878219</text:p>
              </table:table-cell>
              <table:table-cell office:value-type="float" office:value="0.183962142197599">
                <text:p>0.183962142197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15.3394128853218">
                <text:p>-15.3394128853218</text:p>
              </table:table-cell>
              <table:table-cell office:value-type="float" office:value="0.0204345268629664">
                <text:p>0.0204345268629664</text:p>
              </table:table-cell>
              <table:table-cell office:value-type="float" office:value="0.0817381074518656">
                <text:p>0.0817381074518656</text:p>
              </table:table-cell>
              <table:table-cell office:value-type="float" office:value="0.183910741766698">
                <text:p>0.183910741766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16.4608967694675">
                <text:p>-16.4608967694675</text:p>
              </table:table-cell>
              <table:table-cell office:value-type="float" office:value="0.0204288157039773">
                <text:p>0.0204288157039773</text:p>
              </table:table-cell>
              <table:table-cell office:value-type="float" office:value="0.0817152628159092">
                <text:p>0.0817152628159092</text:p>
              </table:table-cell>
              <table:table-cell office:value-type="float" office:value="0.183859341335796">
                <text:p>0.1838593413357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17.9944501101242">
                <text:p>-17.9944501101242</text:p>
              </table:table-cell>
              <table:table-cell office:value-type="float" office:value="0.0204231045449882">
                <text:p>0.0204231045449882</text:p>
              </table:table-cell>
              <table:table-cell office:value-type="float" office:value="0.0816924181799528">
                <text:p>0.0816924181799528</text:p>
              </table:table-cell>
              <table:table-cell office:value-type="float" office:value="0.183807940904894">
                <text:p>0.183807940904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